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4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Lucida Sans" svg:font-family="'Lucida Sans'" style:font-pitch="variable" style:font-charset="x-symbol"/>
    <style:font-face style:name="OpenSymbol1" svg:font-family="OpenSymbol" style:font-pitch="variable" style:font-charset="x-symbol"/>
    <style:font-face style:name="SimSun2" svg:font-family="SimSun" style:font-pitch="variable" style:font-charset="x-symbol"/>
    <style:font-face style:name="Times New Roman3" svg:font-family="'Times New Roman'" style:font-pitch="variable" style:font-charset="x-symbol"/>
    <style:font-face style:name="Wingdings2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Times New Roman2" svg:font-family="'Times New Roman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3" svg:font-family="SimSun" style:font-family-generic="system" style:font-pitch="variable" style:font-charset="x-symbol"/>
    <style:font-face style:name="OpenSymbol" svg:font-family="OpenSymbol"/>
    <style:font-face style:name="Tahoma2" svg:font-family="Tahoma"/>
    <style:font-face style:name="Wingdings" svg:font-family="Wingdings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3" svg:font-family="'Lucida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863005"/>
    </style:style>
    <style:style style:name="P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90300d"/>
    </style:style>
    <style:style style:name="P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ec1f2"/>
    </style:style>
    <style:style style:name="P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8bae53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13b7d"/>
    </style:style>
    <style:style style:name="P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66e99"/>
    </style:style>
    <style:style style:name="P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268e0aa" officeooo:paragraph-rsid="0273bdf8"/>
    </style:style>
    <style:style style:name="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3" style:family="paragraph" style:parent-style-name="Header">
      <style:paragraph-properties fo:margin-left="0cm" fo:margin-right="0cm" fo:text-indent="0cm" style:auto-text-indent="false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2bcc5" officeooo:paragraph-rsid="0202bcc5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e4367" officeooo:paragraph-rsid="020e4367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4ea98" officeooo:paragraph-rsid="0204ea98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1fbd77d" officeooo:paragraph-rsid="01fbd77d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8825c" officeooo:paragraph-rsid="0208825c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0" style:family="paragraph" style:parent-style-name="Footer">
      <style:text-properties officeooo:paragraph-rsid="00863005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paragraph-rsid="00c384cf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6" style:family="paragraph" style:parent-style-name="Footer">
      <style:text-properties officeooo:paragraph-rsid="00d4df5c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paragraph-properties fo:text-align="start" style:justify-single-word="false"/>
      <style:text-properties officeooo:paragraph-rsid="00d4df5c"/>
    </style:style>
    <style:style style:name="P59" style:family="paragraph" style:parent-style-name="Footer">
      <style:paragraph-properties fo:text-align="start" style:justify-single-word="false"/>
      <style:text-properties officeooo:paragraph-rsid="0211dd7e"/>
    </style:style>
    <style:style style:name="P60" style:family="paragraph" style:parent-style-name="Footer">
      <style:text-properties officeooo:paragraph-rsid="030c4d7d"/>
    </style:style>
    <style:style style:name="P61" style:family="paragraph" style:parent-style-name="Footer">
      <style:text-properties officeooo:paragraph-rsid="008d016c"/>
    </style:style>
    <style:style style:name="P62" style:family="paragraph" style:parent-style-name="Footer">
      <style:text-properties officeooo:paragraph-rsid="010f7046"/>
    </style:style>
    <style:style style:name="P63" style:family="paragraph" style:parent-style-name="Footer">
      <style:text-properties officeooo:paragraph-rsid="01120261"/>
    </style:style>
    <style:style style:name="P64" style:family="paragraph" style:parent-style-name="Footer">
      <style:text-properties officeooo:rsid="0242edd8" officeooo:paragraph-rsid="0242edd8"/>
    </style:style>
    <style:style style:name="P65" style:family="paragraph" style:parent-style-name="Footer">
      <style:text-properties officeooo:paragraph-rsid="00a59a60"/>
    </style:style>
    <style:style style:name="P66" style:family="paragraph" style:parent-style-name="Footer">
      <style:text-properties officeooo:paragraph-rsid="004274bc"/>
    </style:style>
    <style:style style:name="P67" style:family="paragraph" style:parent-style-name="Footer">
      <style:text-properties officeooo:paragraph-rsid="00d8520c"/>
    </style:style>
    <style:style style:name="P68" style:family="paragraph" style:parent-style-name="Footer">
      <style:text-properties officeooo:paragraph-rsid="002aa84d"/>
    </style:style>
    <style:style style:name="P69" style:family="paragraph" style:parent-style-name="Footer">
      <style:text-properties officeooo:rsid="001f8a2d" officeooo:paragraph-rsid="00bd36bc"/>
    </style:style>
    <style:style style:name="P70" style:family="paragraph" style:parent-style-name="Footer">
      <style:text-properties officeooo:rsid="001f8a2d" officeooo:paragraph-rsid="002b33ed"/>
    </style:style>
    <style:style style:name="P71" style:family="paragraph" style:parent-style-name="Footer">
      <style:text-properties officeooo:rsid="011350d1" officeooo:paragraph-rsid="011350d1"/>
    </style:style>
    <style:style style:name="P72" style:family="paragraph" style:parent-style-name="Footer">
      <style:text-properties officeooo:rsid="0096b4e2" officeooo:paragraph-rsid="0096b4e2"/>
    </style:style>
    <style:style style:name="P73" style:family="paragraph" style:parent-style-name="Footer">
      <style:text-properties officeooo:paragraph-rsid="0096b4e2"/>
    </style:style>
    <style:style style:name="P74" style:family="paragraph" style:parent-style-name="Footer">
      <style:text-properties officeooo:paragraph-rsid="02a682f9"/>
    </style:style>
    <style:style style:name="P75" style:family="paragraph" style:parent-style-name="Header">
      <style:paragraph-properties fo:text-align="start" style:justify-single-word="false"/>
      <style:text-properties officeooo:paragraph-rsid="0289fb01"/>
    </style:style>
    <style:style style:name="P76" style:family="paragraph" style:parent-style-name="Header">
      <style:paragraph-properties fo:text-align="start" style:justify-single-word="false"/>
      <style:text-properties officeooo:paragraph-rsid="0211dd7e"/>
    </style:style>
    <style:style style:name="P77" style:family="paragraph" style:parent-style-name="Header">
      <style:paragraph-properties fo:text-align="start" style:justify-single-word="false"/>
      <style:text-properties officeooo:paragraph-rsid="02a56131"/>
    </style:style>
    <style:style style:name="P78" style:family="paragraph" style:parent-style-name="Header">
      <style:paragraph-properties fo:text-align="center" style:justify-single-word="false"/>
      <style:text-properties officeooo:paragraph-rsid="00ab054e"/>
    </style:style>
    <style:style style:name="P79" style:family="paragraph" style:parent-style-name="Header">
      <style:paragraph-properties fo:text-align="center" style:justify-single-word="false"/>
      <style:text-properties officeooo:paragraph-rsid="00c10aa6"/>
    </style:style>
    <style:style style:name="P8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1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7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impaire_20__28_D_29_">
      <style:text-properties officeooo:rsid="0277791e" officeooo:paragraph-rsid="0277791e"/>
    </style:style>
    <style:style style:name="P92" style:family="paragraph" style:parent-style-name="_5f_Header_20_G_20_page_20_impaire_20__28_D_29_">
      <style:text-properties officeooo:paragraph-rsid="01259ec2"/>
    </style:style>
    <style:style style:name="P93" style:family="paragraph" style:parent-style-name="_5f_Header_20_G_20_page_20_impaire_20__28_D_29_">
      <style:text-properties officeooo:paragraph-rsid="00c87b35"/>
    </style:style>
    <style:style style:name="P94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5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6" style:family="paragraph" style:parent-style-name="_5f_Header_20_G_20_page_20_paire_20__28_G_29_">
      <style:text-properties officeooo:paragraph-rsid="00eb2abc"/>
    </style:style>
    <style:style style:name="P97" style:family="paragraph" style:parent-style-name="_5f_Header_20_G_20_page_20_paire_20__28_G_29_">
      <style:paragraph-properties fo:text-align="start" style:justify-single-word="false"/>
    </style:style>
    <style:style style:name="P98" style:family="paragraph" style:parent-style-name="_5f_Header_20_G_20_page_20_paire_20__28_G_29_">
      <style:text-properties officeooo:paragraph-rsid="0334a5be"/>
    </style:style>
    <style:style style:name="P9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_5f_Paragraphe">
      <style:text-properties officeooo:paragraph-rsid="02910d57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6" style:family="paragraph" style:parent-style-name="_5f_Premier_5f_Titre_5f_Exercices_5f_avec_5f_Num_5f_Exo_5f_sans_5f_Titre" style:list-style-name="_5f_Numérotation_20_des_20_exercices" style:master-page-name="_32__5f_1_5f_SERIE_5f_N_5f_GAUCHE_5f_ET_5f_DROITE_5f_2COL">
      <style:paragraph-properties style:page-number="138" fo:break-before="auto" fo:break-after="auto"/>
    </style:style>
    <style:style style:name="P107" style:family="paragraph" style:parent-style-name="_5f_Titre_5f_Exercices_5f_sans_5f_Titre" style:list-style-name="_5f_Numérotation_20_des_20_exercices"/>
    <style:style style:name="P10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style:paragraph-properties fo:text-align="center"/>
    </style:style>
    <style:style style:name="P11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14" style:family="paragraph">
      <loext:graphic-properties draw:fill="solid" draw:fill-color="#7fb241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6" style:family="paragraph">
      <loext:graphic-properties draw:fill="solid" draw:fill-color="#d7e12c"/>
    </style:style>
    <style:style style:name="P117" style:family="paragraph">
      <loext:graphic-properties draw:fill="solid" draw:fill-color="#1ca2b8"/>
    </style:style>
    <style:style style:name="P11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19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5" style:family="paragraph">
      <loext:graphic-properties draw:fill="solid" draw:fill-color="#add9e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99cc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3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1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134" style:family="paragraph">
      <loext:graphic-properties draw:fill="none"/>
      <style:paragraph-properties fo:text-align="center"/>
    </style:style>
    <style:style style:name="P135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36" style:family="paragraph">
      <loext:graphic-properties draw:fill="solid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37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de9ad5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1ca2b8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d7e12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a9ce7b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9d0f89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style:paragraph-properties fo:margin-left="0cm" fo:margin-right="0cm" fo:margin-top="0cm" fo:margin-bottom="0cm" fo:line-height="100%" fo:text-indent="0cm" style:writing-mode="lr-tb"/>
    </style:style>
    <style:style style:name="P1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OpenSymbol1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1" fo:font-size="16pt" fo:font-style="normal" fo:text-shadow="none" fo:font-weight="bold" officeooo:rsid="00248e62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09206bf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09c03d7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274790a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2767d15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font-style="normal" fo:text-shadow="none" fo:font-weight="bold" officeooo:rsid="0334510d"/>
    </style:style>
    <style:style style:name="T52" style:family="text">
      <style:text-properties fo:font-variant="small-caps" fo:color="#1ca2b8" loext:opacity="100%" style:font-name="Bitstream Vera Sans1" fo:font-size="16pt" fo:font-style="normal" fo:text-shadow="none" fo:font-weight="bold" officeooo:rsid="0334a5be"/>
    </style:style>
    <style:style style:name="T53" style:family="text">
      <style:text-properties fo:font-variant="small-caps" fo:color="#1ca2b8" loext:opacity="100%" style:font-name="Bitstream Vera Sans1" fo:font-size="16pt" fo:font-style="normal" fo:text-shadow="none" fo:font-weight="bold" officeooo:rsid="038bc026"/>
    </style:style>
    <style:style style:name="T54" style:family="text">
      <style:text-properties fo:font-variant="small-caps" fo:color="#1ca2b8" loext:opacity="100%" style:font-name="Bitstream Vera Sans1" fo:font-size="16pt" fo:font-style="normal" fo:text-shadow="none" fo:font-weight="bold" officeooo:rsid="0386731d"/>
    </style:style>
    <style:style style:name="T55" style:family="text">
      <style:text-properties fo:font-variant="small-caps" fo:color="#1ca2b8" loext:opacity="100%" style:font-name="Bitstream Vera Sans1" fo:font-size="16pt" fo:font-style="normal" fo:text-shadow="none" fo:font-weight="bold" officeooo:rsid="0313166c"/>
    </style:style>
    <style:style style:name="T56" style:family="text">
      <style:text-properties fo:font-variant="small-caps" fo:color="#1ca2b8" loext:opacity="100%" style:font-name="Bitstream Vera Sans1" fo:font-size="16pt" fo:font-style="normal" fo:text-shadow="none" fo:font-weight="bold" officeooo:rsid="030f34d6"/>
    </style:style>
    <style:style style:name="T57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2" style:family="text">
      <style:text-properties fo:font-variant="small-caps" fo:color="#7fb241" loext:opacity="100%" style:font-name="Bitstream Vera Sans1" fo:font-size="16pt" fo:font-style="normal" fo:text-shadow="none" fo:font-weight="bold" officeooo:rsid="008d016c"/>
    </style:style>
    <style:style style:name="T63" style:family="text">
      <style:text-properties fo:font-variant="small-caps" fo:color="#7fb241" loext:opacity="100%" style:font-name="Bitstream Vera Sans1" fo:font-size="16pt" fo:font-style="normal" fo:text-shadow="none" fo:font-weight="bold" officeooo:rsid="016f3374"/>
    </style:style>
    <style:style style:name="T64" style:family="text">
      <style:text-properties fo:font-variant="small-caps" fo:color="#7fb241" loext:opacity="100%" style:font-name="Bitstream Vera Sans1" fo:font-size="16pt" fo:font-style="normal" fo:text-shadow="none" fo:font-weight="bold" officeooo:rsid="0177e18a"/>
    </style:style>
    <style:style style:name="T65" style:family="text">
      <style:text-properties fo:font-variant="small-caps" fo:color="#7fb241" loext:opacity="100%" style:font-name="Bitstream Vera Sans1" fo:font-size="16pt" fo:font-style="normal" fo:text-shadow="none" fo:font-weight="bold" officeooo:rsid="017f1451"/>
    </style:style>
    <style:style style:name="T66" style:family="text">
      <style:text-properties fo:font-variant="small-caps" fo:color="#7fb241" loext:opacity="100%" style:font-name="Bitstream Vera Sans1" fo:font-size="16pt" fo:font-style="normal" fo:text-shadow="none" fo:font-weight="bold" officeooo:rsid="020eb4a7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48" style:family="text">
      <style:text-properties officeooo:rsid="0160d7ef"/>
    </style:style>
    <style:style style:name="T149" style:family="text">
      <style:text-properties officeooo:rsid="0072f07f"/>
    </style:style>
    <style:style style:name="T150" style:family="text">
      <style:text-properties officeooo:rsid="026ec296"/>
    </style:style>
    <style:style style:name="T151" style:family="text">
      <style:text-properties officeooo:rsid="0272f9e5"/>
    </style:style>
    <style:style style:name="T152" style:family="text">
      <style:text-properties officeooo:rsid="02757f12"/>
    </style:style>
    <style:style style:name="T153" style:family="text">
      <style:text-properties officeooo:rsid="02735980"/>
    </style:style>
    <style:style style:name="T154" style:family="text">
      <style:text-properties officeooo:rsid="01b6dc57"/>
    </style:style>
    <style:style style:name="T155" style:family="text">
      <style:text-properties officeooo:rsid="00b5d2d1"/>
    </style:style>
    <style:style style:name="T156" style:family="text">
      <style:text-properties officeooo:rsid="015f088a"/>
    </style:style>
    <style:style style:name="T157" style:family="text">
      <style:text-properties officeooo:rsid="01f8729d"/>
    </style:style>
    <style:style style:name="T158" style:family="text">
      <style:text-properties officeooo:rsid="010c4d3a"/>
    </style:style>
    <style:style style:name="T159" style:family="text">
      <style:text-properties fo:font-size="16pt" style:font-size-asian="16pt" style:font-size-complex="16pt"/>
    </style:style>
    <style:style style:name="T160" style:family="text">
      <style:text-properties officeooo:rsid="00b6801f"/>
    </style:style>
    <style:style style:name="T161" style:family="text">
      <style:text-properties officeooo:rsid="0334a5be"/>
    </style:style>
    <style:style style:name="T162" style:family="text">
      <style:text-properties officeooo:rsid="0315af39"/>
    </style:style>
    <style:style style:name="T163" style:family="text">
      <style:text-properties officeooo:rsid="014407b5"/>
    </style:style>
    <style:style style:name="T164" style:family="text">
      <style:text-properties officeooo:rsid="008d016c"/>
    </style:style>
    <style:style style:name="T165" style:family="text">
      <style:text-properties officeooo:rsid="009e3fdd"/>
    </style:style>
    <style:style style:name="T166" style:family="text">
      <style:text-properties officeooo:rsid="00a4cf55"/>
    </style:style>
    <style:style style:name="T167" style:family="text">
      <style:text-properties officeooo:rsid="005a3fa8"/>
    </style:style>
    <style:style style:name="T168" style:family="text">
      <style:text-properties officeooo:rsid="00415f3a"/>
    </style:style>
    <style:style style:name="T169" style:family="text">
      <style:text-properties officeooo:rsid="00386ebd"/>
    </style:style>
    <style:style style:name="T170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a59a60"/>
    </style:style>
    <style:style style:name="T173" style:family="text">
      <style:text-properties officeooo:rsid="01fe03f2"/>
    </style:style>
    <style:style style:name="T174" style:family="text">
      <style:text-properties officeooo:rsid="0096b4e2"/>
    </style:style>
    <style:style style:name="T175" style:family="text">
      <style:text-properties officeooo:rsid="0032e83a"/>
    </style:style>
    <style:style style:name="T176" style:family="text">
      <style:text-properties officeooo:rsid="002b33ed"/>
    </style:style>
    <style:style style:name="T177" style:family="text">
      <style:text-properties officeooo:rsid="00a59037"/>
    </style:style>
    <style:style style:name="T178" style:family="text">
      <style:text-properties fo:color="#000000" loext:opacity="100%" style:text-outline="false" style:text-line-through-style="none" style:text-line-through-type="none" style:font-name="Wingdings" fo:font-size="12pt" fo:font-style="normal" fo:text-shadow="none" style:text-underline-style="none" fo:font-weight="normal" officeooo:rsid="0291bafc" style:letter-kerning="true" style:font-name-asian="OpenSymbol" style:font-size-asian="12pt" style:font-style-asian="normal" style:font-weight-asian="normal" style:font-name-complex="OpenSymbol" style:text-emphasize="none"/>
    </style:style>
    <style:style style:name="T17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291bafc" style:letter-kerning="true" style:font-name-asian="OpenSymbol" style:font-size-asian="12pt" style:font-style-asian="normal" style:font-weight-asian="normal" style:font-name-complex="OpenSymbol" style:text-emphasize="none"/>
    </style:style>
    <style:style style:name="T180" style:family="text">
      <style:text-properties style:font-name="OpenSymbol" officeooo:rsid="02930e84" style:font-name-asian="OpenSymbol" style:font-name-complex="OpenSymbol"/>
    </style:style>
    <style:style style:name="T181" style:family="text">
      <style:text-properties officeooo:rsid="02930e84" style:font-name-asian="OpenSymbol" style:font-name-complex="OpenSymbol"/>
    </style:style>
    <style:style style:name="T182" style:family="text"/>
    <style:style style:name="T183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4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85" style:family="text">
      <style:text-properties fo:font-variant="normal" fo:text-transform="none" fo:color="#000000" loext:opacity="100%" style:text-outline="false" style:text-line-through-style="none" style:text-line-through-type="none" style:font-name="Wingdings1" fo:font-size="12pt" fo:font-style="normal" fo:text-shadow="none" style:text-underline-style="none" fo:font-weight="normal" style:letter-kerning="true" style:font-name-asian="Wingdings1" style:font-size-asian="12pt" style:font-style-asian="normal" style:font-weight-asian="normal" style:font-name-complex="Wingding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loext:opacity="100%" style:text-outline="false" style:text-line-through-style="none" style:text-line-through-type="none" style:font-name="OpenSymbol1" fo:font-size="12pt" fo:font-style="normal" fo:text-shadow="none" style:text-underline-style="none" fo:font-weight="normal" style:letter-kerning="true" style:font-name-asian="Wingdings1" style:font-size-asian="12pt" style:font-style-asian="normal" style:font-weight-asian="normal" style:font-name-complex="Wingdings1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fo:margin-top="0.049cm" fo:margin-bottom="0.049cm" style:wrap="parallel" style:number-wrapped-paragraphs="no-limit" style:wrap-contour="false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tyle:run-through="foreground"/>
    </style:style>
    <style:style style:name="gr18" style:family="graphic">
      <style:graphic-properties draw:stroke="solid" draw:stroke-dash="Dashed_20__28_var_29__20_1" svg:stroke-width="0.03cm" svg:stroke-color="#000000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style:run-through="foreground"/>
    </style:style>
    <style:style style:name="gr19" style:family="graphic">
      <style:graphic-properties draw:stroke="solid" draw:stroke-dash="Dashed_20__28_var_29__20_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0" style:family="graphic">
      <style:graphic-properties draw:stroke="solid" draw:stroke-dash="Dashed_20__28_var_29__20_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1" style:family="graphic">
      <style:graphic-properties draw:stroke="solid" draw:stroke-dash="Dashed_20__28_var_29__20_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2" style:family="graphic">
      <style:graphic-properties draw:stroke="solid" draw:stroke-dash="Dashed_20__28_var_29__20_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3" style:family="graphic">
      <style:graphic-properties draw:stroke="solid" draw:stroke-dash="Dashed_20__28_var_29__20_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4" style:family="graphic">
      <style:graphic-properties draw:stroke="solid" draw:stroke-dash="Dashed_20__28_var_29__20_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5" style:family="graphic">
      <style:graphic-properties draw:stroke="solid" draw:stroke-dash="Dashed_20__28_var_29__20_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6" style:family="graphic">
      <style:graphic-properties draw:stroke="solid" draw:stroke-dash="Dashed_20__28_var_29__20_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7" style:family="graphic">
      <style:graphic-properties draw:stroke="solid" draw:stroke-dash="Dashed_20__28_var_29__20_1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8" style:family="graphic">
      <style:graphic-properties draw:stroke="solid" draw:stroke-dash="Dashed_20__28_var_29__20_1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9" style:family="graphic">
      <style:graphic-properties draw:stroke="solid" draw:stroke-dash="Dashed_20__28_var_29__20_1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0" style:family="graphic">
      <style:graphic-properties draw:stroke="solid" draw:stroke-dash="Dashed_20__28_var_29__20_1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1" style:family="graphic">
      <style:graphic-properties draw:stroke="solid" draw:stroke-dash="Dashed_20__28_var_29__20_1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2" style:family="graphic">
      <style:graphic-properties draw:stroke="solid" draw:stroke-dash="Dashed_20__28_var_29__20_1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3" style:family="graphic">
      <style:graphic-properties draw:stroke="solid" draw:stroke-dash="Dashed_20__28_var_29__20_1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4" style:family="graphic">
      <style:graphic-properties draw:stroke="solid" draw:stroke-dash="Dashed_20__28_var_29__20_1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5" style:family="graphic">
      <style:graphic-properties draw:stroke="solid" draw:stroke-dash="Dashed_20__28_var_29__20_1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6" style:family="graphic">
      <style:graphic-properties draw:stroke="solid" draw:stroke-dash="Dashed_20__28_var_29__20_1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7" style:family="graphic">
      <style:graphic-properties draw:stroke="solid" draw:stroke-dash="Dashed_20__28_var_29__20_20" svg:stroke-width="0.03cm" svg:stroke-color="#000000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style:run-through="foreground"/>
    </style:style>
    <style:style style:name="gr38" style:family="graphic">
      <style:graphic-properties draw:stroke="solid" draw:stroke-dash="Dashed_20__28_var_29__20_2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9" style:family="graphic">
      <style:graphic-properties draw:stroke="solid" draw:stroke-dash="Dashed_20__28_var_29__20_2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0" style:family="graphic">
      <style:graphic-properties draw:stroke="solid" draw:stroke-dash="Dashed_20__28_var_29__20_2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1" style:family="graphic">
      <style:graphic-properties draw:stroke="solid" draw:stroke-dash="Dashed_20__28_var_29__20_2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2" style:family="graphic">
      <style:graphic-properties draw:stroke="solid" draw:stroke-dash="Dashed_20__28_var_29__20_2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3" style:family="graphic">
      <style:graphic-properties draw:stroke="solid" draw:stroke-dash="Dashed_20__28_var_29__20_2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4" style:family="graphic">
      <style:graphic-properties draw:stroke="solid" draw:stroke-dash="Dashed_20__28_var_29__20_2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5" style:family="graphic">
      <style:graphic-properties draw:stroke="solid" draw:stroke-dash="Dashed_20__28_var_29__20_2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6" style:family="graphic">
      <style:graphic-properties draw:stroke="solid" draw:stroke-dash="Dashed_20__28_var_29__20_2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7" style:family="graphic">
      <style:graphic-properties draw:stroke="solid" draw:stroke-dash="Dashed_20__28_var_29__20_3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8" style:family="graphic">
      <style:graphic-properties draw:stroke="solid" draw:stroke-dash="Dashed_20__28_var_29__20_3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9" style:family="graphic">
      <style:graphic-properties draw:stroke="solid" draw:stroke-dash="Dashed_20__28_var_29__20_3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0" style:family="graphic">
      <style:graphic-properties draw:stroke="solid" draw:stroke-dash="Dashed_20__28_var_29__20_3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1" style:family="graphic">
      <style:graphic-properties draw:stroke="solid" draw:stroke-dash="Dashed_20__28_var_29__20_3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2" style:family="graphic">
      <style:graphic-properties draw:stroke="solid" draw:stroke-dash="Dashed_20__28_var_29__20_3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3" style:family="graphic">
      <style:graphic-properties draw:stroke="solid" draw:stroke-dash="Dashed_20__28_var_29__20_3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4" style:family="graphic">
      <style:graphic-properties draw:stroke="solid" draw:stroke-dash="Dashed_20__28_var_29__20_3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5" style:family="graphic">
      <style:graphic-properties draw:stroke="solid" draw:stroke-dash="Dashed_20__28_var_29__20_3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6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57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5456" svg:stroke-width="0.019cm" svg:stroke-color="#b3b3b3" draw:marker-start="" draw:marker-start-width="0.229cm" draw:marker-start-center="false" draw:marker-end="" draw:marker-end-width="0.229cm" draw:marker-end-center="false" draw:fill="solid" draw:fill-color="#add9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9" style:family="graphic">
      <style:graphic-properties draw:stroke="solid" draw:stroke-dash="Dashed_20__28_var_29__20_5457" svg:stroke-width="0.03cm" svg:stroke-color="#000000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style:run-through="foreground"/>
    </style:style>
    <style:style style:name="gr60" style:family="graphic">
      <style:graphic-properties draw:stroke="solid" draw:stroke-dash="Dashed_20__28_var_29__20_545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61" style:family="graphic">
      <style:graphic-properties draw:stroke="solid" draw:stroke-dash="Dashed_20__28_var_29__20_545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62" style:family="graphic">
      <style:graphic-properties draw:stroke="solid" draw:stroke-dash="Dashed_20__28_var_29__20_546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63" style:family="graphic">
      <style:graphic-properties draw:stroke="solid" draw:stroke-dash="Dashed_20__28_var_29__20_546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64" style:family="graphic">
      <style:graphic-properties draw:stroke="solid" draw:stroke-dash="Dashed_20__28_var_29__20_546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65" style:family="graphic">
      <style:graphic-properties draw:stroke="solid" draw:stroke-dash="Dashed_20__28_var_29__20_546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66" style:family="graphic">
      <style:graphic-properties draw:stroke="solid" draw:stroke-dash="Dashed_20__28_var_29__20_546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67" style:family="graphic">
      <style:graphic-properties draw:stroke="solid" draw:stroke-dash="Dashed_20__28_var_29__20_546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68" style:family="graphic">
      <style:graphic-properties draw:stroke="solid" draw:stroke-dash="Dashed_20__28_var_29__20_546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69" style:family="graphic">
      <style:graphic-properties draw:stroke="solid" draw:stroke-dash="Dashed_20__28_var_29__20_546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0" style:family="graphic">
      <style:graphic-properties draw:stroke="solid" draw:stroke-dash="Dashed_20__28_var_29__20_546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1" style:family="graphic">
      <style:graphic-properties draw:stroke="solid" draw:stroke-dash="Dashed_20__28_var_29__20_546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2" style:family="graphic">
      <style:graphic-properties draw:stroke="solid" draw:stroke-dash="Dashed_20__28_var_29__20_547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3" style:family="graphic">
      <style:graphic-properties draw:stroke="solid" draw:stroke-dash="Dashed_20__28_var_29__20_547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4" style:family="graphic">
      <style:graphic-properties draw:stroke="solid" draw:stroke-dash="Dashed_20__28_var_29__20_547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5" style:family="graphic">
      <style:graphic-properties draw:stroke="solid" draw:stroke-dash="Dashed_20__28_var_29__20_547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6" style:family="graphic">
      <style:graphic-properties draw:stroke="solid" draw:stroke-dash="Dashed_20__28_var_29__20_547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7" style:family="graphic">
      <style:graphic-properties draw:stroke="solid" draw:stroke-dash="Dashed_20__28_var_29__20_547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8" style:family="graphic">
      <style:graphic-properties draw:stroke="solid" draw:stroke-dash="Dashed_20__28_var_29__20_5476" svg:stroke-width="0.019cm" svg:stroke-color="#b3b3b3" draw:marker-start="" draw:marker-start-width="0.229cm" draw:marker-start-center="false" draw:marker-end="" draw:marker-end-width="0.229cm" draw:marker-end-center="false" draw:fill="solid" draw:fill-color="#add9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9" style:family="graphic">
      <style:graphic-properties draw:stroke="solid" draw:stroke-dash="Dashed_20__28_var_29__20_5477" svg:stroke-width="0.019cm" svg:stroke-color="#b3b3b3" draw:marker-start="" draw:marker-start-width="0.229cm" draw:marker-start-center="false" draw:marker-end="" draw:marker-end-width="0.229cm" draw:marker-end-center="false" draw:fill="solid" draw:fill-color="#add9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0" style:family="graphic">
      <style:graphic-properties draw:stroke="solid" draw:stroke-dash="Dashed_20__28_var_29__20_5478" svg:stroke-width="0.03cm" svg:stroke-color="#000000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style:run-through="foreground"/>
    </style:style>
    <style:style style:name="gr81" style:family="graphic">
      <style:graphic-properties draw:stroke="solid" draw:stroke-dash="Dashed_20__28_var_29__20_547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2" style:family="graphic">
      <style:graphic-properties draw:stroke="solid" draw:stroke-dash="Dashed_20__28_var_29__20_548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3" style:family="graphic">
      <style:graphic-properties draw:stroke="solid" draw:stroke-dash="Dashed_20__28_var_29__20_548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4" style:family="graphic">
      <style:graphic-properties draw:stroke="solid" draw:stroke-dash="Dashed_20__28_var_29__20_548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5" style:family="graphic">
      <style:graphic-properties draw:stroke="solid" draw:stroke-dash="Dashed_20__28_var_29__20_548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6" style:family="graphic">
      <style:graphic-properties draw:stroke="solid" draw:stroke-dash="Dashed_20__28_var_29__20_548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7" style:family="graphic">
      <style:graphic-properties draw:stroke="solid" draw:stroke-dash="Dashed_20__28_var_29__20_548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8" style:family="graphic">
      <style:graphic-properties draw:stroke="solid" draw:stroke-dash="Dashed_20__28_var_29__20_548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9" style:family="graphic">
      <style:graphic-properties draw:stroke="solid" draw:stroke-dash="Dashed_20__28_var_29__20_548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0" style:family="graphic">
      <style:graphic-properties draw:stroke="solid" draw:stroke-dash="Dashed_20__28_var_29__20_548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1" style:family="graphic">
      <style:graphic-properties draw:stroke="solid" draw:stroke-dash="Dashed_20__28_var_29__20_548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2" style:family="graphic">
      <style:graphic-properties draw:stroke="solid" draw:stroke-dash="Dashed_20__28_var_29__20_549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3" style:family="graphic">
      <style:graphic-properties draw:stroke="solid" draw:stroke-dash="Dashed_20__28_var_29__20_549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4" style:family="graphic">
      <style:graphic-properties draw:stroke="solid" draw:stroke-dash="Dashed_20__28_var_29__20_549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5" style:family="graphic">
      <style:graphic-properties draw:stroke="solid" draw:stroke-dash="Dashed_20__28_var_29__20_549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6" style:family="graphic">
      <style:graphic-properties draw:stroke="solid" draw:stroke-dash="Dashed_20__28_var_29__20_549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7" style:family="graphic">
      <style:graphic-properties draw:stroke="solid" draw:stroke-dash="Dashed_20__28_var_29__20_549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8" style:family="graphic">
      <style:graphic-properties draw:stroke="solid" draw:stroke-dash="Dashed_20__28_var_29__20_549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0" style:family="graphic">
      <style:graphic-properties draw:stroke="solid" draw:stroke-dash="Dashed_20__28_var_29__20_5573" svg:stroke-width="0.019cm" svg:stroke-color="#b3b3b3" draw:marker-start="" draw:marker-start-width="0.229cm" draw:marker-start-center="false" draw:marker-end="" draw:marker-end-width="0.229cm" draw:marker-end-center="false" draw:fill="solid" draw:fill-color="#add9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01" style:family="graphic">
      <style:graphic-properties draw:stroke="solid" draw:stroke-dash="Dashed_20__28_var_29__20_5574" svg:stroke-width="0.03cm" svg:stroke-color="#000000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style:run-through="foreground"/>
    </style:style>
    <style:style style:name="gr102" style:family="graphic">
      <style:graphic-properties draw:stroke="solid" draw:stroke-dash="Dashed_20__28_var_29__20_557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03" style:family="graphic">
      <style:graphic-properties draw:stroke="solid" draw:stroke-dash="Dashed_20__28_var_29__20_557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04" style:family="graphic">
      <style:graphic-properties draw:stroke="solid" draw:stroke-dash="Dashed_20__28_var_29__20_557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05" style:family="graphic">
      <style:graphic-properties draw:stroke="solid" draw:stroke-dash="Dashed_20__28_var_29__20_557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06" style:family="graphic">
      <style:graphic-properties draw:stroke="solid" draw:stroke-dash="Dashed_20__28_var_29__20_557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07" style:family="graphic">
      <style:graphic-properties draw:stroke="solid" draw:stroke-dash="Dashed_20__28_var_29__20_558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08" style:family="graphic">
      <style:graphic-properties draw:stroke="solid" draw:stroke-dash="Dashed_20__28_var_29__20_558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09" style:family="graphic">
      <style:graphic-properties draw:stroke="solid" draw:stroke-dash="Dashed_20__28_var_29__20_558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10" style:family="graphic">
      <style:graphic-properties draw:stroke="solid" draw:stroke-dash="Dashed_20__28_var_29__20_558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11" style:family="graphic">
      <style:graphic-properties draw:stroke="solid" draw:stroke-dash="Dashed_20__28_var_29__20_5584" svg:stroke-width="0.019cm" svg:stroke-color="#b3b3b3" draw:marker-start="" draw:marker-start-width="0.229cm" draw:marker-start-center="false" draw:marker-end="" draw:marker-end-width="0.229cm" draw:marker-end-center="false" draw:fill="solid" draw:fill-color="#add9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12" style:family="graphic">
      <style:graphic-properties draw:stroke="solid" draw:stroke-dash="Dashed_20__28_var_29__20_5585" svg:stroke-width="0.03cm" svg:stroke-color="#000000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style:run-through="foreground"/>
    </style:style>
    <style:style style:name="gr113" style:family="graphic">
      <style:graphic-properties draw:stroke="solid" draw:stroke-dash="Dashed_20__28_var_29__20_558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14" style:family="graphic">
      <style:graphic-properties draw:stroke="solid" draw:stroke-dash="Dashed_20__28_var_29__20_558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15" style:family="graphic">
      <style:graphic-properties draw:stroke="solid" draw:stroke-dash="Dashed_20__28_var_29__20_544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16" style:family="graphic">
      <style:graphic-properties draw:stroke="solid" draw:stroke-dash="Dashed_20__28_var_29__20_544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17" style:family="graphic">
      <style:graphic-properties draw:stroke="solid" draw:stroke-dash="Dashed_20__28_var_29__20_545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18" style:family="graphic">
      <style:graphic-properties draw:stroke="solid" draw:stroke-dash="Dashed_20__28_var_29__20_5451" svg:stroke-width="0.019cm" svg:stroke-color="#000000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19" style:family="graphic">
      <style:graphic-properties draw:stroke="solid" draw:stroke-dash="Dashed_20__28_var_29__20_545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20" style:family="graphic">
      <style:graphic-properties draw:stroke="solid" draw:stroke-dash="Dashed_20__28_var_29__20_545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21" style:family="graphic">
      <style:graphic-properties draw:stroke="solid" draw:stroke-dash="Dashed_20__28_var_29__20_545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22" style:family="graphic">
      <style:graphic-properties draw:stroke="solid" draw:stroke-dash="Dashed_20__28_var_29__20_545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2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4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a9ce7b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5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6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7" style:family="graphic">
      <style:graphic-properties draw:stroke="solid" draw:stroke-dash="Dashed_20__28_var_29__20_37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8" style:family="graphic">
      <style:graphic-properties draw:stroke="solid" draw:stroke-dash="Dashed_20__28_var_29__20_3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9" style:family="graphic">
      <style:graphic-properties draw:stroke="solid" draw:stroke-dash="Dashed_20__28_var_29__20_39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0" style:family="graphic">
      <style:graphic-properties draw:stroke="solid" draw:stroke-dash="Dashed_20__28_var_29__20_4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1" style:family="graphic">
      <style:graphic-properties draw:stroke="solid" draw:stroke-dash="Dashed_20__28_var_29__20_41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2" style:family="graphic">
      <style:graphic-properties draw:stroke="solid" draw:stroke-dash="Dashed_20__28_var_29__20_4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3" style:family="graphic">
      <style:graphic-properties draw:stroke="solid" draw:stroke-dash="Dashed_20__28_var_29__20_4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4" style:family="graphic">
      <style:graphic-properties draw:stroke="solid" draw:stroke-dash="Dashed_20__28_var_29__20_4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5" style:family="graphic">
      <style:graphic-properties draw:stroke="solid" draw:stroke-dash="Dashed_20__28_var_29__20_4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6" style:family="graphic">
      <style:graphic-properties draw:stroke="solid" draw:stroke-dash="Dashed_20__28_var_29__20_4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7" style:family="graphic">
      <style:graphic-properties draw:stroke="solid" draw:stroke-dash="Dashed_20__28_var_29__20_47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8" style:family="graphic">
      <style:graphic-properties draw:stroke="solid" draw:stroke-dash="Dashed_20__28_var_29__20_4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9" style:family="graphic">
      <style:graphic-properties draw:stroke="solid" draw:stroke-dash="Dashed_20__28_var_29__20_3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0" style:family="graphic">
      <style:graphic-properties draw:stroke="solid" draw:stroke-dash="Dashed_20__28_var_29__20_3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1" style:family="graphic">
      <style:graphic-properties draw:stroke="solid" draw:stroke-dash="Dashed_20__28_var_29__20_3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2" style:family="graphic">
      <style:graphic-properties draw:stroke="solid" draw:stroke-dash="Dashed_20__28_var_29__20_3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3" style:family="graphic">
      <style:graphic-properties svg:stroke-width="0.03cm" svg:stroke-color="#000000" draw:marker-start-width="0.39cm" draw:marker-end-width="0.39cm" draw:fill="none" draw:textarea-vertical-align="middle" draw:auto-grow-height="false" fo:min-height="6.131cm" fo:min-width="0.127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4" style:family="graphic">
      <style:graphic-properties draw:stroke="solid" draw:stroke-dash="Dashed_20__28_var_29__20_5497" svg:stroke-width="0.03cm" svg:stroke-color="#000000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style:run-through="foreground"/>
    </style:style>
    <style:style style:name="gr145" style:family="graphic">
      <style:graphic-properties draw:stroke="solid" draw:stroke-dash="Dashed_20__28_var_29__20_549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46" style:family="graphic">
      <style:graphic-properties draw:stroke="solid" draw:stroke-dash="Dashed_20__28_var_29__20_549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47" style:family="graphic">
      <style:graphic-properties draw:stroke="solid" draw:stroke-dash="Dashed_20__28_var_29__20_550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48" style:family="graphic">
      <style:graphic-properties draw:stroke="solid" draw:stroke-dash="Dashed_20__28_var_29__20_550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49" style:family="graphic">
      <style:graphic-properties draw:stroke="solid" draw:stroke-dash="Dashed_20__28_var_29__20_550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0" style:family="graphic">
      <style:graphic-properties draw:stroke="solid" draw:stroke-dash="Dashed_20__28_var_29__20_550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1" style:family="graphic">
      <style:graphic-properties draw:stroke="solid" draw:stroke-dash="Dashed_20__28_var_29__20_550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2" style:family="graphic">
      <style:graphic-properties draw:stroke="solid" draw:stroke-dash="Dashed_20__28_var_29__20_550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3" style:family="graphic">
      <style:graphic-properties draw:stroke="solid" draw:stroke-dash="Dashed_20__28_var_29__20_550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4" style:family="graphic">
      <style:graphic-properties draw:stroke="solid" draw:stroke-dash="Dashed_20__28_var_29__20_550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5" style:family="graphic">
      <style:graphic-properties draw:stroke="solid" draw:stroke-dash="Dashed_20__28_var_29__20_550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6" style:family="graphic">
      <style:graphic-properties draw:stroke="solid" draw:stroke-dash="Dashed_20__28_var_29__20_550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7" style:family="graphic">
      <style:graphic-properties draw:stroke="solid" draw:stroke-dash="Dashed_20__28_var_29__20_551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8" style:family="graphic">
      <style:graphic-properties draw:stroke="solid" draw:stroke-dash="Dashed_20__28_var_29__20_551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9" style:family="graphic">
      <style:graphic-properties draw:stroke="solid" draw:stroke-dash="Dashed_20__28_var_29__20_551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0" style:family="graphic">
      <style:graphic-properties draw:stroke="solid" draw:stroke-dash="Dashed_20__28_var_29__20_551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1" style:family="graphic">
      <style:graphic-properties draw:stroke="solid" draw:stroke-dash="Dashed_20__28_var_29__20_551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2" style:family="graphic">
      <style:graphic-properties draw:stroke="solid" draw:stroke-dash="Dashed_20__28_var_29__20_551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3" style:family="graphic">
      <style:graphic-properties draw:stroke="solid" draw:stroke-dash="Dashed_20__28_var_29__20_5516" svg:stroke-width="0.03cm" svg:stroke-color="#000000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style:run-through="foreground"/>
    </style:style>
    <style:style style:name="gr164" style:family="graphic">
      <style:graphic-properties draw:stroke="solid" draw:stroke-dash="Dashed_20__28_var_29__20_551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5" style:family="graphic">
      <style:graphic-properties draw:stroke="solid" draw:stroke-dash="Dashed_20__28_var_29__20_551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6" style:family="graphic">
      <style:graphic-properties draw:stroke="solid" draw:stroke-dash="Dashed_20__28_var_29__20_551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7" style:family="graphic">
      <style:graphic-properties draw:stroke="solid" draw:stroke-dash="Dashed_20__28_var_29__20_552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8" style:family="graphic">
      <style:graphic-properties draw:stroke="solid" draw:stroke-dash="Dashed_20__28_var_29__20_552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9" style:family="graphic">
      <style:graphic-properties draw:stroke="solid" draw:stroke-dash="Dashed_20__28_var_29__20_552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0" style:family="graphic">
      <style:graphic-properties draw:stroke="solid" draw:stroke-dash="Dashed_20__28_var_29__20_552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1" style:family="graphic">
      <style:graphic-properties draw:stroke="solid" draw:stroke-dash="Dashed_20__28_var_29__20_552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2" style:family="graphic">
      <style:graphic-properties draw:stroke="solid" draw:stroke-dash="Dashed_20__28_var_29__20_552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3" style:family="graphic">
      <style:graphic-properties draw:stroke="solid" draw:stroke-dash="Dashed_20__28_var_29__20_552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4" style:family="graphic">
      <style:graphic-properties draw:stroke="solid" draw:stroke-dash="Dashed_20__28_var_29__20_552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5" style:family="graphic">
      <style:graphic-properties draw:stroke="solid" draw:stroke-dash="Dashed_20__28_var_29__20_552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6" style:family="graphic">
      <style:graphic-properties draw:stroke="solid" draw:stroke-dash="Dashed_20__28_var_29__20_552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7" style:family="graphic">
      <style:graphic-properties draw:stroke="solid" draw:stroke-dash="Dashed_20__28_var_29__20_553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8" style:family="graphic">
      <style:graphic-properties draw:stroke="solid" draw:stroke-dash="Dashed_20__28_var_29__20_553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9" style:family="graphic">
      <style:graphic-properties draw:stroke="solid" draw:stroke-dash="Dashed_20__28_var_29__20_553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80" style:family="graphic">
      <style:graphic-properties draw:stroke="solid" draw:stroke-dash="Dashed_20__28_var_29__20_553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81" style:family="graphic">
      <style:graphic-properties draw:stroke="solid" draw:stroke-dash="Dashed_20__28_var_29__20_553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82" style:family="graphic">
      <style:graphic-properties svg:stroke-width="0.03cm" svg:stroke-color="#000000" draw:marker-start-width="0.39cm" draw:marker-end-width="0.39cm" draw:fill="none" draw:textarea-vertical-align="middle" draw:auto-grow-height="false" fo:min-height="4.112cm" fo:min-width="0.102cm" fo:padding-top="0.016cm" fo:padding-bottom="0.016cm" fo:padding-left="0.016cm" fo:padding-right="0.016cm" style:run-through="foreground"/>
    </style:style>
    <style:style style:name="gr183" style:family="graphic">
      <style:graphic-properties draw:stroke="solid" svg:stroke-width="0.019cm" svg:stroke-color="#80808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84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de9ad5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 style:run-through="foreground"/>
    </style:style>
    <style:style style:name="gr185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1ca2b8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 style:run-through="foreground"/>
    </style:style>
    <style:style style:name="gr18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d7e12c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 style:run-through="foreground"/>
    </style:style>
    <style:style style:name="gr187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a9ce7b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 style:run-through="foreground"/>
    </style:style>
    <style:style style:name="gr188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9d0f89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 style:run-through="foreground"/>
    </style:style>
    <style:style style:name="gr18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73cm" fo:min-width="0.38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9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73cm" fo:min-width="0.3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9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73cm" fo:min-width="0.38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92" style:family="graphic">
      <style:graphic-properties svg:stroke-width="0.03cm" svg:stroke-color="#000000" draw:marker-start-width="0.39cm" draw:marker-end-width="0.39cm" draw:fill="none" draw:textarea-vertical-align="middle" draw:auto-grow-height="false" fo:min-height="4.147cm" fo:min-width="0.104cm" fo:padding-top="0.016cm" fo:padding-bottom="0.016cm" fo:padding-left="0.016cm" fo:padding-right="0.016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5" draw:name="Shape2_1" draw:style-name="gr14" draw:text-style-name="P118" svg:width="3.918cm" svg:height="1.031cm" draw:transform="rotate (0.0876155284501153) translate (0.137583333333333cm 0.342194444444444cm)">
        <draw:text-box>
          <text:p text:style-name="P111"><text:span text:style-name="T184">Fiche supplémentaire</text:span></text:p>
        </draw:text-box>
      </draw:frame>
      <draw:frame text:anchor-type="page" text:anchor-page-number="1" draw:z-index="14" draw:name="Shape8_3" draw:style-name="gr15" draw:text-style-name="P113" svg:width="2.703cm" svg:height="0.715cm" draw:transform="rotate (0.0872664625997165) translate (1.10595833333333cm 1.30704166666667cm)">
        <draw:text-box>
          <text:p text:style-name="P111"><text:span text:style-name="T183">Série 1</text:span></text:p>
        </draw:text-box>
      </draw:frame>
      <text:list xml:id="list537835294" text:style-name="_5f_Numérotation_20_des_20_exercices">
        <text:list-item text:start-value="1">
          <text:h text:style-name="P106" text:outline-level="1" text:restart-numbering="true" text:start-value="1"><text:span text:style-name="_5f_Caractères">Colorie les trois quarts de la surface de chaque figure.</text:span></text:h>
        </text:list-item>
      </text:list>
      <text:section text:style-name="Sect1" text:name="Section1">
        <text:h text:style-name="_5f_Paragraphe" text:outline-level="1"><draw:g text:anchor-type="char" draw:z-index="4" draw:name="Shape24" draw:style-name="gr16"><draw:rect draw:style-name="gr139" draw:text-style-name="P133" svg:width="0.9cm" svg:height="0.5cm" svg:x="0.956cm" svg:y="0.194cm"><text:p/></draw:rect><draw:rect draw:style-name="gr140" draw:text-style-name="P133" svg:width="0.9cm" svg:height="0.5cm" svg:x="1.856cm" svg:y="0.194cm"><text:p/></draw:rect><draw:rect draw:style-name="gr141" draw:text-style-name="P133" svg:width="0.9cm" svg:height="0.502cm" svg:x="0.956cm" svg:y="0.693cm"><text:p/></draw:rect><draw:rect draw:style-name="gr142" draw:text-style-name="P133" svg:width="0.9cm" svg:height="0.502cm" svg:x="1.856cm" svg:y="0.693cm"><text:p/></draw:rect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g text:anchor-type="char" draw:z-index="5" draw:name="Shape25" draw:style-name="gr16"><draw:rect draw:style-name="gr127" draw:text-style-name="P133" svg:width="0.826cm" svg:height="0.458cm" svg:x="0.993cm" svg:y="0cm"><text:p/></draw:rect><draw:rect draw:style-name="gr128" draw:text-style-name="P133" svg:width="0.825cm" svg:height="0.458cm" svg:x="1.819cm" svg:y="0cm"><text:p/></draw:rect><draw:rect draw:style-name="gr129" draw:text-style-name="P133" svg:width="0.826cm" svg:height="0.458cm" svg:x="0.993cm" svg:y="0.457cm"><text:p/></draw:rect><draw:rect draw:style-name="gr130" draw:text-style-name="P133" svg:width="0.825cm" svg:height="0.458cm" svg:x="1.819cm" svg:y="0.457cm"><text:p/></draw:rect><draw:rect draw:style-name="gr131" draw:text-style-name="P133" svg:width="0.826cm" svg:height="0.458cm" svg:x="2.642cm" svg:y="0cm"><text:p/></draw:rect><draw:rect draw:style-name="gr132" draw:text-style-name="P133" svg:width="0.826cm" svg:height="0.458cm" svg:x="3.468cm" svg:y="0cm"><text:p/></draw:rect><draw:rect draw:style-name="gr133" draw:text-style-name="P133" svg:width="0.826cm" svg:height="0.458cm" svg:x="2.642cm" svg:y="0.457cm"><text:p/></draw:rect><draw:rect draw:style-name="gr134" draw:text-style-name="P133" svg:width="0.826cm" svg:height="0.458cm" svg:x="3.468cm" svg:y="0.457cm"><text:p/></draw:rect><draw:rect draw:style-name="gr135" draw:text-style-name="P133" svg:width="0.826cm" svg:height="0.458cm" svg:x="0.993cm" svg:y="0.914cm"><text:p/></draw:rect><draw:rect draw:style-name="gr136" draw:text-style-name="P133" svg:width="0.825cm" svg:height="0.458cm" svg:x="1.819cm" svg:y="0.914cm"><text:p/></draw:rect><draw:rect draw:style-name="gr137" draw:text-style-name="P133" svg:width="0.826cm" svg:height="0.458cm" svg:x="2.642cm" svg:y="0.914cm"><text:p/></draw:rect><draw:rect draw:style-name="gr138" draw:text-style-name="P133" svg:width="0.826cm" svg:height="0.458cm" svg:x="3.468cm" svg:y="0.914cm"><text:p/></draw:rect></draw:g><text:span text:style-name="_5f_Caractères"/></text:h>
        <text:h text:style-name="_5f_Paragraphe" text:outline-level="1"/>
        <text:h text:style-name="_5f_Paragraphe" text:outline-level="1"/>
      </text:section>
      <text:h text:style-name="_5f_Paragraphe" text:outline-level="1"><draw:g text:anchor-type="char" draw:z-index="6" draw:name="Shape26" draw:style-name="gr16"><draw:g draw:style-name="gr17"><draw:line draw:style-name="gr125" draw:text-style-name="P131" svg:x1="0.974cm" svg:y1="0.199cm" svg:x2="1.505cm" svg:y2="0.199cm"><text:p/></draw:line><draw:line draw:style-name="gr125" draw:text-style-name="P131" svg:x1="0.974cm" svg:y1="0.598cm" svg:x2="2.034cm" svg:y2="0.598cm"><text:p/></draw:line><draw:line draw:style-name="gr125" draw:text-style-name="P131" svg:x1="0.974cm" svg:y1="1.002cm" svg:x2="2.565cm" svg:y2="1.002cm"><text:p/></draw:line><draw:line draw:style-name="gr125" draw:text-style-name="P131" svg:x1="0.974cm" svg:y1="1.398cm" svg:x2="0.974cm" svg:y2="0.199cm"><text:p/></draw:line><draw:line draw:style-name="gr125" draw:text-style-name="P131" svg:x1="1.505cm" svg:y1="1.398cm" svg:x2="1.505cm" svg:y2="0.199cm"><text:p/></draw:line><draw:line draw:style-name="gr125" draw:text-style-name="P131" svg:x1="0.974cm" svg:y1="1.397cm" svg:x2="2.565cm" svg:y2="1.397cm"><text:p/></draw:line><draw:line draw:style-name="gr125" draw:text-style-name="P131" svg:x1="2.034cm" svg:y1="1.399cm" svg:x2="2.034cm" svg:y2="0.598cm"><text:p/></draw:line><draw:line draw:style-name="gr125" draw:text-style-name="P131" svg:x1="2.565cm" svg:y1="1.401cm" svg:x2="2.565cm" svg:y2="1.002cm"><text:p/></draw:line></draw:g><draw:g draw:style-name="gr17"><draw:line draw:style-name="gr125" draw:text-style-name="P131" svg:x1="2.565cm" svg:y1="0.199cm" svg:x2="3.094cm" svg:y2="0.199cm"><text:p/></draw:line><draw:line draw:style-name="gr125" draw:text-style-name="P131" svg:x1="2.565cm" svg:y1="0.598cm" svg:x2="3.625cm" svg:y2="0.598cm"><text:p/></draw:line><draw:line draw:style-name="gr125" draw:text-style-name="P131" svg:x1="2.565cm" svg:y1="1.002cm" svg:x2="4.154cm" svg:y2="1.002cm"><text:p/></draw:line><draw:line draw:style-name="gr125" draw:text-style-name="P131" svg:x1="2.565cm" svg:y1="1.398cm" svg:x2="2.565cm" svg:y2="0.199cm"><text:p/></draw:line><draw:line draw:style-name="gr125" draw:text-style-name="P131" svg:x1="3.094cm" svg:y1="1.398cm" svg:x2="3.094cm" svg:y2="0.199cm"><text:p/></draw:line><draw:line draw:style-name="gr125" draw:text-style-name="P131" svg:x1="2.565cm" svg:y1="1.397cm" svg:x2="4.154cm" svg:y2="1.397cm"><text:p/></draw:line><draw:line draw:style-name="gr125" draw:text-style-name="P131" svg:x1="3.625cm" svg:y1="1.399cm" svg:x2="3.625cm" svg:y2="0.598cm"><text:p/></draw:line><draw:line draw:style-name="gr125" draw:text-style-name="P131" svg:x1="4.154cm" svg:y1="1.401cm" svg:x2="4.154cm" svg:y2="1.002cm"><text:p/></draw:line></draw:g><draw:g draw:style-name="gr17"><draw:line draw:style-name="gr125" draw:text-style-name="P131" svg:x1="4.154cm" svg:y1="0.199cm" svg:x2="4.685cm" svg:y2="0.199cm"><text:p/></draw:line><draw:line draw:style-name="gr125" draw:text-style-name="P131" svg:x1="4.154cm" svg:y1="0.598cm" svg:x2="5.214cm" svg:y2="0.598cm"><text:p/></draw:line><draw:line draw:style-name="gr125" draw:text-style-name="P131" svg:x1="4.154cm" svg:y1="1.002cm" svg:x2="5.745cm" svg:y2="1.002cm"><text:p/></draw:line><draw:line draw:style-name="gr125" draw:text-style-name="P131" svg:x1="4.154cm" svg:y1="1.398cm" svg:x2="4.154cm" svg:y2="0.199cm"><text:p/></draw:line><draw:line draw:style-name="gr125" draw:text-style-name="P131" svg:x1="4.685cm" svg:y1="1.398cm" svg:x2="4.685cm" svg:y2="0.199cm"><text:p/></draw:line><draw:line draw:style-name="gr125" draw:text-style-name="P131" svg:x1="4.154cm" svg:y1="1.397cm" svg:x2="5.745cm" svg:y2="1.397cm"><text:p/></draw:line><draw:line draw:style-name="gr125" draw:text-style-name="P131" svg:x1="5.214cm" svg:y1="1.399cm" svg:x2="5.214cm" svg:y2="0.598cm"><text:p/></draw:line><draw:line draw:style-name="gr125" draw:text-style-name="P131" svg:x1="5.745cm" svg:y1="1.401cm" svg:x2="5.745cm" svg:y2="1.002cm"><text:p/></draw:line></draw:g><draw:g draw:style-name="gr17"><draw:line draw:style-name="gr125" draw:text-style-name="P131" svg:x1="5.745cm" svg:y1="0.199cm" svg:x2="6.274cm" svg:y2="0.199cm"><text:p/></draw:line><draw:line draw:style-name="gr125" draw:text-style-name="P131" svg:x1="5.745cm" svg:y1="0.598cm" svg:x2="6.805cm" svg:y2="0.598cm"><text:p/></draw:line><draw:line draw:style-name="gr125" draw:text-style-name="P131" svg:x1="5.745cm" svg:y1="1.002cm" svg:x2="7.334cm" svg:y2="1.002cm"><text:p/></draw:line><draw:line draw:style-name="gr125" draw:text-style-name="P131" svg:x1="5.745cm" svg:y1="1.398cm" svg:x2="5.745cm" svg:y2="0.199cm"><text:p/></draw:line><draw:line draw:style-name="gr125" draw:text-style-name="P131" svg:x1="6.274cm" svg:y1="1.398cm" svg:x2="6.274cm" svg:y2="0.199cm"><text:p/></draw:line><draw:line draw:style-name="gr125" draw:text-style-name="P131" svg:x1="5.745cm" svg:y1="1.397cm" svg:x2="7.334cm" svg:y2="1.397cm"><text:p/></draw:line><draw:line draw:style-name="gr125" draw:text-style-name="P131" svg:x1="6.805cm" svg:y1="1.399cm" svg:x2="6.805cm" svg:y2="0.598cm"><text:p/></draw:line><draw:line draw:style-name="gr125" draw:text-style-name="P131" svg:x1="7.336cm" svg:y1="1.401cm" svg:x2="7.336cm" svg:y2="1.002cm"><text:p/></draw:line></draw:g></draw:g><text:span text:style-name="_5f_Caractères"/></text:h>
      <text:h text:style-name="_5f_Paragraphe" text:outline-level="1"/>
      <text:h text:style-name="_5f_Paragraphe" text:outline-level="1"/>
      <text:section text:style-name="Sect1" text:name="Section2">
        <text:h text:style-name="_5f_Paragraphe" text:outline-level="1"><draw:g text:anchor-type="char" draw:z-index="7" draw:name="Shape27" draw:style-name="gr16"><draw:rect draw:style-name="gr126" draw:text-style-name="P132" svg:width="2.341cm" svg:height="2.35cm" svg:x="0.919cm" svg:y="0.238cm"><text:p/></draw:rect><draw:line draw:style-name="gr125" draw:text-style-name="P131" svg:x1="0.919cm" svg:y1="0.238cm" svg:x2="3.26cm" svg:y2="2.588cm"><text:p/></draw:line><draw:line draw:style-name="gr125" draw:text-style-name="P131" svg:x1="0.919cm" svg:y1="2.588cm" svg:x2="3.26cm" svg:y2="0.238cm"><text:p/></draw:line><draw:line draw:style-name="gr125" draw:text-style-name="P131" svg:x1="0.919cm" svg:y1="1.416cm" svg:x2="3.26cm" svg:y2="1.416cm"><text:p/></draw:line><draw:line draw:style-name="gr125" draw:text-style-name="P131" svg:x1="2.09cm" svg:y1="2.588cm" svg:x2="2.09cm" svg:y2="0.238cm"><text:p/></draw:lin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g text:anchor-type="char" draw:z-index="8" draw:name="Shape28" draw:style-name="gr16"><draw:line draw:style-name="gr125" draw:text-style-name="P131" svg:x1="2.263cm" svg:y1="0.208cm" svg:x2="2.263cm" svg:y2="1.009cm"><text:p/></draw:line><draw:line draw:style-name="gr125" draw:text-style-name="P131" svg:x1="2.263cm" svg:y1="0.208cm" svg:x2="3.062cm" svg:y2="0.208cm"><text:p/></draw:line><draw:line draw:style-name="gr125" draw:text-style-name="P131" svg:x1="3.062cm" svg:y1="0.208cm" svg:x2="3.062cm" svg:y2="1.009cm"><text:p/></draw:line><draw:line draw:style-name="gr125" draw:text-style-name="P131" svg:x1="2.263cm" svg:y1="1.81cm" svg:x2="2.263cm" svg:y2="2.611cm"><text:p/></draw:line><draw:line draw:style-name="gr125" draw:text-style-name="P131" svg:x1="3.062cm" svg:y1="1.81cm" svg:x2="3.062cm" svg:y2="2.611cm"><text:p/></draw:line><draw:line draw:style-name="gr125" draw:text-style-name="P131" svg:x1="1.462cm" svg:y1="1.012cm" svg:x2="2.263cm" svg:y2="1.012cm"><text:p/></draw:line><draw:line draw:style-name="gr125" draw:text-style-name="P131" svg:x1="3.062cm" svg:y1="1.012cm" svg:x2="3.863cm" svg:y2="1.012cm"><text:p/></draw:line><draw:line draw:style-name="gr125" draw:text-style-name="P131" svg:x1="1.462cm" svg:y1="1.81cm" svg:x2="2.263cm" svg:y2="1.81cm"><text:p/></draw:line><draw:line draw:style-name="gr125" draw:text-style-name="P131" svg:x1="3.062cm" svg:y1="1.81cm" svg:x2="3.863cm" svg:y2="1.81cm"><text:p/></draw:line><draw:line draw:style-name="gr125" draw:text-style-name="P131" svg:x1="1.462cm" svg:y1="1.012cm" svg:x2="1.462cm" svg:y2="1.811cm"><text:p/></draw:line><draw:line draw:style-name="gr125" draw:text-style-name="P131" svg:x1="3.863cm" svg:y1="1.012cm" svg:x2="3.863cm" svg:y2="1.811cm"><text:p/></draw:line><draw:line draw:style-name="gr125" draw:text-style-name="P131" svg:x1="2.263cm" svg:y1="2.609cm" svg:x2="3.062cm" svg:y2="2.609cm"><text:p/></draw:lin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</text:section>
      <text:list xml:id="list230706328198336" text:continue-numbering="true" text:style-name="_5f_Numérotation_20_des_20_exercices">
        <text:list-item>
          <text:h text:style-name="P107" text:outline-level="1"><text:span text:style-name="_5f_Caractères">Écris une fraction décimale ou la somme d'un entier et d'une fraction décimale corres­pondant à la partie coloriée, en considérant chaque grand carré comme l’unité.</text:span></text:h>
        </text:list-item>
      </text:list>
      <text:h text:style-name="_5f_Paragraphe" text:outline-level="1"><draw:g text:anchor-type="char" draw:z-index="9" draw:name="DrawObject6" draw:style-name="gr123"><draw:g draw:name="Shape6_0" draw:style-name="gr17"><draw:rect draw:style-name="gr124" draw:text-style-name="P128" svg:width="0.2cm" svg:height="2.005cm" svg:x="0.422cm" svg:y="0.083cm"><text:p/></draw:rect><draw:rect draw:style-name="gr56" draw:text-style-name="P129" svg:width="2.005cm" svg:height="2.005cm" svg:x="0.422cm" svg:y="0.083cm"><text:p/></draw:rect><draw:line draw:style-name="gr57" draw:text-style-name="P130" svg:x1="1.42cm" svg:y1="0.08cm" svg:x2="1.42cm" svg:y2="2.084cm"><text:p/></draw:line><draw:line draw:style-name="gr57" draw:text-style-name="P130" svg:x1="1.621cm" svg:y1="0.08cm" svg:x2="1.621cm" svg:y2="2.084cm"><text:p/></draw:line><draw:line draw:style-name="gr57" draw:text-style-name="P130" svg:x1="1.823cm" svg:y1="0.08cm" svg:x2="1.823cm" svg:y2="2.084cm"><text:p/></draw:line><draw:line draw:style-name="gr57" draw:text-style-name="P130" svg:x1="2.019cm" svg:y1="0.08cm" svg:x2="2.019cm" svg:y2="2.084cm"><text:p/></draw:line><draw:line draw:style-name="gr57" draw:text-style-name="P130" svg:x1="2.219cm" svg:y1="0.08cm" svg:x2="2.219cm" svg:y2="2.084cm"><text:p/></draw:line><draw:line draw:style-name="gr57" draw:text-style-name="P130" svg:x1="0.621cm" svg:y1="0.08cm" svg:x2="0.621cm" svg:y2="2.084cm"><text:p/></draw:line><draw:line draw:style-name="gr57" draw:text-style-name="P130" svg:x1="0.822cm" svg:y1="0.08cm" svg:x2="0.822cm" svg:y2="2.084cm"><text:p/></draw:line><draw:line draw:style-name="gr57" draw:text-style-name="P130" svg:x1="1.023cm" svg:y1="0.08cm" svg:x2="1.023cm" svg:y2="2.084cm"><text:p/></draw:line><draw:line draw:style-name="gr57" draw:text-style-name="P130" svg:x1="1.226cm" svg:y1="0.08cm" svg:x2="1.226cm" svg:y2="2.084cm"><text:p/></draw:line></draw:g><draw:g draw:name="Shape5_0" draw:style-name="gr17"><draw:rect draw:style-name="gr124" draw:text-style-name="P128" svg:width="0.802cm" svg:height="2.001cm" svg:x="3.205cm" svg:y="0.081cm"><text:p/></draw:rect><draw:rect draw:style-name="gr56" draw:text-style-name="P129" svg:width="2.001cm" svg:height="2.001cm" svg:x="3.205cm" svg:y="0.081cm"><text:p/></draw:rect><draw:line draw:style-name="gr57" draw:text-style-name="P130" svg:x1="4.201cm" svg:y1="0.079cm" svg:x2="4.201cm" svg:y2="2.079cm"><text:p/></draw:line><draw:line draw:style-name="gr57" draw:text-style-name="P130" svg:x1="4.402cm" svg:y1="0.079cm" svg:x2="4.402cm" svg:y2="2.079cm"><text:p/></draw:line><draw:line draw:style-name="gr57" draw:text-style-name="P130" svg:x1="4.605cm" svg:y1="0.079cm" svg:x2="4.605cm" svg:y2="2.079cm"><text:p/></draw:line><draw:line draw:style-name="gr57" draw:text-style-name="P130" svg:x1="4.806cm" svg:y1="0.079cm" svg:x2="4.806cm" svg:y2="2.079cm"><text:p/></draw:line><draw:line draw:style-name="gr57" draw:text-style-name="P130" svg:x1="5cm" svg:y1="0.079cm" svg:x2="5cm" svg:y2="2.079cm"><text:p/></draw:line><draw:line draw:style-name="gr57" draw:text-style-name="P130" svg:x1="3.402cm" svg:y1="0.079cm" svg:x2="3.402cm" svg:y2="2.079cm"><text:p/></draw:line><draw:line draw:style-name="gr57" draw:text-style-name="P130" svg:x1="3.603cm" svg:y1="0.079cm" svg:x2="3.603cm" svg:y2="2.079cm"><text:p/></draw:line><draw:line draw:style-name="gr57" draw:text-style-name="P130" svg:x1="3.803cm" svg:y1="0.079cm" svg:x2="3.803cm" svg:y2="2.079cm"><text:p/></draw:line><draw:line draw:style-name="gr57" draw:text-style-name="P130" svg:x1="4.007cm" svg:y1="0.079cm" svg:x2="4.007cm" svg:y2="2.079cm"><text:p/></draw:line><draw:line draw:style-name="gr57" draw:text-style-name="P130" svg:x1="5.205cm" svg:y1="1.076cm" svg:x2="3.205cm" svg:y2="1.076cm"><text:p/></draw:line><draw:line draw:style-name="gr57" draw:text-style-name="P130" svg:x1="5.205cm" svg:y1="1.277cm" svg:x2="3.205cm" svg:y2="1.277cm"><text:p/></draw:line><draw:line draw:style-name="gr57" draw:text-style-name="P130" svg:x1="5.205cm" svg:y1="1.48cm" svg:x2="3.205cm" svg:y2="1.48cm"><text:p/></draw:line><draw:line draw:style-name="gr57" draw:text-style-name="P130" svg:x1="5.205cm" svg:y1="1.679cm" svg:x2="3.205cm" svg:y2="1.679cm"><text:p/></draw:line><draw:line draw:style-name="gr57" draw:text-style-name="P130" svg:x1="5.205cm" svg:y1="1.875cm" svg:x2="3.205cm" svg:y2="1.875cm"><text:p/></draw:line><draw:line draw:style-name="gr57" draw:text-style-name="P130" svg:x1="5.205cm" svg:y1="0.277cm" svg:x2="3.205cm" svg:y2="0.277cm"><text:p/></draw:line><draw:line draw:style-name="gr57" draw:text-style-name="P130" svg:x1="5.205cm" svg:y1="0.478cm" svg:x2="3.205cm" svg:y2="0.478cm"><text:p/></draw:line><draw:line draw:style-name="gr57" draw:text-style-name="P130" svg:x1="5.205cm" svg:y1="0.679cm" svg:x2="3.205cm" svg:y2="0.679cm"><text:p/></draw:line><draw:line draw:style-name="gr57" draw:text-style-name="P130" svg:x1="5.205cm" svg:y1="0.88cm" svg:x2="3.205cm" svg:y2="0.88cm"><text:p/></draw:line></draw:g><draw:g draw:name="Shape7_0" draw:style-name="gr17"><draw:rect draw:style-name="gr124" draw:text-style-name="P128" svg:width="0.205cm" svg:height="1.209cm" svg:x="6.227cm" svg:y="0.107cm"><text:p/></draw:rect><draw:rect draw:style-name="gr124" draw:text-style-name="P128" svg:width="0.202cm" svg:height="2.017cm" svg:x="6.026cm" svg:y="0.107cm"><text:p/></draw:rect><draw:rect draw:style-name="gr56" draw:text-style-name="P129" svg:width="2.017cm" svg:height="2.017cm" svg:x="6.026cm" svg:y="0.107cm"><text:p/></draw:rect><draw:line draw:style-name="gr57" draw:text-style-name="P130" svg:x1="7.03cm" svg:y1="0.104cm" svg:x2="7.03cm" svg:y2="2.119cm"><text:p/></draw:line><draw:line draw:style-name="gr57" draw:text-style-name="P130" svg:x1="7.232cm" svg:y1="0.104cm" svg:x2="7.232cm" svg:y2="2.119cm"><text:p/></draw:line><draw:line draw:style-name="gr57" draw:text-style-name="P130" svg:x1="7.437cm" svg:y1="0.104cm" svg:x2="7.437cm" svg:y2="2.119cm"><text:p/></draw:line><draw:line draw:style-name="gr57" draw:text-style-name="P130" svg:x1="7.636cm" svg:y1="0.104cm" svg:x2="7.636cm" svg:y2="2.119cm"><text:p/></draw:line><draw:line draw:style-name="gr57" draw:text-style-name="P130" svg:x1="7.831cm" svg:y1="0.104cm" svg:x2="7.831cm" svg:y2="2.119cm"><text:p/></draw:line><draw:line draw:style-name="gr57" draw:text-style-name="P130" svg:x1="6.223cm" svg:y1="0.104cm" svg:x2="6.223cm" svg:y2="2.119cm"><text:p/></draw:line><draw:line draw:style-name="gr57" draw:text-style-name="P130" svg:x1="6.425cm" svg:y1="0.104cm" svg:x2="6.425cm" svg:y2="2.119cm"><text:p/></draw:line><draw:line draw:style-name="gr57" draw:text-style-name="P130" svg:x1="6.628cm" svg:y1="0.104cm" svg:x2="6.628cm" svg:y2="2.119cm"><text:p/></draw:line><draw:line draw:style-name="gr57" draw:text-style-name="P130" svg:x1="6.836cm" svg:y1="0.104cm" svg:x2="6.836cm" svg:y2="2.119cm"><text:p/></draw:line><draw:line draw:style-name="gr57" draw:text-style-name="P130" svg:x1="8.039cm" svg:y1="1.111cm" svg:x2="6.024cm" svg:y2="1.111cm"><text:p/></draw:line><draw:line draw:style-name="gr57" draw:text-style-name="P130" svg:x1="8.039cm" svg:y1="1.313cm" svg:x2="6.024cm" svg:y2="1.313cm"><text:p/></draw:line><draw:line draw:style-name="gr57" draw:text-style-name="P130" svg:x1="8.039cm" svg:y1="1.517cm" svg:x2="6.024cm" svg:y2="1.517cm"><text:p/></draw:line><draw:line draw:style-name="gr57" draw:text-style-name="P130" svg:x1="8.039cm" svg:y1="1.718cm" svg:x2="6.024cm" svg:y2="1.718cm"><text:p/></draw:line><draw:line draw:style-name="gr57" draw:text-style-name="P130" svg:x1="8.039cm" svg:y1="1.912cm" svg:x2="6.024cm" svg:y2="1.912cm"><text:p/></draw:line><draw:line draw:style-name="gr57" draw:text-style-name="P130" svg:x1="8.039cm" svg:y1="0.307cm" svg:x2="6.024cm" svg:y2="0.307cm"><text:p/></draw:line><draw:line draw:style-name="gr57" draw:text-style-name="P130" svg:x1="8.039cm" svg:y1="0.508cm" svg:x2="6.024cm" svg:y2="0.508cm"><text:p/></draw:line><draw:line draw:style-name="gr57" draw:text-style-name="P130" svg:x1="8.039cm" svg:y1="0.709cm" svg:x2="6.024cm" svg:y2="0.709cm"><text:p/></draw:line><draw:line draw:style-name="gr57" draw:text-style-name="P130" svg:x1="8.039cm" svg:y1="0.915cm" svg:x2="6.024cm" svg:y2="0.915cm"><text:p/></draw:lin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<text:s text:c="6"/></text:span><text:span text:style-name="_5f_Caractères"><draw:frame draw:style-name="fr5" draw:name="Object1" text:anchor-type="as-char" svg:y="-0.512cm" svg:width="0.864cm" svg:height="0.781cm" draw:z-index="4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_5f_Caractères"><text:s text:c="11"/></text:span><text:span text:style-name="_5f_Caractères"><draw:frame draw:style-name="fr7" draw:name="Object2" text:anchor-type="as-char" svg:y="-0.556cm" svg:width="0.94cm" svg:height="0.87cm" draw:z-index="5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_5f_Caractères">=</text:span><text:span text:style-name="_5f_Caractères"><draw:frame draw:style-name="fr7" draw:name="Object3" text:anchor-type="as-char" svg:y="-0.556cm" svg:width="0.94cm" svg:height="0.87cm" draw:z-index="5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_5f_Caractères"> <text:s text:c="10"/></text:span><draw:frame draw:style-name="fr5" draw:name="Object4" text:anchor-type="as-char" svg:y="-0.556cm" svg:width="0.94cm" svg:height="0.87cm" draw:z-index="52"><draw:object xlink:href="./Object 22" xlink:type="simple" xlink:show="embed" xlink:actuate="onLoad"/><draw:image xlink:href="./ObjectReplacements/Object 22" xlink:type="simple" xlink:show="embed" xlink:actuate="onLoad"/><svg:desc>formula</svg:desc></draw:frame></text:h>
      <text:h text:style-name="_5f_Paragraphe" text:outline-level="1"><draw:g text:anchor-type="paragraph" draw:z-index="10" draw:name="Shape8_0" draw:style-name="gr99"><draw:rect draw:style-name="gr100" draw:text-style-name="P125" svg:width="1.618cm" svg:height="1.62cm" svg:x="0.192cm" svg:y="0.208cm"><text:p/></draw:rect><draw:rect draw:style-name="gr101" draw:text-style-name="P126" svg:width="1.618cm" svg:height="1.62cm" svg:x="0.192cm" svg:y="0.208cm"><text:p/></draw:rect><draw:line draw:style-name="gr102" draw:text-style-name="P127" svg:x1="1.001cm" svg:y1="0.208cm" svg:x2="1.001cm" svg:y2="1.827cm"><text:p/></draw:line><draw:line draw:style-name="gr103" draw:text-style-name="P127" svg:x1="1.163cm" svg:y1="0.208cm" svg:x2="1.163cm" svg:y2="1.827cm"><text:p/></draw:line><draw:line draw:style-name="gr104" draw:text-style-name="P127" svg:x1="1.323cm" svg:y1="0.208cm" svg:x2="1.323cm" svg:y2="1.827cm"><text:p/></draw:line><draw:line draw:style-name="gr105" draw:text-style-name="P127" svg:x1="1.487cm" svg:y1="0.208cm" svg:x2="1.487cm" svg:y2="1.827cm"><text:p/></draw:line><draw:line draw:style-name="gr106" draw:text-style-name="P127" svg:x1="1.644cm" svg:y1="0.208cm" svg:x2="1.644cm" svg:y2="1.827cm"><text:p/></draw:line><draw:line draw:style-name="gr107" draw:text-style-name="P127" svg:x1="0.353cm" svg:y1="0.208cm" svg:x2="0.353cm" svg:y2="1.827cm"><text:p/></draw:line><draw:line draw:style-name="gr108" draw:text-style-name="P127" svg:x1="0.516cm" svg:y1="0.208cm" svg:x2="0.516cm" svg:y2="1.827cm"><text:p/></draw:line><draw:line draw:style-name="gr109" draw:text-style-name="P127" svg:x1="0.679cm" svg:y1="0.208cm" svg:x2="0.679cm" svg:y2="1.827cm"><text:p/></draw:line><draw:line draw:style-name="gr110" draw:text-style-name="P127" svg:x1="0.842cm" svg:y1="0.208cm" svg:x2="0.842cm" svg:y2="1.827cm"><text:p/></draw:line><draw:rect draw:style-name="gr111" draw:text-style-name="P125" svg:width="0.65cm" svg:height="1.622cm" svg:x="1.97cm" svg:y="0.212cm"><text:p/></draw:rect><draw:rect draw:style-name="gr112" draw:text-style-name="P126" svg:width="1.622cm" svg:height="1.622cm" svg:x="1.97cm" svg:y="0.212cm"><text:p/></draw:rect><draw:line draw:style-name="gr113" draw:text-style-name="P127" svg:x1="2.78cm" svg:y1="0.211cm" svg:x2="2.78cm" svg:y2="1.83cm"><text:p/></draw:line><draw:line draw:style-name="gr114" draw:text-style-name="P127" svg:x1="2.942cm" svg:y1="0.211cm" svg:x2="2.942cm" svg:y2="1.83cm"><text:p/></draw:line><draw:line draw:style-name="gr115" draw:text-style-name="P127" svg:x1="3.101cm" svg:y1="0.211cm" svg:x2="3.101cm" svg:y2="1.83cm"><text:p/></draw:line><draw:line draw:style-name="gr116" draw:text-style-name="P127" svg:x1="3.265cm" svg:y1="0.211cm" svg:x2="3.265cm" svg:y2="1.83cm"><text:p/></draw:line><draw:line draw:style-name="gr117" draw:text-style-name="P127" svg:x1="3.428cm" svg:y1="0.211cm" svg:x2="3.428cm" svg:y2="1.83cm"><text:p/></draw:line><draw:line draw:style-name="gr118" draw:text-style-name="P127" svg:x1="1.973cm" svg:y1="0.208cm" svg:x2="1.973cm" svg:y2="1.827cm"><text:p/></draw:line><draw:line draw:style-name="gr119" draw:text-style-name="P127" svg:x1="2.295cm" svg:y1="0.211cm" svg:x2="2.295cm" svg:y2="1.83cm"><text:p/></draw:line><draw:line draw:style-name="gr120" draw:text-style-name="P127" svg:x1="2.457cm" svg:y1="0.211cm" svg:x2="2.457cm" svg:y2="1.83cm"><text:p/></draw:line><draw:line draw:style-name="gr121" draw:text-style-name="P127" svg:x1="2.619cm" svg:y1="0.211cm" svg:x2="2.619cm" svg:y2="1.83cm"><text:p/></draw:line><draw:line draw:style-name="gr122" draw:text-style-name="P127" svg:x1="2.136cm" svg:y1="0.208cm" svg:x2="2.136cm" svg:y2="1.827cm"><text:p/></draw:line></draw:g><draw:g text:anchor-type="char" draw:z-index="11" draw:name="Shape9_0" draw:style-name="gr16"><draw:rect draw:style-name="gr58" draw:text-style-name="P125" svg:width="1.609cm" svg:height="1.564cm" svg:x="5.105cm" svg:y="0.302cm"><text:p/></draw:rect><draw:rect draw:style-name="gr59" draw:text-style-name="P126" svg:width="1.609cm" svg:height="1.564cm" svg:x="5.105cm" svg:y="0.302cm"><text:p/></draw:rect><draw:line draw:style-name="gr60" draw:text-style-name="P127" svg:x1="5.91cm" svg:y1="0.302cm" svg:x2="5.91cm" svg:y2="1.864cm"><text:p/></draw:line><draw:line draw:style-name="gr61" draw:text-style-name="P127" svg:x1="6.067cm" svg:y1="0.302cm" svg:x2="6.067cm" svg:y2="1.864cm"><text:p/></draw:line><draw:line draw:style-name="gr62" draw:text-style-name="P127" svg:x1="6.234cm" svg:y1="0.302cm" svg:x2="6.234cm" svg:y2="1.864cm"><text:p/></draw:line><draw:line draw:style-name="gr63" draw:text-style-name="P127" svg:x1="6.392cm" svg:y1="0.302cm" svg:x2="6.392cm" svg:y2="1.864cm"><text:p/></draw:line><draw:line draw:style-name="gr64" draw:text-style-name="P127" svg:x1="6.553cm" svg:y1="0.302cm" svg:x2="6.553cm" svg:y2="1.864cm"><text:p/></draw:line><draw:line draw:style-name="gr65" draw:text-style-name="P127" svg:x1="5.265cm" svg:y1="0.302cm" svg:x2="5.265cm" svg:y2="1.864cm"><text:p/></draw:line><draw:line draw:style-name="gr66" draw:text-style-name="P127" svg:x1="5.423cm" svg:y1="0.302cm" svg:x2="5.423cm" svg:y2="1.864cm"><text:p/></draw:line><draw:line draw:style-name="gr67" draw:text-style-name="P127" svg:x1="5.586cm" svg:y1="0.302cm" svg:x2="5.586cm" svg:y2="1.864cm"><text:p/></draw:line><draw:line draw:style-name="gr68" draw:text-style-name="P127" svg:x1="5.748cm" svg:y1="0.302cm" svg:x2="5.748cm" svg:y2="1.864cm"><text:p/></draw:line><draw:line draw:style-name="gr69" draw:text-style-name="P127" svg:x1="6.715cm" svg:y1="1.077cm" svg:x2="5.103cm" svg:y2="1.077cm"><text:p/></draw:line><draw:line draw:style-name="gr70" draw:text-style-name="P127" svg:x1="6.715cm" svg:y1="1.234cm" svg:x2="5.103cm" svg:y2="1.234cm"><text:p/></draw:line><draw:line draw:style-name="gr71" draw:text-style-name="P127" svg:x1="6.715cm" svg:y1="1.392cm" svg:x2="5.103cm" svg:y2="1.392cm"><text:p/></draw:line><draw:line draw:style-name="gr72" draw:text-style-name="P127" svg:x1="6.715cm" svg:y1="1.549cm" svg:x2="5.103cm" svg:y2="1.549cm"><text:p/></draw:line><draw:line draw:style-name="gr73" draw:text-style-name="P127" svg:x1="6.715cm" svg:y1="1.702cm" svg:x2="5.103cm" svg:y2="1.702cm"><text:p/></draw:line><draw:line draw:style-name="gr74" draw:text-style-name="P127" svg:x1="6.715cm" svg:y1="0.457cm" svg:x2="5.103cm" svg:y2="0.457cm"><text:p/></draw:line><draw:line draw:style-name="gr75" draw:text-style-name="P127" svg:x1="6.715cm" svg:y1="0.61cm" svg:x2="5.103cm" svg:y2="0.61cm"><text:p/></draw:line><draw:line draw:style-name="gr76" draw:text-style-name="P127" svg:x1="6.715cm" svg:y1="0.767cm" svg:x2="5.103cm" svg:y2="0.767cm"><text:p/></draw:line><draw:line draw:style-name="gr77" draw:text-style-name="P127" svg:x1="6.715cm" svg:y1="0.925cm" svg:x2="5.103cm" svg:y2="0.925cm"><text:p/></draw:line><draw:rect draw:style-name="gr78" draw:text-style-name="P125" svg:width="0.648cm" svg:height="0.936cm" svg:x="7.034cm" svg:y="0.3cm"><text:p/></draw:rect><draw:rect draw:style-name="gr79" draw:text-style-name="P125" svg:width="0.646cm" svg:height="1.564cm" svg:x="6.876cm" svg:y="0.3cm"><text:p/></draw:rect><draw:rect draw:style-name="gr80" draw:text-style-name="P126" svg:width="1.613cm" svg:height="1.564cm" svg:x="6.876cm" svg:y="0.3cm"><text:p/></draw:rect><draw:line draw:style-name="gr81" draw:text-style-name="P127" svg:x1="7.679cm" svg:y1="0.299cm" svg:x2="7.679cm" svg:y2="1.861cm"><text:p/></draw:line><draw:line draw:style-name="gr82" draw:text-style-name="P127" svg:x1="7.842cm" svg:y1="0.299cm" svg:x2="7.842cm" svg:y2="1.861cm"><text:p/></draw:line><draw:line draw:style-name="gr83" draw:text-style-name="P127" svg:x1="8.003cm" svg:y1="0.299cm" svg:x2="8.003cm" svg:y2="1.861cm"><text:p/></draw:line><draw:line draw:style-name="gr84" draw:text-style-name="P127" svg:x1="8.16cm" svg:y1="0.299cm" svg:x2="8.16cm" svg:y2="1.861cm"><text:p/></draw:line><draw:line draw:style-name="gr85" draw:text-style-name="P127" svg:x1="8.324cm" svg:y1="0.299cm" svg:x2="8.324cm" svg:y2="1.861cm"><text:p/></draw:line><draw:line draw:style-name="gr86" draw:text-style-name="P127" svg:x1="7.035cm" svg:y1="0.299cm" svg:x2="7.035cm" svg:y2="1.861cm"><text:p/></draw:line><draw:line draw:style-name="gr87" draw:text-style-name="P127" svg:x1="7.197cm" svg:y1="0.299cm" svg:x2="7.197cm" svg:y2="1.861cm"><text:p/></draw:line><draw:line draw:style-name="gr88" draw:text-style-name="P127" svg:x1="7.358cm" svg:y1="0.299cm" svg:x2="7.358cm" svg:y2="1.861cm"><text:p/></draw:line><draw:line draw:style-name="gr89" draw:text-style-name="P127" svg:x1="7.517cm" svg:y1="0.299cm" svg:x2="7.517cm" svg:y2="1.861cm"><text:p/></draw:line><draw:line draw:style-name="gr90" draw:text-style-name="P127" svg:x1="8.485cm" svg:y1="1.077cm" svg:x2="6.873cm" svg:y2="1.077cm"><text:p/></draw:line><draw:line draw:style-name="gr91" draw:text-style-name="P127" svg:x1="8.485cm" svg:y1="1.234cm" svg:x2="6.873cm" svg:y2="1.234cm"><text:p/></draw:line><draw:line draw:style-name="gr92" draw:text-style-name="P127" svg:x1="8.485cm" svg:y1="1.392cm" svg:x2="6.873cm" svg:y2="1.392cm"><text:p/></draw:line><draw:line draw:style-name="gr93" draw:text-style-name="P127" svg:x1="8.485cm" svg:y1="1.549cm" svg:x2="6.873cm" svg:y2="1.549cm"><text:p/></draw:line><draw:line draw:style-name="gr94" draw:text-style-name="P127" svg:x1="8.485cm" svg:y1="1.702cm" svg:x2="6.873cm" svg:y2="1.702cm"><text:p/></draw:line><draw:line draw:style-name="gr95" draw:text-style-name="P127" svg:x1="8.485cm" svg:y1="0.453cm" svg:x2="6.873cm" svg:y2="0.453cm"><text:p/></draw:line><draw:line draw:style-name="gr96" draw:text-style-name="P127" svg:x1="8.485cm" svg:y1="0.61cm" svg:x2="6.873cm" svg:y2="0.61cm"><text:p/></draw:line><draw:line draw:style-name="gr97" draw:text-style-name="P127" svg:x1="8.485cm" svg:y1="0.767cm" svg:x2="6.873cm" svg:y2="0.767cm"><text:p/></draw:line><draw:line draw:style-name="gr98" draw:text-style-name="P127" svg:x1="8.485cm" svg:y1="0.925cm" svg:x2="6.873cm" svg:y2="0.925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<draw:frame draw:style-name="fr5" draw:name="Object5" text:anchor-type="as-char" svg:y="-0.556cm" svg:width="0.94cm" svg:height="0.87cm" draw:z-index="5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_5f_Caractères">= 1 + </text:span><text:span text:style-name="_5f_Caractères"><draw:frame draw:style-name="fr5" draw:name="Object6" text:anchor-type="as-char" svg:y="-0.556cm" svg:width="0.94cm" svg:height="0.87cm" draw:z-index="5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_5f_Caractères"><text:s text:c="9"/></text:span><text:span text:style-name="_5f_Caractères"><draw:frame draw:style-name="fr5" draw:name="Object7" text:anchor-type="as-char" svg:y="-0.556cm" svg:width="0.94cm" svg:height="0.87cm" draw:z-index="55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_5f_Caractères">= </text:span><text:span text:style-name="_5f_pointillés_20_gris">.... </text:span><text:span text:style-name="_5f_Caractères">+ </text:span><draw:frame draw:style-name="fr6" draw:name="Objet32" text:anchor-type="as-char" svg:y="-0.534cm" svg:width="0.94cm" svg:height="0.87cm" draw:z-index="56"><draw:object xlink:href="./Object 26" xlink:type="simple" xlink:show="embed" xlink:actuate="onLoad"/><draw:image xlink:href="./ObjectReplacements/Object 26" xlink:type="simple" xlink:show="embed" xlink:actuate="onLoad"/><svg:desc>formula</svg:desc></draw:frame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30706606540547" text:continue-numbering="true" text:style-name="_5f_Numérotation_20_des_20_exercices">
        <text:list-item>
          <text:h text:style-name="P107" text:outline-level="1"><text:span text:style-name="_5f_Caractères">L'aire totale d'un grand carré vaut 1. Colorie l'aire correspondant à la fraction décimale ou au nombre décimal indiqués. </text:span></text:h>
        </text:list-item>
      </text:list>
      <text:h text:style-name="_5f_Paragraphe" text:outline-level="1"><draw:g text:anchor-type="char" draw:z-index="12" draw:name="DrawObject7" draw:style-name="gr16"><draw:g draw:name="Shape22_0" draw:style-name="gr17"><draw:rect draw:style-name="gr56" draw:text-style-name="P123" svg:width="1.98cm" svg:height="1.982cm" svg:x="0.584cm" svg:y="0.028cm"><text:p/></draw:rect><draw:line draw:style-name="gr57" draw:text-style-name="P124" svg:x1="1.57cm" svg:y1="0.027cm" svg:x2="1.57cm" svg:y2="2.006cm"><text:p/></draw:line><draw:line draw:style-name="gr57" draw:text-style-name="P124" svg:x1="1.764cm" svg:y1="0.027cm" svg:x2="1.764cm" svg:y2="2.006cm"><text:p/></draw:line><draw:line draw:style-name="gr57" draw:text-style-name="P124" svg:x1="1.967cm" svg:y1="0.027cm" svg:x2="1.967cm" svg:y2="2.006cm"><text:p/></draw:line><draw:line draw:style-name="gr57" draw:text-style-name="P124" svg:x1="2.173cm" svg:y1="0.027cm" svg:x2="2.173cm" svg:y2="2.006cm"><text:p/></draw:line><draw:line draw:style-name="gr57" draw:text-style-name="P124" svg:x1="2.358cm" svg:y1="0.027cm" svg:x2="2.358cm" svg:y2="2.006cm"><text:p/></draw:line><draw:line draw:style-name="gr57" draw:text-style-name="P124" svg:x1="0.783cm" svg:y1="0.027cm" svg:x2="0.783cm" svg:y2="2.006cm"><text:p/></draw:line><draw:line draw:style-name="gr57" draw:text-style-name="P124" svg:x1="0.977cm" svg:y1="0.027cm" svg:x2="0.977cm" svg:y2="2.006cm"><text:p/></draw:line><draw:line draw:style-name="gr57" draw:text-style-name="P124" svg:x1="1.178cm" svg:y1="0.027cm" svg:x2="1.178cm" svg:y2="2.006cm"><text:p/></draw:line><draw:line draw:style-name="gr57" draw:text-style-name="P124" svg:x1="1.381cm" svg:y1="0.027cm" svg:x2="1.381cm" svg:y2="2.006cm"><text:p/></draw:line><draw:line draw:style-name="gr57" draw:text-style-name="P124" svg:x1="2.562cm" svg:y1="1.017cm" svg:x2="0.583cm" svg:y2="1.017cm"><text:p/></draw:line><draw:line draw:style-name="gr57" draw:text-style-name="P124" svg:x1="2.562cm" svg:y1="1.212cm" svg:x2="0.583cm" svg:y2="1.212cm"><text:p/></draw:line><draw:line draw:style-name="gr57" draw:text-style-name="P124" svg:x1="2.562cm" svg:y1="1.417cm" svg:x2="0.583cm" svg:y2="1.417cm"><text:p/></draw:line><draw:line draw:style-name="gr57" draw:text-style-name="P124" svg:x1="2.562cm" svg:y1="1.611cm" svg:x2="0.583cm" svg:y2="1.611cm"><text:p/></draw:line><draw:line draw:style-name="gr57" draw:text-style-name="P124" svg:x1="2.562cm" svg:y1="1.805cm" svg:x2="0.583cm" svg:y2="1.805cm"><text:p/></draw:line><draw:line draw:style-name="gr57" draw:text-style-name="P124" svg:x1="2.562cm" svg:y1="0.229cm" svg:x2="0.583cm" svg:y2="0.229cm"><text:p/></draw:line><draw:line draw:style-name="gr57" draw:text-style-name="P124" svg:x1="2.562cm" svg:y1="0.424cm" svg:x2="0.583cm" svg:y2="0.424cm"><text:p/></draw:line><draw:line draw:style-name="gr57" draw:text-style-name="P124" svg:x1="2.562cm" svg:y1="0.626cm" svg:x2="0.583cm" svg:y2="0.626cm"><text:p/></draw:line><draw:line draw:style-name="gr57" draw:text-style-name="P124" svg:x1="2.562cm" svg:y1="0.823cm" svg:x2="0.583cm" svg:y2="0.823cm"><text:p/></draw:line></draw:g><draw:g draw:name="Shape22_1" draw:style-name="gr17"><draw:rect draw:style-name="gr56" draw:text-style-name="P123" svg:width="2.006cm" svg:height="2.006cm" svg:x="3.549cm" svg:y="0.014cm"><text:p/></draw:rect><draw:line draw:style-name="gr57" draw:text-style-name="P124" svg:x1="4.544cm" svg:y1="0.014cm" svg:x2="4.544cm" svg:y2="2.018cm"><text:p/></draw:line><draw:line draw:style-name="gr57" draw:text-style-name="P124" svg:x1="4.747cm" svg:y1="0.014cm" svg:x2="4.747cm" svg:y2="2.018cm"><text:p/></draw:line><draw:line draw:style-name="gr57" draw:text-style-name="P124" svg:x1="4.952cm" svg:y1="0.014cm" svg:x2="4.952cm" svg:y2="2.018cm"><text:p/></draw:line><draw:line draw:style-name="gr57" draw:text-style-name="P124" svg:x1="5.155cm" svg:y1="0.014cm" svg:x2="5.155cm" svg:y2="2.018cm"><text:p/></draw:line><draw:line draw:style-name="gr57" draw:text-style-name="P124" svg:x1="5.349cm" svg:y1="0.014cm" svg:x2="5.349cm" svg:y2="2.018cm"><text:p/></draw:line><draw:line draw:style-name="gr57" draw:text-style-name="P124" svg:x1="3.748cm" svg:y1="0.014cm" svg:x2="3.748cm" svg:y2="2.018cm"><text:p/></draw:line><draw:line draw:style-name="gr57" draw:text-style-name="P124" svg:x1="3.951cm" svg:y1="0.014cm" svg:x2="3.951cm" svg:y2="2.018cm"><text:p/></draw:line><draw:line draw:style-name="gr57" draw:text-style-name="P124" svg:x1="4.152cm" svg:y1="0.014cm" svg:x2="4.152cm" svg:y2="2.018cm"><text:p/></draw:line><draw:line draw:style-name="gr57" draw:text-style-name="P124" svg:x1="4.355cm" svg:y1="0.014cm" svg:x2="4.355cm" svg:y2="2.018cm"><text:p/></draw:line><draw:line draw:style-name="gr57" draw:text-style-name="P124" svg:x1="5.553cm" svg:y1="1.009cm" svg:x2="3.549cm" svg:y2="1.009cm"><text:p/></draw:line><draw:line draw:style-name="gr57" draw:text-style-name="P124" svg:x1="5.553cm" svg:y1="1.212cm" svg:x2="3.549cm" svg:y2="1.212cm"><text:p/></draw:line><draw:line draw:style-name="gr57" draw:text-style-name="P124" svg:x1="5.553cm" svg:y1="1.417cm" svg:x2="3.549cm" svg:y2="1.417cm"><text:p/></draw:line><draw:line draw:style-name="gr57" draw:text-style-name="P124" svg:x1="5.553cm" svg:y1="1.617cm" svg:x2="3.549cm" svg:y2="1.617cm"><text:p/></draw:line><draw:line draw:style-name="gr57" draw:text-style-name="P124" svg:x1="5.553cm" svg:y1="1.814cm" svg:x2="3.549cm" svg:y2="1.814cm"><text:p/></draw:line><draw:line draw:style-name="gr57" draw:text-style-name="P124" svg:x1="5.553cm" svg:y1="0.213cm" svg:x2="3.549cm" svg:y2="0.213cm"><text:p/></draw:line><draw:line draw:style-name="gr57" draw:text-style-name="P124" svg:x1="5.553cm" svg:y1="0.413cm" svg:x2="3.549cm" svg:y2="0.413cm"><text:p/></draw:line><draw:line draw:style-name="gr57" draw:text-style-name="P124" svg:x1="5.553cm" svg:y1="0.614cm" svg:x2="3.549cm" svg:y2="0.614cm"><text:p/></draw:line><draw:line draw:style-name="gr57" draw:text-style-name="P124" svg:x1="5.553cm" svg:y1="0.815cm" svg:x2="3.549cm" svg:y2="0.815cm"><text:p/></draw:line></draw:g><draw:g draw:name="Shape22_2" draw:style-name="gr17"><draw:rect draw:style-name="gr56" draw:text-style-name="P123" svg:width="2.022cm" svg:height="2.022cm" svg:x="6.447cm" svg:y="0.014cm"><text:p/></draw:rect><draw:line draw:style-name="gr57" draw:text-style-name="P124" svg:x1="7.457cm" svg:y1="0.014cm" svg:x2="7.457cm" svg:y2="2.035cm"><text:p/></draw:line><draw:line draw:style-name="gr57" draw:text-style-name="P124" svg:x1="7.659cm" svg:y1="0.014cm" svg:x2="7.659cm" svg:y2="2.035cm"><text:p/></draw:line><draw:line draw:style-name="gr57" draw:text-style-name="P124" svg:x1="7.865cm" svg:y1="0.014cm" svg:x2="7.865cm" svg:y2="2.035cm"><text:p/></draw:line><draw:line draw:style-name="gr57" draw:text-style-name="P124" svg:x1="8.068cm" svg:y1="0.014cm" svg:x2="8.068cm" svg:y2="2.035cm"><text:p/></draw:line><draw:line draw:style-name="gr57" draw:text-style-name="P124" svg:x1="8.264cm" svg:y1="0.014cm" svg:x2="8.264cm" svg:y2="2.035cm"><text:p/></draw:line><draw:line draw:style-name="gr57" draw:text-style-name="P124" svg:x1="6.652cm" svg:y1="0.014cm" svg:x2="6.652cm" svg:y2="2.035cm"><text:p/></draw:line><draw:line draw:style-name="gr57" draw:text-style-name="P124" svg:x1="6.852cm" svg:y1="0.014cm" svg:x2="6.852cm" svg:y2="2.035cm"><text:p/></draw:line><draw:line draw:style-name="gr57" draw:text-style-name="P124" svg:x1="7.055cm" svg:y1="0.014cm" svg:x2="7.055cm" svg:y2="2.035cm"><text:p/></draw:line><draw:line draw:style-name="gr57" draw:text-style-name="P124" svg:x1="7.261cm" svg:y1="0.014cm" svg:x2="7.261cm" svg:y2="2.035cm"><text:p/></draw:line><draw:line draw:style-name="gr57" draw:text-style-name="P124" svg:x1="8.469cm" svg:y1="1.017cm" svg:x2="6.448cm" svg:y2="1.017cm"><text:p/></draw:line><draw:line draw:style-name="gr57" draw:text-style-name="P124" svg:x1="8.469cm" svg:y1="1.222cm" svg:x2="6.448cm" svg:y2="1.222cm"><text:p/></draw:line><draw:line draw:style-name="gr57" draw:text-style-name="P124" svg:x1="8.469cm" svg:y1="1.429cm" svg:x2="6.448cm" svg:y2="1.429cm"><text:p/></draw:line><draw:line draw:style-name="gr57" draw:text-style-name="P124" svg:x1="8.469cm" svg:y1="1.628cm" svg:x2="6.448cm" svg:y2="1.628cm"><text:p/></draw:line><draw:line draw:style-name="gr57" draw:text-style-name="P124" svg:x1="8.469cm" svg:y1="1.829cm" svg:x2="6.448cm" svg:y2="1.829cm"><text:p/></draw:line><draw:line draw:style-name="gr57" draw:text-style-name="P124" svg:x1="8.469cm" svg:y1="0.213cm" svg:x2="6.448cm" svg:y2="0.213cm"><text:p/></draw:line><draw:line draw:style-name="gr57" draw:text-style-name="P124" svg:x1="8.469cm" svg:y1="0.413cm" svg:x2="6.448cm" svg:y2="0.413cm"><text:p/></draw:line><draw:line draw:style-name="gr57" draw:text-style-name="P124" svg:x1="8.469cm" svg:y1="0.62cm" svg:x2="6.448cm" svg:y2="0.62cm"><text:p/></draw:line><draw:line draw:style-name="gr57" draw:text-style-name="P124" svg:x1="8.469cm" svg:y1="0.823cm" svg:x2="6.448cm" svg:y2="0.823cm"><text:p/></draw:lin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<text:s text:c="10"/></text:span><text:span text:style-name="_5f_Caractères"><draw:frame draw:style-name="fr5" draw:name="Object8" text:anchor-type="as-char" svg:y="-0.512cm" svg:width="0.663cm" svg:height="0.781cm" draw:z-index="57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_5f_Caractères"><text:s text:c="15"/></text:span><text:span text:style-name="_5f_Caractères"><draw:frame draw:style-name="fr5" draw:name="Object9" text:anchor-type="as-char" svg:y="-0.512cm" svg:width="0.864cm" svg:height="0.781cm" draw:z-index="5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_5f_Caractères"><text:s text:c="17"/>0,89</text:span></text:h>
      <text:h text:style-name="_5f_Paragraphe" text:outline-level="1"><draw:g text:anchor-type="char" draw:z-index="2" draw:name="DrawObject8" draw:style-name="gr16"><draw:g draw:name="Shape23_0" draw:style-name="gr17"><draw:rect draw:style-name="gr144" draw:text-style-name="P135" svg:width="1.9cm" svg:height="1.9cm" svg:x="0.348cm" svg:y="0.092cm"><text:p/></draw:rect><draw:line draw:style-name="gr145" draw:text-style-name="P136" svg:x1="1.3cm" svg:y1="0.091cm" svg:x2="1.3cm" svg:y2="1.99cm"><text:p/></draw:line><draw:line draw:style-name="gr146" draw:text-style-name="P136" svg:x1="1.487cm" svg:y1="0.091cm" svg:x2="1.487cm" svg:y2="1.99cm"><text:p/></draw:line><draw:line draw:style-name="gr147" draw:text-style-name="P136" svg:x1="1.681cm" svg:y1="0.091cm" svg:x2="1.681cm" svg:y2="1.99cm"><text:p/></draw:line><draw:line draw:style-name="gr148" draw:text-style-name="P136" svg:x1="1.868cm" svg:y1="0.091cm" svg:x2="1.868cm" svg:y2="1.99cm"><text:p/></draw:line><draw:line draw:style-name="gr149" draw:text-style-name="P136" svg:x1="2.055cm" svg:y1="0.091cm" svg:x2="2.055cm" svg:y2="1.99cm"><text:p/></draw:line><draw:line draw:style-name="gr150" draw:text-style-name="P136" svg:x1="0.538cm" svg:y1="0.091cm" svg:x2="0.538cm" svg:y2="1.99cm"><text:p/></draw:line><draw:line draw:style-name="gr151" draw:text-style-name="P136" svg:x1="0.725cm" svg:y1="0.091cm" svg:x2="0.725cm" svg:y2="1.99cm"><text:p/></draw:line><draw:line draw:style-name="gr152" draw:text-style-name="P136" svg:x1="0.919cm" svg:y1="0.091cm" svg:x2="0.919cm" svg:y2="1.99cm"><text:p/></draw:line><draw:line draw:style-name="gr153" draw:text-style-name="P136" svg:x1="1.114cm" svg:y1="0.091cm" svg:x2="1.114cm" svg:y2="1.99cm"><text:p/></draw:line><draw:line draw:style-name="gr154" draw:text-style-name="P136" svg:x1="2.251cm" svg:y1="1.041cm" svg:x2="0.352cm" svg:y2="1.041cm"><text:p/></draw:line><draw:line draw:style-name="gr155" draw:text-style-name="P136" svg:x1="2.251cm" svg:y1="1.226cm" svg:x2="0.352cm" svg:y2="1.226cm"><text:p/></draw:line><draw:line draw:style-name="gr156" draw:text-style-name="P136" svg:x1="2.251cm" svg:y1="1.422cm" svg:x2="0.352cm" svg:y2="1.422cm"><text:p/></draw:line><draw:line draw:style-name="gr157" draw:text-style-name="P136" svg:x1="2.251cm" svg:y1="1.607cm" svg:x2="0.352cm" svg:y2="1.607cm"><text:p/></draw:line><draw:line draw:style-name="gr158" draw:text-style-name="P136" svg:x1="2.251cm" svg:y1="1.799cm" svg:x2="0.352cm" svg:y2="1.799cm"><text:p/></draw:line><draw:line draw:style-name="gr159" draw:text-style-name="P136" svg:x1="2.251cm" svg:y1="0.279cm" svg:x2="0.352cm" svg:y2="0.279cm"><text:p/></draw:line><draw:line draw:style-name="gr160" draw:text-style-name="P136" svg:x1="2.251cm" svg:y1="0.467cm" svg:x2="0.352cm" svg:y2="0.467cm"><text:p/></draw:line><draw:line draw:style-name="gr161" draw:text-style-name="P136" svg:x1="2.251cm" svg:y1="0.657cm" svg:x2="0.352cm" svg:y2="0.657cm"><text:p/></draw:line><draw:line draw:style-name="gr162" draw:text-style-name="P136" svg:x1="2.251cm" svg:y1="0.851cm" svg:x2="0.352cm" svg:y2="0.851cm"><text:p/></draw:line><draw:rect draw:style-name="gr163" draw:text-style-name="P135" svg:width="1.9cm" svg:height="1.9cm" svg:x="2.435cm" svg:y="0.088cm"><text:p/></draw:rect><draw:line draw:style-name="gr164" draw:text-style-name="P136" svg:x1="3.392cm" svg:y1="0.088cm" svg:x2="3.392cm" svg:y2="1.987cm"><text:p/></draw:line><draw:line draw:style-name="gr165" draw:text-style-name="P136" svg:x1="3.579cm" svg:y1="0.088cm" svg:x2="3.579cm" svg:y2="1.987cm"><text:p/></draw:line><draw:line draw:style-name="gr166" draw:text-style-name="P136" svg:x1="3.766cm" svg:y1="0.088cm" svg:x2="3.766cm" svg:y2="1.987cm"><text:p/></draw:line><draw:line draw:style-name="gr167" draw:text-style-name="P136" svg:x1="3.952cm" svg:y1="0.088cm" svg:x2="3.952cm" svg:y2="1.987cm"><text:p/></draw:line><draw:line draw:style-name="gr168" draw:text-style-name="P136" svg:x1="4.139cm" svg:y1="0.088cm" svg:x2="4.139cm" svg:y2="1.987cm"><text:p/></draw:line><draw:line draw:style-name="gr169" draw:text-style-name="P136" svg:x1="2.63cm" svg:y1="0.088cm" svg:x2="2.63cm" svg:y2="1.987cm"><text:p/></draw:line><draw:line draw:style-name="gr170" draw:text-style-name="P136" svg:x1="2.817cm" svg:y1="0.088cm" svg:x2="2.817cm" svg:y2="1.987cm"><text:p/></draw:line><draw:line draw:style-name="gr171" draw:text-style-name="P136" svg:x1="3.004cm" svg:y1="0.088cm" svg:x2="3.004cm" svg:y2="1.987cm"><text:p/></draw:line><draw:line draw:style-name="gr172" draw:text-style-name="P136" svg:x1="3.198cm" svg:y1="0.088cm" svg:x2="3.198cm" svg:y2="1.987cm"><text:p/></draw:line><draw:line draw:style-name="gr173" draw:text-style-name="P136" svg:x1="4.335cm" svg:y1="1.032cm" svg:x2="2.436cm" svg:y2="1.032cm"><text:p/></draw:line><draw:line draw:style-name="gr174" draw:text-style-name="P136" svg:x1="4.335cm" svg:y1="1.226cm" svg:x2="2.436cm" svg:y2="1.226cm"><text:p/></draw:line><draw:line draw:style-name="gr175" draw:text-style-name="P136" svg:x1="4.335cm" svg:y1="1.417cm" svg:x2="2.436cm" svg:y2="1.417cm"><text:p/></draw:line><draw:line draw:style-name="gr176" draw:text-style-name="P136" svg:x1="4.335cm" svg:y1="1.606cm" svg:x2="2.436cm" svg:y2="1.606cm"><text:p/></draw:line><draw:line draw:style-name="gr177" draw:text-style-name="P136" svg:x1="4.335cm" svg:y1="1.793cm" svg:x2="2.436cm" svg:y2="1.793cm"><text:p/></draw:line><draw:line draw:style-name="gr178" draw:text-style-name="P136" svg:x1="4.335cm" svg:y1="0.276cm" svg:x2="2.436cm" svg:y2="0.276cm"><text:p/></draw:line><draw:line draw:style-name="gr179" draw:text-style-name="P136" svg:x1="4.335cm" svg:y1="0.467cm" svg:x2="2.436cm" svg:y2="0.467cm"><text:p/></draw:line><draw:line draw:style-name="gr180" draw:text-style-name="P136" svg:x1="4.335cm" svg:y1="0.657cm" svg:x2="2.436cm" svg:y2="0.657cm"><text:p/></draw:line><draw:line draw:style-name="gr181" draw:text-style-name="P136" svg:x1="4.335cm" svg:y1="0.849cm" svg:x2="2.436cm" svg:y2="0.849cm"><text:p/></draw:line></draw:g><draw:custom-shape draw:name="Shape62_2" draw:style-name="gr182" draw:text-style-name="P134" svg:width="0.368cm" svg:height="4.335cm" draw:transform="rotate (1.5707963267949) translate (0.0617361111111111cm 2.301875cm)"><text:p/><draw:enhanced-geometry svg:viewBox="0 0 21600 21600" draw:mirror-horizontal="true" draw:mirror-vertical="false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draw:g><draw:g text:anchor-type="char" draw:z-index="0" draw:name="DrawObject9" draw:style-name="gr16"><draw:g draw:name="Shape23_1" draw:style-name="gr17"><draw:rect draw:style-name="gr144" draw:text-style-name="P135" svg:width="1.915cm" svg:height="1.916cm" svg:x="4.907cm" svg:y="0.117cm"><text:p/></draw:rect><draw:line draw:style-name="gr145" draw:text-style-name="P136" svg:x1="5.864cm" svg:y1="0.118cm" svg:x2="5.864cm" svg:y2="2.033cm"><text:p/></draw:line><draw:line draw:style-name="gr146" draw:text-style-name="P136" svg:x1="6.051cm" svg:y1="0.118cm" svg:x2="6.051cm" svg:y2="2.033cm"><text:p/></draw:line><draw:line draw:style-name="gr147" draw:text-style-name="P136" svg:x1="6.245cm" svg:y1="0.118cm" svg:x2="6.245cm" svg:y2="2.033cm"><text:p/></draw:line><draw:line draw:style-name="gr148" draw:text-style-name="P136" svg:x1="6.44cm" svg:y1="0.118cm" svg:x2="6.44cm" svg:y2="2.033cm"><text:p/></draw:line><draw:line draw:style-name="gr149" draw:text-style-name="P136" svg:x1="6.634cm" svg:y1="0.118cm" svg:x2="6.634cm" svg:y2="2.033cm"><text:p/></draw:line><draw:line draw:style-name="gr150" draw:text-style-name="P136" svg:x1="5.094cm" svg:y1="0.118cm" svg:x2="5.094cm" svg:y2="2.033cm"><text:p/></draw:line><draw:line draw:style-name="gr151" draw:text-style-name="P136" svg:x1="5.297cm" svg:y1="0.118cm" svg:x2="5.297cm" svg:y2="2.033cm"><text:p/></draw:line><draw:line draw:style-name="gr152" draw:text-style-name="P136" svg:x1="5.483cm" svg:y1="0.118cm" svg:x2="5.483cm" svg:y2="2.033cm"><text:p/></draw:line><draw:line draw:style-name="gr153" draw:text-style-name="P136" svg:x1="5.678cm" svg:y1="0.118cm" svg:x2="5.678cm" svg:y2="2.033cm"><text:p/></draw:line><draw:line draw:style-name="gr154" draw:text-style-name="P136" svg:x1="6.823cm" svg:y1="1.074cm" svg:x2="4.908cm" svg:y2="1.074cm"><text:p/></draw:line><draw:line draw:style-name="gr155" draw:text-style-name="P136" svg:x1="6.823cm" svg:y1="1.261cm" svg:x2="4.908cm" svg:y2="1.261cm"><text:p/></draw:line><draw:line draw:style-name="gr156" draw:text-style-name="P136" svg:x1="6.823cm" svg:y1="1.458cm" svg:x2="4.908cm" svg:y2="1.458cm"><text:p/></draw:line><draw:line draw:style-name="gr157" draw:text-style-name="P136" svg:x1="6.823cm" svg:y1="1.644cm" svg:x2="4.908cm" svg:y2="1.644cm"><text:p/></draw:line><draw:line draw:style-name="gr158" draw:text-style-name="P136" svg:x1="6.823cm" svg:y1="1.838cm" svg:x2="4.908cm" svg:y2="1.838cm"><text:p/></draw:line><draw:line draw:style-name="gr159" draw:text-style-name="P136" svg:x1="6.823cm" svg:y1="0.306cm" svg:x2="4.908cm" svg:y2="0.306cm"><text:p/></draw:line><draw:line draw:style-name="gr160" draw:text-style-name="P136" svg:x1="6.823cm" svg:y1="0.499cm" svg:x2="4.908cm" svg:y2="0.499cm"><text:p/></draw:line><draw:line draw:style-name="gr161" draw:text-style-name="P136" svg:x1="6.823cm" svg:y1="0.688cm" svg:x2="4.908cm" svg:y2="0.688cm"><text:p/></draw:line><draw:line draw:style-name="gr162" draw:text-style-name="P136" svg:x1="6.823cm" svg:y1="0.882cm" svg:x2="4.908cm" svg:y2="0.882cm"><text:p/></draw:line><draw:rect draw:style-name="gr163" draw:text-style-name="P135" svg:width="1.918cm" svg:height="1.916cm" svg:x="7.011cm" svg:y="0.113cm"><text:p/></draw:rect><draw:line draw:style-name="gr164" draw:text-style-name="P136" svg:x1="7.971cm" svg:y1="0.113cm" svg:x2="7.971cm" svg:y2="2.028cm"><text:p/></draw:line><draw:line draw:style-name="gr165" draw:text-style-name="P136" svg:x1="8.165cm" svg:y1="0.113cm" svg:x2="8.165cm" svg:y2="2.028cm"><text:p/></draw:line><draw:line draw:style-name="gr166" draw:text-style-name="P136" svg:x1="8.352cm" svg:y1="0.113cm" svg:x2="8.352cm" svg:y2="2.028cm"><text:p/></draw:line><draw:line draw:style-name="gr167" draw:text-style-name="P136" svg:x1="8.546cm" svg:y1="0.113cm" svg:x2="8.546cm" svg:y2="2.028cm"><text:p/></draw:line><draw:line draw:style-name="gr168" draw:text-style-name="P136" svg:x1="8.733cm" svg:y1="0.113cm" svg:x2="8.733cm" svg:y2="2.028cm"><text:p/></draw:line><draw:line draw:style-name="gr169" draw:text-style-name="P136" svg:x1="7.209cm" svg:y1="0.113cm" svg:x2="7.209cm" svg:y2="2.028cm"><text:p/></draw:line><draw:line draw:style-name="gr170" draw:text-style-name="P136" svg:x1="7.396cm" svg:y1="0.113cm" svg:x2="7.396cm" svg:y2="2.028cm"><text:p/></draw:line><draw:line draw:style-name="gr171" draw:text-style-name="P136" svg:x1="7.59cm" svg:y1="0.113cm" svg:x2="7.59cm" svg:y2="2.028cm"><text:p/></draw:line><draw:line draw:style-name="gr172" draw:text-style-name="P136" svg:x1="7.777cm" svg:y1="0.113cm" svg:x2="7.777cm" svg:y2="2.028cm"><text:p/></draw:line><draw:line draw:style-name="gr173" draw:text-style-name="P136" svg:x1="8.93cm" svg:y1="1.067cm" svg:x2="7.015cm" svg:y2="1.067cm"><text:p/></draw:line><draw:line draw:style-name="gr174" draw:text-style-name="P136" svg:x1="8.93cm" svg:y1="1.261cm" svg:x2="7.015cm" svg:y2="1.261cm"><text:p/></draw:line><draw:line draw:style-name="gr175" draw:text-style-name="P136" svg:x1="8.93cm" svg:y1="1.455cm" svg:x2="7.015cm" svg:y2="1.455cm"><text:p/></draw:line><draw:line draw:style-name="gr176" draw:text-style-name="P136" svg:x1="8.93cm" svg:y1="1.644cm" svg:x2="7.015cm" svg:y2="1.644cm"><text:p/></draw:line><draw:line draw:style-name="gr177" draw:text-style-name="P136" svg:x1="8.93cm" svg:y1="1.836cm" svg:x2="7.015cm" svg:y2="1.836cm"><text:p/></draw:line><draw:line draw:style-name="gr178" draw:text-style-name="P136" svg:x1="8.93cm" svg:y1="0.298cm" svg:x2="7.015cm" svg:y2="0.298cm"><text:p/></draw:line><draw:line draw:style-name="gr179" draw:text-style-name="P136" svg:x1="8.93cm" svg:y1="0.499cm" svg:x2="7.015cm" svg:y2="0.499cm"><text:p/></draw:line><draw:line draw:style-name="gr180" draw:text-style-name="P136" svg:x1="8.93cm" svg:y1="0.688cm" svg:x2="7.015cm" svg:y2="0.688cm"><text:p/></draw:line><draw:line draw:style-name="gr181" draw:text-style-name="P136" svg:x1="8.93cm" svg:y1="0.876cm" svg:x2="7.015cm" svg:y2="0.876cm"><text:p/></draw:line></draw:g><draw:custom-shape draw:name="Shape62_1" draw:style-name="gr192" draw:text-style-name="P134" svg:width="0.371cm" svg:height="4.37cm" draw:transform="rotate (1.5707963267949) translate (4.59845833333333cm 2.32304166666667cm)"><text:p/><draw:enhanced-geometry svg:viewBox="0 0 21600 21600" draw:mirror-horizontal="true" draw:mirror-vertical="false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<text:s text:c="18"/>1,6 <text:s text:c="33"/>1,23</text:span></text:h>
      <text:h text:style-name="_5f_Paragraphe" text:outline-level="1"/>
      <text:h text:style-name="_5f_Paragraphe" text:outline-level="1"><draw:g text:anchor-type="char" draw:z-index="13" draw:name="Shape25_0" draw:style-name="gr16"><draw:g draw:style-name="gr17"><draw:rect draw:style-name="gr18" draw:text-style-name="P119" svg:width="2.001cm" svg:height="2.001cm" svg:x="0.639cm" svg:y="0.326cm"><text:p/></draw:rect><draw:line draw:style-name="gr19" draw:text-style-name="P120" svg:x1="1.639cm" svg:y1="0.325cm" svg:x2="1.639cm" svg:y2="2.325cm"><text:p/></draw:line><draw:line draw:style-name="gr20" draw:text-style-name="P120" svg:x1="1.838cm" svg:y1="0.325cm" svg:x2="1.838cm" svg:y2="2.325cm"><text:p/></draw:line><draw:line draw:style-name="gr21" draw:text-style-name="P120" svg:x1="2.041cm" svg:y1="0.325cm" svg:x2="2.041cm" svg:y2="2.325cm"><text:p/></draw:line><draw:line draw:style-name="gr22" draw:text-style-name="P120" svg:x1="2.242cm" svg:y1="0.325cm" svg:x2="2.242cm" svg:y2="2.325cm"><text:p/></draw:line><draw:line draw:style-name="gr23" draw:text-style-name="P120" svg:x1="2.438cm" svg:y1="0.325cm" svg:x2="2.438cm" svg:y2="2.325cm"><text:p/></draw:line><draw:line draw:style-name="gr24" draw:text-style-name="P120" svg:x1="0.838cm" svg:y1="0.325cm" svg:x2="0.838cm" svg:y2="2.325cm"><text:p/></draw:line><draw:line draw:style-name="gr25" draw:text-style-name="P120" svg:x1="1.039cm" svg:y1="0.325cm" svg:x2="1.039cm" svg:y2="2.325cm"><text:p/></draw:line><draw:line draw:style-name="gr26" draw:text-style-name="P120" svg:x1="1.24cm" svg:y1="0.325cm" svg:x2="1.24cm" svg:y2="2.325cm"><text:p/></draw:line><draw:line draw:style-name="gr27" draw:text-style-name="P120" svg:x1="1.443cm" svg:y1="0.325cm" svg:x2="1.443cm" svg:y2="2.325cm"><text:p/></draw:line><draw:line draw:style-name="gr28" draw:text-style-name="P120" svg:x1="2.639cm" svg:y1="1.324cm" svg:x2="0.639cm" svg:y2="1.324cm"><text:p/></draw:line><draw:line draw:style-name="gr29" draw:text-style-name="P120" svg:x1="2.639cm" svg:y1="1.522cm" svg:x2="0.639cm" svg:y2="1.522cm"><text:p/></draw:line><draw:line draw:style-name="gr30" draw:text-style-name="P120" svg:x1="2.639cm" svg:y1="1.722cm" svg:x2="0.639cm" svg:y2="1.722cm"><text:p/></draw:line><draw:line draw:style-name="gr31" draw:text-style-name="P120" svg:x1="2.639cm" svg:y1="1.923cm" svg:x2="0.639cm" svg:y2="1.923cm"><text:p/></draw:line><draw:line draw:style-name="gr32" draw:text-style-name="P120" svg:x1="2.639cm" svg:y1="2.123cm" svg:x2="0.639cm" svg:y2="2.123cm"><text:p/></draw:line><draw:line draw:style-name="gr33" draw:text-style-name="P120" svg:x1="2.639cm" svg:y1="0.519cm" svg:x2="0.639cm" svg:y2="0.519cm"><text:p/></draw:line><draw:line draw:style-name="gr34" draw:text-style-name="P120" svg:x1="2.639cm" svg:y1="0.72cm" svg:x2="0.639cm" svg:y2="0.72cm"><text:p/></draw:line><draw:line draw:style-name="gr35" draw:text-style-name="P120" svg:x1="2.639cm" svg:y1="0.921cm" svg:x2="0.639cm" svg:y2="0.921cm"><text:p/></draw:line><draw:line draw:style-name="gr36" draw:text-style-name="P120" svg:x1="2.639cm" svg:y1="1.124cm" svg:x2="0.639cm" svg:y2="1.124cm"><text:p/></draw:line><draw:rect draw:style-name="gr37" draw:text-style-name="P119" svg:width="2.003cm" svg:height="2.001cm" svg:x="2.837cm" svg:y="0.323cm"><text:p/></draw:rect><draw:line draw:style-name="gr38" draw:text-style-name="P120" svg:x1="3.84cm" svg:y1="0.321cm" svg:x2="3.84cm" svg:y2="2.321cm"><text:p/></draw:line><draw:line draw:style-name="gr39" draw:text-style-name="P120" svg:x1="4.037cm" svg:y1="0.321cm" svg:x2="4.037cm" svg:y2="2.321cm"><text:p/></draw:line><draw:line draw:style-name="gr40" draw:text-style-name="P120" svg:x1="4.238cm" svg:y1="0.321cm" svg:x2="4.238cm" svg:y2="2.321cm"><text:p/></draw:line><draw:line draw:style-name="gr41" draw:text-style-name="P120" svg:x1="4.438cm" svg:y1="0.321cm" svg:x2="4.438cm" svg:y2="2.321cm"><text:p/></draw:line><draw:line draw:style-name="gr42" draw:text-style-name="P120" svg:x1="4.636cm" svg:y1="0.321cm" svg:x2="4.636cm" svg:y2="2.321cm"><text:p/></draw:line><draw:line draw:style-name="gr43" draw:text-style-name="P120" svg:x1="3.041cm" svg:y1="0.321cm" svg:x2="3.041cm" svg:y2="2.321cm"><text:p/></draw:line><draw:line draw:style-name="gr44" draw:text-style-name="P120" svg:x1="3.238cm" svg:y1="0.321cm" svg:x2="3.238cm" svg:y2="2.321cm"><text:p/></draw:line><draw:line draw:style-name="gr45" draw:text-style-name="P120" svg:x1="3.438cm" svg:y1="0.321cm" svg:x2="3.438cm" svg:y2="2.321cm"><text:p/></draw:line><draw:line draw:style-name="gr46" draw:text-style-name="P120" svg:x1="3.639cm" svg:y1="0.321cm" svg:x2="3.639cm" svg:y2="2.321cm"><text:p/></draw:line><draw:line draw:style-name="gr47" draw:text-style-name="P120" svg:x1="4.84cm" svg:y1="1.318cm" svg:x2="2.84cm" svg:y2="1.318cm"><text:p/></draw:line><draw:line draw:style-name="gr48" draw:text-style-name="P120" svg:x1="4.84cm" svg:y1="1.522cm" svg:x2="2.84cm" svg:y2="1.522cm"><text:p/></draw:line><draw:line draw:style-name="gr49" draw:text-style-name="P120" svg:x1="4.84cm" svg:y1="1.722cm" svg:x2="2.84cm" svg:y2="1.722cm"><text:p/></draw:line><draw:line draw:style-name="gr50" draw:text-style-name="P120" svg:x1="4.84cm" svg:y1="1.921cm" svg:x2="2.84cm" svg:y2="1.921cm"><text:p/></draw:line><draw:line draw:style-name="gr51" draw:text-style-name="P120" svg:x1="4.84cm" svg:y1="2.117cm" svg:x2="2.84cm" svg:y2="2.117cm"><text:p/></draw:line><draw:line draw:style-name="gr52" draw:text-style-name="P120" svg:x1="4.84cm" svg:y1="0.519cm" svg:x2="2.84cm" svg:y2="0.519cm"><text:p/></draw:line><draw:line draw:style-name="gr53" draw:text-style-name="P120" svg:x1="4.84cm" svg:y1="0.72cm" svg:x2="2.84cm" svg:y2="0.72cm"><text:p/></draw:line><draw:line draw:style-name="gr54" draw:text-style-name="P120" svg:x1="4.84cm" svg:y1="0.921cm" svg:x2="2.84cm" svg:y2="0.921cm"><text:p/></draw:line><draw:line draw:style-name="gr55" draw:text-style-name="P120" svg:x1="4.84cm" svg:y1="1.122cm" svg:x2="2.84cm" svg:y2="1.122cm"><text:p/></draw:line></draw:g><draw:g draw:style-name="gr17"><draw:rect draw:style-name="gr56" draw:text-style-name="P121" svg:width="2.001cm" svg:height="2.001cm" svg:x="4.992cm" svg:y="0.316cm"><text:p/></draw:rect><draw:line draw:style-name="gr57" draw:text-style-name="P122" svg:x1="5.992cm" svg:y1="0.314cm" svg:x2="5.992cm" svg:y2="2.314cm"><text:p/></draw:line><draw:line draw:style-name="gr57" draw:text-style-name="P122" svg:x1="6.193cm" svg:y1="0.314cm" svg:x2="6.193cm" svg:y2="2.314cm"><text:p/></draw:line><draw:line draw:style-name="gr57" draw:text-style-name="P122" svg:x1="6.396cm" svg:y1="0.314cm" svg:x2="6.396cm" svg:y2="2.314cm"><text:p/></draw:line><draw:line draw:style-name="gr57" draw:text-style-name="P122" svg:x1="6.597cm" svg:y1="0.314cm" svg:x2="6.597cm" svg:y2="2.314cm"><text:p/></draw:line><draw:line draw:style-name="gr57" draw:text-style-name="P122" svg:x1="6.791cm" svg:y1="0.314cm" svg:x2="6.791cm" svg:y2="2.314cm"><text:p/></draw:line><draw:line draw:style-name="gr57" draw:text-style-name="P122" svg:x1="5.193cm" svg:y1="0.314cm" svg:x2="5.193cm" svg:y2="2.314cm"><text:p/></draw:line><draw:line draw:style-name="gr57" draw:text-style-name="P122" svg:x1="5.394cm" svg:y1="0.314cm" svg:x2="5.394cm" svg:y2="2.314cm"><text:p/></draw:line><draw:line draw:style-name="gr57" draw:text-style-name="P122" svg:x1="5.592cm" svg:y1="0.314cm" svg:x2="5.592cm" svg:y2="2.314cm"><text:p/></draw:line><draw:line draw:style-name="gr57" draw:text-style-name="P122" svg:x1="5.798cm" svg:y1="0.314cm" svg:x2="5.798cm" svg:y2="2.314cm"><text:p/></draw:line><draw:line draw:style-name="gr57" draw:text-style-name="P122" svg:x1="6.992cm" svg:y1="1.311cm" svg:x2="4.992cm" svg:y2="1.311cm"><text:p/></draw:line><draw:line draw:style-name="gr57" draw:text-style-name="P122" svg:x1="6.992cm" svg:y1="1.512cm" svg:x2="4.992cm" svg:y2="1.512cm"><text:p/></draw:line><draw:line draw:style-name="gr57" draw:text-style-name="P122" svg:x1="6.992cm" svg:y1="1.715cm" svg:x2="4.992cm" svg:y2="1.715cm"><text:p/></draw:line><draw:line draw:style-name="gr57" draw:text-style-name="P122" svg:x1="6.992cm" svg:y1="1.914cm" svg:x2="4.992cm" svg:y2="1.914cm"><text:p/></draw:line><draw:line draw:style-name="gr57" draw:text-style-name="P122" svg:x1="6.992cm" svg:y1="2.11cm" svg:x2="4.992cm" svg:y2="2.11cm"><text:p/></draw:line><draw:line draw:style-name="gr57" draw:text-style-name="P122" svg:x1="6.992cm" svg:y1="0.512cm" svg:x2="4.992cm" svg:y2="0.512cm"><text:p/></draw:line><draw:line draw:style-name="gr57" draw:text-style-name="P122" svg:x1="6.992cm" svg:y1="0.713cm" svg:x2="4.992cm" svg:y2="0.713cm"><text:p/></draw:line><draw:line draw:style-name="gr57" draw:text-style-name="P122" svg:x1="6.992cm" svg:y1="0.913cm" svg:x2="4.992cm" svg:y2="0.913cm"><text:p/></draw:line><draw:line draw:style-name="gr57" draw:text-style-name="P122" svg:x1="6.992cm" svg:y1="1.115cm" svg:x2="4.992cm" svg:y2="1.115cm"><text:p/></draw:lin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custom-shape text:anchor-type="paragraph" draw:z-index="3" draw:name="Shape62_3" draw:style-name="gr143" draw:text-style-name="P134" svg:width="0.436cm" svg:height="6.446cm" draw:transform="rotate (1.5707963267949) translate (0.631472222222222cm 0.416277777777778cm)"><text:p/><draw:enhanced-geometry svg:viewBox="0 0 21600 21600" draw:mirror-horizontal="true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h>
      <text:h text:style-name="_5f_Paragraphe" text:outline-level="1"><text:span text:style-name="_5f_Caractères"><text:s text:c="31"/>2,74</text:span></text:h>
      <text:list xml:id="list230707198383104" text:continue-numbering="true" text:style-name="_5f_Numérotation_20_des_20_exercices">
        <text:list-item>
          <text:h text:style-name="P107" text:outline-level="1"><text:span text:style-name="_5f_Caractères">Voici un puzzle de 5 pièces.</text:span></text:h>
        </text:list-item>
      </text:list>
      <text:h text:style-name="_5f_Paragraphe" text:outline-level="1"><draw:g text:anchor-type="paragraph" draw:z-index="1" draw:name="Shape4" draw:style-name="gr99"><draw:g draw:style-name="gr17"><draw:line draw:style-name="gr183" draw:text-style-name="P137" svg:x1="0.747cm" svg:y1="0.2cm" svg:x2="0.747cm" svg:y2="4.221cm"><text:p/></draw:line><draw:line draw:style-name="gr183" draw:text-style-name="P137" svg:x1="1.249cm" svg:y1="0.2cm" svg:x2="1.249cm" svg:y2="4.221cm"><text:p/></draw:line><draw:line draw:style-name="gr183" draw:text-style-name="P137" svg:x1="1.75cm" svg:y1="0.2cm" svg:x2="1.75cm" svg:y2="4.221cm"><text:p/></draw:line><draw:line draw:style-name="gr183" draw:text-style-name="P137" svg:x1="2.252cm" svg:y1="0.2cm" svg:x2="2.252cm" svg:y2="4.221cm"><text:p/></draw:line><draw:line draw:style-name="gr183" draw:text-style-name="P137" svg:x1="2.754cm" svg:y1="0.2cm" svg:x2="2.754cm" svg:y2="4.221cm"><text:p/></draw:line><draw:line draw:style-name="gr183" draw:text-style-name="P137" svg:x1="3.256cm" svg:y1="0.2cm" svg:x2="3.256cm" svg:y2="4.221cm"><text:p/></draw:line><draw:line draw:style-name="gr183" draw:text-style-name="P137" svg:x1="3.757cm" svg:y1="0.2cm" svg:x2="3.757cm" svg:y2="4.221cm"><text:p/></draw:line><draw:line draw:style-name="gr183" draw:text-style-name="P137" svg:x1="4.259cm" svg:y1="0.2cm" svg:x2="4.259cm" svg:y2="4.221cm"><text:p/></draw:line><draw:line draw:style-name="gr183" draw:text-style-name="P137" svg:x1="4.761cm" svg:y1="0.2cm" svg:x2="4.761cm" svg:y2="4.221cm"><text:p/></draw:line><draw:line draw:style-name="gr183" draw:text-style-name="P137" svg:x1="5.263cm" svg:y1="0.2cm" svg:x2="5.263cm" svg:y2="4.221cm"><text:p/></draw:line><draw:line draw:style-name="gr183" draw:text-style-name="P137" svg:x1="5.765cm" svg:y1="0.2cm" svg:x2="5.765cm" svg:y2="4.221cm"><text:p/></draw:line><draw:line draw:style-name="gr183" draw:text-style-name="P137" svg:x1="6.266cm" svg:y1="0.2cm" svg:x2="6.266cm" svg:y2="4.221cm"><text:p/></draw:line><draw:line draw:style-name="gr183" draw:text-style-name="P137" svg:x1="6.768cm" svg:y1="0.2cm" svg:x2="6.768cm" svg:y2="4.221cm"><text:p/></draw:line><draw:line draw:style-name="gr183" draw:text-style-name="P137" svg:x1="0.747cm" svg:y1="0.2cm" svg:x2="6.768cm" svg:y2="0.2cm"><text:p/></draw:line><draw:line draw:style-name="gr183" draw:text-style-name="P137" svg:x1="0.747cm" svg:y1="0.702cm" svg:x2="6.768cm" svg:y2="0.702cm"><text:p/></draw:line><draw:line draw:style-name="gr183" draw:text-style-name="P137" svg:x1="0.747cm" svg:y1="1.202cm" svg:x2="6.768cm" svg:y2="1.202cm"><text:p/></draw:line><draw:line draw:style-name="gr183" draw:text-style-name="P137" svg:x1="0.747cm" svg:y1="1.704cm" svg:x2="6.768cm" svg:y2="1.704cm"><text:p/></draw:line><draw:line draw:style-name="gr183" draw:text-style-name="P137" svg:x1="0.747cm" svg:y1="2.205cm" svg:x2="6.768cm" svg:y2="2.205cm"><text:p/></draw:line><draw:line draw:style-name="gr183" draw:text-style-name="P137" svg:x1="0.747cm" svg:y1="2.711cm" svg:x2="6.768cm" svg:y2="2.711cm"><text:p/></draw:line><draw:line draw:style-name="gr183" draw:text-style-name="P137" svg:x1="0.747cm" svg:y1="3.212cm" svg:x2="6.768cm" svg:y2="3.212cm"><text:p/></draw:line><draw:line draw:style-name="gr183" draw:text-style-name="P137" svg:x1="0.747cm" svg:y1="3.718cm" svg:x2="6.768cm" svg:y2="3.718cm"><text:p/></draw:line><draw:line draw:style-name="gr183" draw:text-style-name="P137" svg:x1="0.747cm" svg:y1="4.221cm" svg:x2="6.768cm" svg:y2="4.221cm"><text:p/></draw:line></draw:g><draw:g draw:style-name="gr17"><draw:polygon draw:style-name="gr184" draw:text-style-name="P138" svg:width="2.006cm" svg:height="2.01cm" svg:x="0.747cm" svg:y="0.2cm" svg:viewBox="0 0 2007 2011" draw:points="0,0 2007,0 2007,2011 0,2011"><text:p/></draw:polygon><draw:polygon draw:style-name="gr185" draw:text-style-name="P139" svg:width="4.013cm" svg:height="2.01cm" svg:x="0.747cm" svg:y="2.205cm" svg:viewBox="0 0 4014 2011" draw:points="0,0 2007,0 4014,2011 0,2011"><text:p/></draw:polygon><draw:polygon draw:style-name="gr186" draw:text-style-name="P140" svg:width="2.006cm" svg:height="4.022cm" svg:x="2.754cm" svg:y="0.2cm" svg:viewBox="0 0 2007 4023" draw:points="0,2011 0,0 2007,2011 2007,4023"><text:p/></draw:polygon><draw:polygon draw:style-name="gr187" draw:text-style-name="P141" svg:width="4.013cm" svg:height="4.022cm" svg:x="2.754cm" svg:y="0.2cm" svg:viewBox="0 0 4014 4023" draw:points="0,0 4014,0 4014,4023 2007,2011"><text:p/></draw:polygon><draw:polygon draw:style-name="gr188" draw:text-style-name="P142" svg:width="2.006cm" svg:height="2.01cm" svg:x="4.761cm" svg:y="2.205cm" svg:viewBox="0 0 2007 2011" draw:points="0,2011 0,0 2007,2011"><text:p/></draw:polygon></draw:g><draw:frame draw:style-name="gr189" draw:text-style-name="P144" svg:width="0.888cm" svg:height="0.724cm" svg:x="1.318cm" svg:y="0.852cm"><draw:text-box><text:p text:style-name="P143"><text:span text:style-name="T185"></text:span></text:p></draw:text-box></draw:frame><draw:frame draw:style-name="gr190" draw:text-style-name="P145" svg:width="0.892cm" svg:height="0.724cm" svg:x="3.316cm" svg:y="1.861cm"><draw:text-box><text:p text:style-name="P143"><text:span text:style-name="T186"></text:span></text:p></draw:text-box></draw:frame><draw:frame draw:style-name="gr191" draw:text-style-name="P144" svg:width="0.886cm" svg:height="0.724cm" svg:x="1.305cm" svg:y="2.864cm"><draw:text-box><text:p text:style-name="P143"><text:span text:style-name="T185"></text:span></text:p></draw:text-box></draw:frame><draw:frame draw:style-name="gr191" draw:text-style-name="P144" svg:width="0.886cm" svg:height="0.724cm" svg:x="5.075cm" svg:y="3.365cm"><draw:text-box><text:p text:style-name="P143"><text:span text:style-name="T185"></text:span></text:p></draw:text-box></draw:frame><draw:frame draw:style-name="gr189" draw:text-style-name="P144" svg:width="0.888cm" svg:height="0.724cm" svg:x="5.322cm" svg:y="1.354cm"><draw:text-box><text:p text:style-name="P143"><text:span text:style-name="T185">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Quelle fraction du grand rectangle représente chaque pièce ? <text:s/></text:span></text:h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  <text:h text:style-name="P100" text:outline-level="1"><text:span text:style-name="_5f_Caractères">Avec quelles pièces peut-on recouvrir exactement sans chevauchement la pièce </text:span><text:span text:style-name="_5f_Caractères"><text:span text:style-name="T178"></text:span></text:span><text:span text:style-name="_5f_Caractères"><text:span text:style-name="T179"> </text:span></text:span><text:span text:style-name="_5f_Caractères">?</text:span></text:h>
      <text:p text:style-name="_5f_Paragraphe_5f_Réponse_5f_Pointillés_5f_Grisés"><text:span text:style-name="_5f_pointillés_20_gris">………………………………………………………………….</text:span></text:p>
      <text:h text:style-name="_5f_Paragraphe" text:outline-level="1"><text:span text:style-name="_5f_Caractères">Quelle fraction de chaque pièce représente la pièce </text:span><text:span text:style-name="_5f_Caractères_5f_opensymbol"><text:span text:style-name="T180"></text:span></text:span><text:span text:style-name="_5f_Caractères"><text:span text:style-name="T181"> </text:span></text:span><text:span text:style-name="_5f_Caractères">? (Tu peux t'aider en faisant le dessin de chaque figure et des découpages.)</text:span></text:h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Lucida Sans" svg:font-family="'Lucida Sans'" style:font-pitch="variable" style:font-charset="x-symbol"/>
    <style:font-face style:name="OpenSymbol1" svg:font-family="OpenSymbol" style:font-pitch="variable" style:font-charset="x-symbol"/>
    <style:font-face style:name="SimSun2" svg:font-family="SimSun" style:font-pitch="variable" style:font-charset="x-symbol"/>
    <style:font-face style:name="Times New Roman3" svg:font-family="'Times New Roman'" style:font-pitch="variable" style:font-charset="x-symbol"/>
    <style:font-face style:name="Wingdings2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Times New Roman2" svg:font-family="'Times New Roman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3" svg:font-family="SimSun" style:font-family-generic="system" style:font-pitch="variable" style:font-charset="x-symbol"/>
    <style:font-face style:name="OpenSymbol" svg:font-family="OpenSymbol"/>
    <style:font-face style:name="Tahoma2" svg:font-family="Tahoma"/>
    <style:font-face style:name="Wingdings" svg:font-family="Wingdings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3" svg:font-family="'Lucida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3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3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3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3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3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3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3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3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3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3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3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3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3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3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3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3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3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6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paragraph-rsid="00863005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 style:parent-style-name="Footer">
      <style:text-properties officeooo:paragraph-rsid="00c384cf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863005"/>
    </style:style>
    <style:style style:name="MP1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90300d"/>
    </style:style>
    <style:style style:name="MP1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268e0aa" officeooo:paragraph-rsid="0273bdf8"/>
    </style:style>
    <style:style style:name="MP15" style:family="paragraph">
      <loext:graphic-properties draw:fill="solid" draw:fill-color="#d7e12c"/>
    </style:style>
    <style:style style:name="MP1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1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ec1f2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8bae53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13b7d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66e99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5" style:family="paragraph" style:parent-style-name="Header">
      <style:paragraph-properties fo:text-align="start" style:justify-single-word="false"/>
      <style:text-properties officeooo:paragraph-rsid="0289fb01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8" style:family="paragraph" style:parent-style-name="Footer">
      <style:text-properties officeooo:paragraph-rsid="00d4df5c"/>
    </style:style>
    <style:style style:name="MP29" style:family="paragraph" style:parent-style-name="_5f_Header_20_N_20_page_20_impaire_20__28_D_29_">
      <style:paragraph-properties fo:text-align="start" style:justify-single-word="false"/>
    </style:style>
    <style:style style:name="MP30" style:family="paragraph" style:parent-style-name="Footer">
      <style:paragraph-properties fo:text-align="end" style:justify-single-word="false"/>
      <style:text-properties officeooo:paragraph-rsid="00d4df5c"/>
    </style:style>
    <style:style style:name="MP31" style:family="paragraph" style:parent-style-name="Footer">
      <style:paragraph-properties fo:text-align="start" style:justify-single-word="false"/>
      <style:text-properties officeooo:paragraph-rsid="00d4df5c"/>
    </style:style>
    <style:style style:name="MP32" style:family="paragraph" style:parent-style-name="_5f_Header_20_G_20_page_20_impaire_20__28_D_29_">
      <style:text-properties officeooo:paragraph-rsid="01259ec2"/>
    </style:style>
    <style:style style:name="MP33" style:family="paragraph" style:parent-style-name="_5f_Header_20_G_20_page_20_paire_20__28_G_29_">
      <style:text-properties officeooo:paragraph-rsid="00eb2abc"/>
    </style:style>
    <style:style style:name="MP3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fo:font-size="9pt" style:font-size-asian="9pt" style:font-size-complex="9pt"/>
    </style:style>
    <style:style style:name="MP3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9" style:family="paragraph" style:parent-style-name="Header">
      <style:paragraph-properties fo:text-align="center" style:justify-single-word="false"/>
      <style:text-properties officeooo:paragraph-rsid="00ab054e"/>
    </style:style>
    <style:style style:name="MP40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1" style:family="paragraph" style:parent-style-name="_5f_Header_20_G_20_page_20_paire_20__28_G_29_">
      <style:paragraph-properties fo:text-align="start" style:justify-single-word="false"/>
    </style:style>
    <style:style style:name="MP42" style:family="paragraph" style:parent-style-name="Footer">
      <style:text-properties officeooo:paragraph-rsid="030c4d7d"/>
    </style:style>
    <style:style style:name="MP43" style:family="paragraph" style:parent-style-name="_5f_Header_20_G_20_page_20_paire_20__28_G_29_">
      <style:text-properties officeooo:paragraph-rsid="0334a5be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6" style:family="paragraph" style:parent-style-name="Footer">
      <style:text-properties officeooo:paragraph-rsid="008d016c"/>
    </style:style>
    <style:style style:name="MP4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2" style:family="paragraph" style:parent-style-name="Footer">
      <style:text-properties officeooo:paragraph-rsid="010f7046"/>
    </style:style>
    <style:style style:name="MP53" style:family="paragraph" style:parent-style-name="Footer">
      <style:text-properties officeooo:paragraph-rsid="01120261"/>
    </style:style>
    <style:style style:name="MP54" style:family="paragraph" style:parent-style-name="Header">
      <style:paragraph-properties fo:margin-left="0cm" fo:margin-right="0cm" fo:text-indent="0cm" style:auto-text-indent="false"/>
    </style:style>
    <style:style style:name="MP5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6" style:family="paragraph" style:parent-style-name="_5f_Header_20_N_20_page_20_impaire_20__28_D_29_">
      <style:text-properties officeooo:rsid="027aa87d" officeooo:paragraph-rsid="027aa87d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0" style:family="paragraph" style:parent-style-name="Footer">
      <style:text-properties officeooo:rsid="0242edd8" officeooo:paragraph-rsid="0242edd8"/>
    </style:style>
    <style:style style:name="MP61" style:family="paragraph" style:parent-style-name="Footer">
      <style:paragraph-properties fo:text-align="start" style:justify-single-word="false"/>
      <style:text-properties officeooo:paragraph-rsid="0211dd7e"/>
    </style:style>
    <style:style style:name="MP62" style:family="paragraph" style:parent-style-name="Head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2bcc5" officeooo:paragraph-rsid="0202bcc5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5" style:family="paragraph" style:parent-style-name="Footer">
      <style:text-properties officeooo:paragraph-rsid="00a59a60"/>
    </style:style>
    <style:style style:name="MP66" style:family="paragraph" style:parent-style-name="Footer">
      <style:text-properties officeooo:paragraph-rsid="004274bc"/>
    </style:style>
    <style:style style:name="MP67" style:family="paragraph" style:parent-style-name="Header">
      <style:paragraph-properties fo:text-align="center" style:justify-single-word="false"/>
      <style:text-properties officeooo:paragraph-rsid="00c10aa6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6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3" style:family="paragraph" style:parent-style-name="Footer">
      <style:text-properties officeooo:paragraph-rsid="00d8520c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5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e4367" officeooo:paragraph-rsid="020e4367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4ea98" officeooo:paragraph-rsid="0204ea98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7" style:family="paragraph" style:parent-style-name="_5f_Header_20_G_20_page_20_impaire_20__28_D_29_">
      <style:text-properties officeooo:paragraph-rsid="00c87b35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1fbd77d" officeooo:paragraph-rsid="01fbd77d"/>
    </style:style>
    <style:style style:name="M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8825c" officeooo:paragraph-rsid="0208825c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2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3" style:family="paragraph" style:parent-style-name="Footer">
      <style:text-properties officeooo:rsid="001f8a2d" officeooo:paragraph-rsid="00bd36bc"/>
    </style:style>
    <style:style style:name="MP94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5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11350d1" officeooo:paragraph-rsid="011350d1"/>
    </style:style>
    <style:style style:name="MP9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8" style:family="paragraph">
      <loext:graphic-properties draw:fill="solid" draw:fill-color="#1ca2b8"/>
    </style:style>
    <style:style style:name="MP99" style:family="paragraph" style:parent-style-name="Footer">
      <style:text-properties officeooo:rsid="001f8a2d" officeooo:paragraph-rsid="002b33ed"/>
    </style:style>
    <style:style style:name="MP100" style:family="paragraph" style:parent-style-name="Footer">
      <style:text-properties officeooo:rsid="0096b4e2" officeooo:paragraph-rsid="0096b4e2"/>
    </style:style>
    <style:style style:name="MP101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paragraph-rsid="0096b4e2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2a682f9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7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8" style:family="paragraph" style:parent-style-name="Header">
      <style:paragraph-properties fo:text-align="start" style:justify-single-word="false"/>
      <style:text-properties officeooo:paragraph-rsid="02a56131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T1" style:family="text">
      <style:text-properties fo:font-variant="small-caps" fo:color="#d7e12c" loext:opacity="100%" style:font-name="Bitstream Vera Sans1" fo:font-size="16pt" fo:font-style="normal" fo:text-shadow="none" fo:font-weight="bold" officeooo:rsid="00248e62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09206bf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6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" style:family="text">
      <style:text-properties fo:font-variant="small-caps" fo:color="#d7e12c" loext:opacity="100%" style:font-name="Bitstream Vera Sans1" fo:font-size="16pt" fo:font-style="normal" fo:text-shadow="none" fo:font-weight="bold" officeooo:rsid="009c03d7"/>
    </style:style>
    <style:style style:name="MT1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" style:family="text">
      <style:text-properties officeooo:rsid="0160d7ef"/>
    </style:style>
    <style:style style:name="MT13" style:family="text">
      <style:text-properties officeooo:rsid="0072f07f"/>
    </style:style>
    <style:style style:name="MT14" style:family="text">
      <style:text-properties officeooo:rsid="026ec296"/>
    </style:style>
    <style:style style:name="MT15" style:family="text">
      <style:text-properties officeooo:rsid="0272f9e5"/>
    </style:style>
    <style:style style:name="MT16" style:family="text">
      <style:text-properties officeooo:rsid="02757f12"/>
    </style:style>
    <style:style style:name="MT17" style:family="text">
      <style:text-properties officeooo:rsid="02735980"/>
    </style:style>
    <style:style style:name="MT18" style:family="text">
      <style:text-properties fo:font-variant="small-caps" fo:color="#d7e12c" loext:opacity="100%" style:font-name="Bitstream Vera Sans1" fo:font-size="16pt" fo:font-style="normal" fo:text-shadow="none" fo:font-weight="bold" officeooo:rsid="0274790a"/>
    </style:style>
    <style:style style:name="MT19" style:family="text">
      <style:text-properties fo:font-variant="small-caps" fo:color="#d7e12c" loext:opacity="100%" style:font-name="Bitstream Vera Sans1" fo:font-size="16pt" fo:font-style="normal" fo:text-shadow="none" fo:font-weight="bold" officeooo:rsid="02767d15"/>
    </style:style>
    <style:style style:name="MT2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3" style:family="text">
      <style:text-properties officeooo:rsid="01b6dc57"/>
    </style:style>
    <style:style style:name="MT24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6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7" style:family="text">
      <style:text-properties officeooo:rsid="00b5d2d1"/>
    </style:style>
    <style:style style:name="MT28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29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0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1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3" style:family="text">
      <style:text-properties officeooo:rsid="015f088a"/>
    </style:style>
    <style:style style:name="MT34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5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6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38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40" style:family="text">
      <style:text-properties officeooo:rsid="01f8729d"/>
    </style:style>
    <style:style style:name="MT41" style:family="text">
      <style:text-properties officeooo:rsid="010c4d3a"/>
    </style:style>
    <style:style style:name="MT42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3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4" style:family="text"/>
    <style:style style:name="MT45" style:family="text">
      <style:text-properties fo:font-size="16pt" style:font-size-asian="16pt" style:font-size-complex="16pt"/>
    </style:style>
    <style:style style:name="MT4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49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officeooo:rsid="00b6801f"/>
    </style:style>
    <style:style style:name="MT51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3" style:family="text">
      <style:text-properties officeooo:rsid="0334a5be"/>
    </style:style>
    <style:style style:name="MT54" style:family="text">
      <style:text-properties fo:font-variant="small-caps" fo:color="#1ca2b8" loext:opacity="100%" style:font-name="Bitstream Vera Sans1" fo:font-size="16pt" fo:font-style="normal" fo:text-shadow="none" fo:font-weight="bold" officeooo:rsid="0334510d"/>
    </style:style>
    <style:style style:name="MT5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8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59" style:family="text">
      <style:text-properties fo:font-variant="small-caps" fo:color="#1ca2b8" loext:opacity="100%" style:font-name="Bitstream Vera Sans1" fo:font-size="16pt" fo:font-style="normal" fo:text-shadow="none" fo:font-weight="bold" officeooo:rsid="0334a5be"/>
    </style:style>
    <style:style style:name="MT6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1" style:family="text">
      <style:text-properties officeooo:rsid="0315af39"/>
    </style:style>
    <style:style style:name="MT62" style:family="text">
      <style:text-properties fo:font-variant="small-caps" fo:color="#1ca2b8" loext:opacity="100%" style:font-name="Bitstream Vera Sans1" fo:font-size="16pt" fo:font-style="normal" fo:text-shadow="none" fo:font-weight="bold" officeooo:rsid="038bc026"/>
    </style:style>
    <style:style style:name="MT6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5" style:family="text">
      <style:text-properties fo:font-variant="small-caps" fo:color="#1ca2b8" loext:opacity="100%" style:font-name="Bitstream Vera Sans1" fo:font-size="16pt" fo:font-style="normal" fo:text-shadow="none" fo:font-weight="bold" officeooo:rsid="0386731d"/>
    </style:style>
    <style:style style:name="MT66" style:family="text">
      <style:text-properties fo:font-variant="small-caps" fo:color="#1ca2b8" loext:opacity="100%" style:font-name="Bitstream Vera Sans1" fo:font-size="16pt" fo:font-style="normal" fo:text-shadow="none" fo:font-weight="bold" officeooo:rsid="0313166c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30f34d6"/>
    </style:style>
    <style:style style:name="MT6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0" style:family="text">
      <style:text-properties fo:font-variant="small-caps" fo:color="#7fb241" loext:opacity="100%" style:font-name="Bitstream Vera Sans1" fo:font-size="16pt" fo:font-style="normal" fo:text-shadow="none" fo:font-weight="bold" officeooo:rsid="008d016c"/>
    </style:style>
    <style:style style:name="MT71" style:family="text">
      <style:text-properties fo:font-variant="small-caps" fo:color="#7fb241" loext:opacity="100%" style:font-name="Bitstream Vera Sans1" fo:font-size="16pt" fo:font-style="normal" fo:text-shadow="none" fo:font-weight="bold" officeooo:rsid="016f3374"/>
    </style:style>
    <style:style style:name="MT7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4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5" style:family="text">
      <style:text-properties officeooo:rsid="014407b5"/>
    </style:style>
    <style:style style:name="MT76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0" style:family="text">
      <style:text-properties fo:font-variant="small-caps" fo:color="#7fb241" loext:opacity="100%" style:font-name="Bitstream Vera Sans1" fo:font-size="16pt" fo:font-style="normal" fo:text-shadow="none" fo:font-weight="bold" officeooo:rsid="0177e18a"/>
    </style:style>
    <style:style style:name="MT8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2" style:family="text">
      <style:text-properties fo:font-variant="small-caps" fo:color="#7fb241" loext:opacity="100%" style:font-name="Bitstream Vera Sans1" fo:font-size="16pt" fo:font-style="normal" fo:text-shadow="none" fo:font-weight="bold" officeooo:rsid="017f1451"/>
    </style:style>
    <style:style style:name="MT8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7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8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3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5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7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8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1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4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6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1" style:family="text">
      <style:text-properties officeooo:rsid="008d016c"/>
    </style:style>
    <style:style style:name="MT112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3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1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3" style:family="text">
      <style:text-properties officeooo:rsid="009e3fdd"/>
    </style:style>
    <style:style style:name="MT124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8" style:family="text">
      <style:text-properties fo:font-variant="small-caps" officeooo:rsid="0054f64f"/>
    </style:style>
    <style:style style:name="MT129" style:family="text">
      <style:text-properties fo:font-variant="small-caps"/>
    </style:style>
    <style:style style:name="MT130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1" style:family="text">
      <style:text-properties officeooo:rsid="00a4cf55"/>
    </style:style>
    <style:style style:name="MT13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6" style:family="text">
      <style:text-properties officeooo:rsid="005a3fa8"/>
    </style:style>
    <style:style style:name="MT137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38" style:family="text">
      <style:text-properties officeooo:rsid="00415f3a"/>
    </style:style>
    <style:style style:name="MT139" style:family="text">
      <style:text-properties officeooo:rsid="00386ebd"/>
    </style:style>
    <style:style style:name="MT140" style:family="text">
      <style:text-properties fo:font-variant="small-caps" fo:color="#7fb241" loext:opacity="100%" style:font-name="Bitstream Vera Sans1" fo:font-size="16pt" fo:font-style="normal" fo:text-shadow="none" fo:font-weight="bold" officeooo:rsid="020eb4a7"/>
    </style:style>
    <style:style style:name="MT14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4" style:family="text">
      <style:text-properties officeooo:rsid="00a59a60"/>
    </style:style>
    <style:style style:name="MT145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8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49" style:family="text">
      <style:text-properties officeooo:rsid="01fe03f2"/>
    </style:style>
    <style:style style:name="MT150" style:family="text">
      <style:text-properties fo:font-variant="small-caps" officeooo:rsid="0096b4e2"/>
    </style:style>
    <style:style style:name="MT151" style:family="text">
      <style:text-properties fo:font-variant="small-caps" officeooo:rsid="00a847d5"/>
    </style:style>
    <style:style style:name="MT152" style:family="text">
      <style:text-properties officeooo:rsid="0096b4e2"/>
    </style:style>
    <style:style style:name="MT153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6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7" style:family="text">
      <style:text-properties officeooo:rsid="0032e83a"/>
    </style:style>
    <style:style style:name="MT158" style:family="text">
      <style:text-properties officeooo:rsid="002b33ed"/>
    </style:style>
    <style:style style:name="MT15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3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6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7" style:family="text">
      <style:text-properties fo:font-variant="small-caps" officeooo:rsid="007d7a6f"/>
    </style:style>
    <style:style style:name="MT168" style:family="text">
      <style:text-properties officeooo:rsid="00a59037"/>
    </style:style>
    <style:style style:name="MT169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1" style:family="text">
      <style:text-properties fo:font-variant="small-caps" officeooo:rsid="00990660"/>
    </style:style>
    <style:style style:name="MT172" style:family="text">
      <style:text-properties fo:font-variant="small-caps" officeooo:rsid="00b5d2d1"/>
    </style:style>
    <style:style style:name="MT173" style:family="text">
      <style:text-properties fo:font-variant="small-caps" officeooo:rsid="00b6801f"/>
    </style:style>
    <style:style style:name="MT174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5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6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7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8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3_5f_SERIE_5f_N_5f_GAUCHE_5f_ET_5f_DROITE_5f_2COL" style:display-name="1_3_SERIE_N_GAUCHE_ET_DROITE_2COL" style:page-layout-name="Mpm10" draw:style-name="Mdp1">
      <style:header>
        <text:p text:style-name="MP1"><draw:line text:anchor-type="paragraph" draw:z-index="228" draw:name="Shape3_1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>
      <style:header-left>
        <text:p text:style-name="MP1"><draw:line text:anchor-type="paragraph" draw:z-index="229" draw:name="Shape3_22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-left>
      <style:footer>
        <text:p text:style-name="MP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230" draw:name="Shape4_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>
      <style:footer-left>
        <text:p text:style-name="MP3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4"><draw:g text:anchor-type="paragraph" draw:z-index="232" draw:name="Shape4_1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24" draw:name="Shape4_1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25" draw:name="Shape4_1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11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17" draw:name="Shape4_1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19" draw:name="Shape4_1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10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"><draw:line text:anchor-type="paragraph" draw:z-index="212" draw:name="Shape3_15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>
      <style:header-left>
        <text:p text:style-name="MP1"><draw:line text:anchor-type="paragraph" draw:z-index="213" draw:name="Shape3_19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-left>
      <style:footer>
        <text:p text:style-name="MP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draw:g text:anchor-type="paragraph" draw:z-index="216" draw:name="Shape4_15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Character_5f_20_5f_style"><text:span text:style-name="MT9">×</text:span></text:span><text:span text:style-name="MT11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8" draw:name="Shape4_7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10" draw:name="Shape4_9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1" draw:name="Shape4_11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0"><draw:line text:anchor-type="paragraph" draw:z-index="158" draw:name="Shape3_2" draw:style-name="Mgr1" draw:text-style-name="MP2" svg:x1="16.083cm" svg:y1="0.383cm" svg:x2="20.496cm" svg:y2="0.36cm"><text:p/></draw:line>Nombres entiers et décimaux : Numération</text:p>
      </style:header>
      <style:header-left>
        <text:p text:style-name="MP10"><draw:line text:anchor-type="paragraph" draw:z-index="160" draw:name="Shape3_3" draw:style-name="Mgr1" draw:text-style-name="MP2" svg:x1="16.083cm" svg:y1="0.383cm" svg:x2="20.496cm" svg:y2="0.36cm"><text:p/></draw:line>Nombres entiers et décimaux : Numération</text:p>
      </style:header-left>
      <style:footer>
        <text:p text:style-name="MP3"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162" draw:name="Shape4_4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2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206" draw:name="Shape4_8" draw:style-name="Mgr2"><draw:path draw:style-name="Mgr3" draw:text-style-name="MP5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54" draw:name="Shape4_1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56" draw:name="Shape4_2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2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2"><draw:line text:anchor-type="paragraph" draw:z-index="152" draw:name="Shape3_6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>
      <style:header-left>
        <text:p text:style-name="MP12"><draw:line text:anchor-type="paragraph" draw:z-index="41" draw:name="Shape3_5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-left>
      <style:footer>
        <text:p text:style-name="MP3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4"><draw:g text:anchor-type="paragraph" draw:z-index="153" draw:name="Shape4_1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2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9" draw:name="Shape4_2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40" draw:name="Shape4_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" draw:name="Shape4_8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14"><draw:path text:anchor-type="paragraph" draw:z-index="16" draw:name="Shape1_1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38" draw:name="Shape3_13" draw:style-name="Mgr1" draw:text-style-name="MP2" svg:x1="11.792cm" svg:y1="0.36cm" svg:x2="20.497cm" svg:y2="0.36cm"><text:p/></draw:line>Représentation géométrique</text:p>
      </style:header>
      <style:header-left>
        <text:p text:style-name="MP14"><draw:path text:anchor-type="paragraph" draw:z-index="148" draw:name="Shape1_5" draw:style-name="Mgr6" draw:text-style-name="MP15" svg:width="4.329cm" svg:height="2.238cm" svg:x="-1.8cm" svg:y="-8.982cm" svg:viewBox="0 0 4330 2239" svg:d="M0 2239l3984-288c209-15 363-167 345-342l-170-1609h-4159z"><text:p/></draw:path><draw:line text:anchor-type="paragraph" draw:z-index="150" draw:name="Shape3_21" draw:style-name="Mgr1" draw:text-style-name="MP2" svg:x1="11.815cm" svg:y1="0.36cm" svg:x2="20.497cm" svg:y2="0.36cm"><text:p/></draw:line>Représentation géométrique</text:p>
      </style:header-left>
      <style:footer>
        <text:h text:style-name="_5f_Footer_20_page_20_paire_20__28_G_29_" text:outline-level="1"><draw:frame draw:style-name="Mfr3" draw:name="Frame551" text:anchor-type="paragraph" svg:x="0.977cm" svg:y="0.044cm" draw:z-index="151"><draw:text-box fo:min-height="0.499cm" fo:min-width="7.096cm"><text:p text:style-name="MP16"><text:span text:style-name="MT12">F</text:span>ractions : Représentation géométrique</text:p></draw:text-box></draw:frame><draw:g text:anchor-type="paragraph" draw:z-index="356" draw:name="Shape4_227" draw:style-name="Mgr2"><draw:path draw:style-name="Mgr3" draw:text-style-name="MP5" svg:width="0.855cm" svg:height="1.172cm" svg:x="-0.121cm" svg:y="-0.175cm" svg:viewBox="0 0 856 1173" svg:d="M856 1173h-856v-991c0-100 79-182 175-182h505c97 0 176 82 176 182z"><text:p/></draw:path></draw:g><text:page-number text:select-page="current">138</text:page-number></text:h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7" draw:name="Shape4_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2" draw:name="Shape4_2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17"><draw:path text:anchor-type="paragraph" draw:z-index="35" draw:name="Shape1_3" draw:style-name="Mgr6" draw:text-style-name="MP15" svg:width="4.329cm" svg:height="2.238cm" svg:x="-1.8cm" svg:y="-8.982cm" svg:viewBox="0 0 4330 2239" svg:d="M0 2239l3984-288c209-15 363-167 345-342l-170-1609h-4159z"><text:p/></draw:path><draw:line text:anchor-type="paragraph" draw:z-index="36" draw:name="Shape3_14" draw:style-name="Mgr1" draw:text-style-name="MP2" svg:x1="12.876cm" svg:y1="0.392cm" svg:x2="20.496cm" svg:y2="0.36cm"><text:p/></draw:line><text:span text:style-name="MT14">Fractions</text:span> : <text:span text:style-name="MT14">Vocabulaire et sens</text:span></text:p>
      </style:header>
      <style:header-left>
        <text:p text:style-name="MP17"><draw:path text:anchor-type="paragraph" draw:z-index="142" draw:name="Shape1_7" draw:style-name="Mgr6" draw:text-style-name="MP15" svg:width="4.329cm" svg:height="2.238cm" svg:x="-1.8cm" svg:y="-8.982cm" svg:viewBox="0 0 4330 2239" svg:d="M0 2239l3984-288c209-15 363-167 345-342l-170-1609h-4159z"><text:p/></draw:path><draw:line text:anchor-type="paragraph" draw:z-index="143" draw:name="Shape3_23" draw:style-name="Mgr1" draw:text-style-name="MP2" svg:x1="12.876cm" svg:y1="0.392cm" svg:x2="20.496cm" svg:y2="0.36cm"><text:p/></draw:line><text:span text:style-name="MT14">Fractions</text:span> : <text:span text:style-name="MT14">Vocabulaire et sens</text:span></text:p>
      </style:header-left>
      <style:footer>
        <text:p text:style-name="MP3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4"><draw:g text:anchor-type="paragraph" draw:z-index="145" draw:name="Shape4_2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12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3" draw:name="Shape4_29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4" draw:name="Shape4_3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0" draw:name="Shape4_3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19"><draw:line text:anchor-type="paragraph" draw:z-index="135" draw:name="Shape3_24" draw:style-name="Mgr1" draw:text-style-name="MP2" svg:x1="11.52cm" svg:y1="0.376cm" svg:x2="20.496cm" svg:y2="0.36cm"><text:p/></draw:line><text:span text:style-name="MT15">Fractions</text:span> : <text:span text:style-name="MT15">Droite graduée</text:span></text:p>
      </style:header>
      <style:header-left>
        <text:p text:style-name="MP19"><draw:line text:anchor-type="paragraph" draw:z-index="136" draw:name="Shape3_28" draw:style-name="Mgr1" draw:text-style-name="MP2" svg:x1="11.52cm" svg:y1="0.376cm" svg:x2="20.496cm" svg:y2="0.36cm"><text:p/></draw:line><text:span text:style-name="MT15">Fractions</text:span> : <text:span text:style-name="MT15">Droite graduée</text:span></text:p>
      </style:header-left>
      <style:footer>
        <text:p text:style-name="MP3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4"><draw:g text:anchor-type="paragraph" draw:z-index="137" draw:name="Shape4_3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2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97" draw:name="Shape4_3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99" draw:name="Shape4_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3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line text:anchor-type="paragraph" draw:z-index="193" draw:name="Shape3_8" draw:style-name="Mgr1" draw:text-style-name="MP2" svg:x1="17.736cm" svg:y1="0.376cm" svg:x2="20.496cm" svg:y2="0.36cm"><text:p/></draw:line><text:span text:style-name="MT16">Fractions</text:span> : <text:span text:style-name="MT16">Fractions, décimaux et comparaison</text:span></text:p>
      </style:header>
      <style:header-left>
        <text:p text:style-name="MP21"><draw:line text:anchor-type="paragraph" draw:z-index="194" draw:name="Shape3_25" draw:style-name="Mgr1" draw:text-style-name="MP2" svg:x1="17.736cm" svg:y1="0.376cm" svg:x2="20.496cm" svg:y2="0.36cm"><text:p/></draw:line><text:span text:style-name="MT16">Fractions</text:span> : <text:span text:style-name="MT16">Fractions, décimaux et comparaison</text:span></text:p>
      </style:header-left>
      <style:footer>
        <text:p text:style-name="MP3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4"><draw:g text:anchor-type="paragraph" draw:z-index="195" draw:name="Shape4_3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2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90" draw:name="Shape4_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91" draw:name="Shape4_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4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3"><draw:path text:anchor-type="paragraph" draw:z-index="182" draw:name="Shape1_4" draw:style-name="Mgr6" draw:text-style-name="MP15" svg:width="4.329cm" svg:height="2.238cm" svg:x="-1.5cm" svg:y="-7.4cm" svg:viewBox="0 0 4330 2239" svg:d="M0 2239l3984-288c209-15 363-167 345-342l-170-1609h-4159z"><text:p/></draw:path><draw:line text:anchor-type="paragraph" draw:z-index="183" draw:name="Shape3_9" draw:style-name="Mgr1" draw:text-style-name="MP2" svg:x1="10.37cm" svg:y1="0.365cm" svg:x2="20.496cm" svg:y2="0.36cm"><text:p/></draw:line><text:span text:style-name="MT17">Fractions</text:span> : <text:span text:style-name="MT17">Opérations</text:span> </text:p>
      </style:header>
      <style:header-left>
        <text:p text:style-name="MP23"><draw:path text:anchor-type="paragraph" draw:z-index="184" draw:name="Shape1_8" draw:style-name="Mgr6" draw:text-style-name="MP15" svg:width="4.329cm" svg:height="2.238cm" svg:x="-1.5cm" svg:y="-7.4cm" svg:viewBox="0 0 4330 2239" svg:d="M0 2239l3984-288c209-15 363-167 345-342l-170-1609h-4159z"><text:p/></draw:path><draw:line text:anchor-type="paragraph" draw:z-index="186" draw:name="Shape3_26" draw:style-name="Mgr1" draw:text-style-name="MP2" svg:x1="10.37cm" svg:y1="0.365cm" svg:x2="20.496cm" svg:y2="0.36cm"><text:p/></draw:line><text:span text:style-name="MT17">Fractions</text:span> : <text:span text:style-name="MT17">Opérations</text:span> </text:p>
      </style:header-left>
      <style:footer>
        <text:p text:style-name="MP3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4"><draw:g text:anchor-type="paragraph" draw:z-index="188" draw:name="Shape4_38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2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79" draw:name="Shape4_4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80" draw:name="Shape4_4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4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25"><draw:path text:anchor-type="paragraph" draw:z-index="17" draw:name="Shape1_3" draw:style-name="Mgr6" draw:text-style-name="MP15" svg:width="4.329cm" svg:height="2.238cm" svg:x="-1.5cm" svg:y="-1.001cm" svg:viewBox="0 0 4330 2239" svg:d="M0 2239l3984-288c209-15 363-167 345-342l-170-1609h-4159z"><text:p/></draw:path><draw:line text:anchor-type="paragraph" draw:z-index="18" draw:name="Shape3_15" draw:style-name="Mgr1" draw:text-style-name="MP2" svg:x1="10.308cm" svg:y1="0.388cm" svg:x2="20.496cm" svg:y2="0.36cm"><text:p/></draw:line><text:span text:style-name="MT18">Fractions</text:span><text:span text:style-name="MT1"> : </text:span><text:span text:style-name="MT19">Problèmes</text:span><text:span text:style-name="MT1"> </text:span></text:p>
      </style:header>
      <style:footer>
        <text:p text:style-name="MP3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4"><draw:g text:anchor-type="paragraph" draw:z-index="19" draw:name="Shape4_6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12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7"><draw:line text:anchor-type="paragraph" draw:z-index="171" draw:name="Shape3_10" draw:style-name="Mgr1" draw:text-style-name="MP2" svg:x1="10.308cm" svg:y1="0.388cm" svg:x2="20.496cm" svg:y2="0.36cm"><text:p/></draw:line><draw:path text:anchor-type="paragraph" draw:z-index="173" draw:name="Shape1_6" draw:style-name="Mgr6" draw:text-style-name="MP15" svg:width="4.329cm" svg:height="2.238cm" svg:x="-1.5cm" svg:y="-1.001cm" svg:viewBox="0 0 4330 2239" svg:d="M0 2239l3984-288c209-15 363-167 345-342l-170-1609h-4159z"><text:p/></draw:path><text:span text:style-name="MT18">Fractions</text:span><text:span text:style-name="MT1"> : </text:span><text:span text:style-name="MT19">Problèmes</text:span><text:span text:style-name="MT1"> </text:span></text:p>
      </style:header>
      <style:header-left>
        <text:p text:style-name="MP27"><draw:line text:anchor-type="paragraph" draw:z-index="175" draw:name="Shape3_27" draw:style-name="Mgr1" draw:text-style-name="MP2" svg:x1="10.308cm" svg:y1="0.388cm" svg:x2="20.496cm" svg:y2="0.36cm"><text:p/></draw:line><draw:path text:anchor-type="paragraph" draw:z-index="176" draw:name="Shape1_9" draw:style-name="Mgr6" draw:text-style-name="MP15" svg:width="4.329cm" svg:height="2.238cm" svg:x="-1.5cm" svg:y="-1.001cm" svg:viewBox="0 0 4330 2239" svg:d="M0 2239l3984-288c209-15 363-167 345-342l-170-1609h-4159z"><text:p/></draw:path><text:span text:style-name="MT18">Fractions</text:span><text:span text:style-name="MT1"> : </text:span><text:span text:style-name="MT19">Problèmes</text:span><text:span text:style-name="MT1"> </text:span></text:p>
      </style:header-left>
      <style:footer>
        <text:p text:style-name="MP3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4"><draw:g text:anchor-type="paragraph" draw:z-index="177" draw:name="Shape4_4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12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67" draw:name="Shape4_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8" draw:name="Shape4_4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4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3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4"><draw:g text:anchor-type="paragraph" draw:z-index="166" draw:name="Shape4_4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3">calculer</text:span><text:span text:style-name="MT20"> : </text:span><text:span text:style-name="MT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18" draw:name="Shape4_5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3" draw:name="Shape4_5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5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29">Calculer : <text:span text:style-name="MT21">Multiplier</text:span> </text:p>
      </style:header>
      <style:header-left>
        <text:p text:style-name="MP29">Calculer : <text:span text:style-name="MT21">Multiplier</text:span> </text:p>
      </style:header-left>
      <style:footer>
        <text:p text:style-name="MP3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draw:g text:anchor-type="paragraph" draw:z-index="312" draw:name="Shape4_5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0"> : </text:span><text:span text:style-name="MT22">Multiplier</text:span></text:p></draw:text-box></draw:frame></text:p>
      </style:footer>
      <style:footer-left>
        <text:p text:style-name="MP3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0"> : </text:span><text:span text:style-name="MT22">Multiplier</text:span></text:p></draw:text-box></draw:frame><draw:g text:anchor-type="paragraph" draw:z-index="314" draw:name="Shape4_55" draw:style-name="Mgr2"><draw:path draw:style-name="Mgr3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99" draw:name="Shape4_5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04" draw:name="Shape4_5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5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3">Calculer : </text:span><text:span text:style-name="MT24">Diviser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24">Diviser</text:span><text:span text:style-name="MT23"> </text:span></text:p>
      </style:header-left>
      <style:footer>
        <text:p text:style-name="MP3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draw:g text:anchor-type="paragraph" draw:z-index="289" draw:name="Shape4_5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0"> : </text:span><text:span text:style-name="MT25">diviser</text:span></text:p></draw:text-box></draw:frame></text:p>
      </style:footer>
      <style:footer-left>
        <text:p text:style-name="MP3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0"> : </text:span><text:span text:style-name="MT25">diviser</text:span></text:p></draw:text-box></draw:frame><draw:g text:anchor-type="paragraph" draw:z-index="297" draw:name="Shape4_60" draw:style-name="Mgr2"><draw:path draw:style-name="Mgr3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2"><text:span text:style-name="MT26">G</text:span>éométrie plane : Parallèles, perpendiculaires,<text:line-break/> distances</text:p>
      </style:header>
      <style:header-left>
        <text:p text:style-name="MP33"><text:s/><text:span text:style-name="MT26">Géométrie plane</text:span> : <text:span text:style-name="MT27">P</text:span><text:span text:style-name="MT28">arallèles, perpendiculaires,<text:line-break/> </text:span><text:span text:style-name="MT29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30">Géométrie plane : </text:span><text:span text:style-name="MT31">parallèles, perpendiculaires, </text:span><text:span text:style-name="MT32">distances</text:span></text:h></draw:text-box></draw:frame><draw:g text:anchor-type="paragraph" draw:z-index="282" draw:name="Shape4_59" draw:style-name="Mgr2"><draw:path draw:style-name="Mgr7" draw:text-style-name="MP3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35" text:outline-level="1"><text:span text:style-name="MT33">G</text:span>éométrie plane : Parallèles, perpendiculaires, distances</text:h></draw:text-box></draw:frame><draw:g text:anchor-type="paragraph" draw:z-index="285" draw:name="Shape4_62" draw:style-name="Mgr2"><draw:path draw:style-name="Mgr7" draw:text-style-name="MP3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3">Calculer : </text:span><text:span text:style-name="MT34">Critères de divisibilité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34">Critères de divisibilité</text:span><text:span text:style-name="MT23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275" draw:name="Shape4_6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0"> : </text:span><text:span text:style-name="MT35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0"> : </text:span><text:span text:style-name="MT35">critères de divisibilité</text:span></text:p></draw:text-box></draw:frame><draw:g text:anchor-type="paragraph" draw:z-index="278" draw:name="Shape4_65" draw:style-name="Mgr2"><draw:path draw:style-name="Mgr3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61" draw:name="Shape4_6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66" draw:name="Shape4_8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8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3">Calculer : </text:span><text:span text:style-name="MT36">Distributivité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36">Distributivité</text:span><text:span text:style-name="MT23"> </text:span></text:p>
      </style:header-left>
      <style:footer>
        <text:p text:style-name="MP3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4"><draw:g text:anchor-type="paragraph" draw:z-index="258" draw:name="Shape4_7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0"> : </text:span><text:span text:style-name="MT37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4" draw:name="Shape4_8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" draw:name="Shape4_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" draw:name="Shape4_8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3">Calculer : </text:span><text:span text:style-name="MT38">Priorités opératoires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38">Priorités opératoires</text:span><text:span text:style-name="MT23"> </text:span></text:p>
      </style:header-left>
      <style:footer>
        <text:p text:style-name="MP3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239" draw:name="Shape4_6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0"> : </text:span><text:span text:style-name="MT39">priorités opératoires</text:span></text:p></draw:text-box></draw:frame></text:p>
      </style:footer>
      <style:footer-left>
        <text:p text:style-name="MP3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0"> : </text:span><text:span text:style-name="MT39">priorités opératoires</text:span></text:p></draw:text-box></draw:frame><draw:g text:anchor-type="paragraph" draw:z-index="241" draw:name="Shape4_69" draw:style-name="Mgr2"><draw:path draw:style-name="Mgr3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3" draw:name="Shape4_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35" draw:name="Shape4_7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7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45" draw:name="Shape4_6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49" draw:name="Shape4_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8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238" draw:name="Shape4_8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40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7">Résoudre des problèmes</text:p></draw:text-box></draw:frame><draw:g text:anchor-type="paragraph" draw:z-index="242" draw:name="Shape4_97" draw:style-name="Mgr2"><draw:path draw:style-name="Mgr3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1">Utilis</text:span><text:span text:style-name="MT42">er des</text:span><text:span text:style-name="MT41"> données </text:span>: <text:span text:style-name="MT43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5"> 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8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représenter</text:span><text:span text:style-name="MT8"> </text:span></text:p></draw:text-box></draw:frame><draw:g text:anchor-type="paragraph" draw:z-index="226" draw:name="Shape4_70" draw:style-name="Mgr2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représenter</text:span><text:span text:style-name="MT8"> </text:span></text:p></draw:text-box></draw:frame><draw:g text:anchor-type="paragraph" draw:z-index="231" draw:name="Shape4_9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91" draw:style-name="Mgr2"><draw:path draw:style-name="Mgr4" draw:text-style-name="MP38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9"><text:span text:style-name="MT49">Repères du plan : Se repérer</text:span> </text:p>
      </style:header>
      <style:header-left>
        <text:p text:style-name="MP39"><text:span text:style-name="MT49">Repères du plan : Se repérer</text:span> </text:p>
      </style:header-left>
      <style:footer>
        <text:p text:style-name="MP3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4"><draw:g text:anchor-type="paragraph" draw:z-index="218" draw:name="Shape4_11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0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220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0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1">Utilis</text:span><text:span text:style-name="MT42">er des</text:span><text:span text:style-name="MT41"> données </text:span>: <text:span text:style-name="MT51">Organiser</text:span> </text:p>
      </style:header>
      <style:header-left>
        <text:p text:style-name="_5f_Header_20_D_20_page_20_paire_20__28_G_29_"><text:tab/> <text:span text:style-name="MT41">Utilis</text:span><text:span text:style-name="MT42">er des</text:span><text:span text:style-name="MT41"> données </text:span>: <text:span text:style-name="MT51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2">Organiser</text:span><text:span text:style-name="MT8"> </text:span></text:p></draw:text-box></draw:frame><draw:g text:anchor-type="paragraph" draw:z-index="209" draw:name="Shape4_85" draw:style-name="Mgr2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2">Organiser</text:span><text:span text:style-name="MT8"> </text:span></text:p></draw:text-box></draw:frame><draw:g text:anchor-type="paragraph" draw:z-index="214" draw:name="Shape4_7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42" draw:name="Shape4_75" draw:style-name="Mgr2"><draw:path draw:style-name="Mgr4" draw:text-style-name="MP38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39"><text:span text:style-name="MT49">Repères du plan : Se repérer</text:span> </text:p>
      </style:header>
      <style:header-left>
        <text:p text:style-name="MP39"><text:span text:style-name="MT49">Repères du plan : Se repérer</text:span> </text:p>
      </style:header-left>
      <style:footer>
        <text:p text:style-name="MP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204" draw:name="Shape4_7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0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4"><draw:g text:anchor-type="paragraph" draw:z-index="207" draw:name="Shape4_7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0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33" draw:name="Shape3_7" draw:style-name="Mgr8" draw:text-style-name="MP2" svg:x1="15.12cm" svg:y1="0.36cm" svg:x2="20.496cm" svg:y2="0.36cm"><text:p/></draw:line><text:s/><text:span text:style-name="MT53">Angles : </text:span>Angles : <text:span text:style-name="MT54">Comprendre la notion d’angle</text:span></text:p>
      </style:header>
      <style:header-left>
        <text:p text:style-name="MP41"><draw:line text:anchor-type="paragraph" draw:z-index="334" draw:name="Shape3_29" draw:style-name="Mgr8" draw:text-style-name="MP2" svg:x1="15.12cm" svg:y1="0.36cm" svg:x2="20.496cm" svg:y2="0.36cm"><text:p/></draw:line>Angles : <text:span text:style-name="MT54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5">Angles : </text:span><text:span text:style-name="MT56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55">Angles : </text:span><text:span text:style-name="MT57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5">Angles : </text:span><text:span text:style-name="MT58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3"><draw:line text:anchor-type="paragraph" draw:z-index="332" draw:name="Shape3_33" draw:style-name="Mgr8" draw:text-style-name="MP2" svg:x1="15.12cm" svg:y1="0.36cm" svg:x2="20.496cm" svg:y2="0.36cm"><text:p/></draw:line><text:s/><text:span text:style-name="MT59">Angles</text:span> : <text:span text:style-name="MT54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0">Angles</text:span><text:span text:style-name="MT8"> : </text:span><text:span text:style-name="MT60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2" draw:name="Shape3_35" draw:style-name="Mgr8" draw:text-style-name="MP2" svg:x1="11.344cm" svg:y1="0.358cm" svg:x2="20.497cm" svg:y2="0.36cm"><text:p/></draw:line><text:span text:style-name="MT61">Angles </text:span>: Nommer un angle</text:p>
      </style:header>
      <style:footer>
        <text:p text:style-name="MP3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35" draw:name="Shape4_1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40" draw:name="Shape4_18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1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43" draw:name="Shape3_30" draw:style-name="Mgr8" draw:text-style-name="MP2" svg:x1="11.435cm" svg:y1="0.388cm" svg:x2="20.496cm" svg:y2="0.36cm"><text:p/></draw:line><text:span text:style-name="MT62">Angles</text:span> : <text:span text:style-name="MT62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44" draw:name="Shape4_17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3">Angles </text:span><text:span text:style-name="MT8">: </text:span><text:span text:style-name="MT63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5" draw:name="Shape3_31" draw:style-name="Mgr8" draw:text-style-name="MP2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6" draw:name="Shape3_32" draw:style-name="Mgr8" draw:text-style-name="MP2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5">Angles : </text:span><text:span text:style-name="MT56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5">Angles : </text:span><text:span text:style-name="MT64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5">Angles : </text:span><text:span text:style-name="MT56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47" draw:name="Shape4_18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48" draw:name="Shape4_18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49" draw:name="Shape4_18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50" draw:name="Shape3_34" draw:style-name="Mgr8" draw:text-style-name="MP2" svg:x1="15.448cm" svg:y1="0.365cm" svg:x2="20.496cm" svg:y2="0.36cm"><text:p/></draw:line><text:span text:style-name="MT65">Angles</text:span><text:span text:style-name="MT66"> : </text:span><text:span text:style-name="MT67">Calculer des mesures d’angle</text:span></text:p>
      </style:header>
      <style:header-left>
        <text:p text:style-name="_5f_Header_20_G_20_page_20_paire_20__28_G_29_"><draw:line text:anchor-type="paragraph" draw:z-index="351" draw:name="Shape3_36" draw:style-name="Mgr8" draw:text-style-name="MP2" svg:x1="15.448cm" svg:y1="0.365cm" svg:x2="20.496cm" svg:y2="0.36cm"><text:p/></draw:line><text:span text:style-name="MT65">Angles : </text:span><text:span text:style-name="MT67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5">Angles : </text:span><text:span text:style-name="MT56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5">Angles : </text:span><text:span text:style-name="MT68">Calculer des </text:span><text:span text:style-name="MT64">Mesure</text:span><text:span text:style-name="MT68">s</text:span><text:span text:style-name="MT64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5">Angles : </text:span><text:span text:style-name="MT69">Calculer des mesures d’angle</text:span></text:p></draw:text-box></draw:frame></text:h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54" draw:name="Shape3_0" draw:style-name="Mgr9" draw:text-style-name="MP2" svg:x1="12.104cm" svg:y1="0.392cm" svg:x2="20.497cm" svg:y2="0.36cm"><text:p/></draw:line><text:span text:style-name="MT70">Périmètre</text:span> : <text:span text:style-name="MT71">Coder et calculer</text:span></text:p>
      </style:header>
      <style:header-left>
        <text:p text:style-name="_5f_Header_20_M_20_page_20_impaire_20__28_D_29_"><draw:line text:anchor-type="paragraph" draw:z-index="256" draw:name="Shape3_18" draw:style-name="Mgr9" draw:text-style-name="MP2" svg:x1="12.104cm" svg:y1="0.392cm" svg:x2="20.497cm" svg:y2="0.36cm"><text:p/></draw:line><text:span text:style-name="MT70">Périmètre</text:span> : <text:span text:style-name="MT71">Coder et calculer</text:span></text:p>
      </style:header-left>
      <style:footer>
        <text:p text:style-name="MP3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4"><draw:g text:anchor-type="paragraph" draw:z-index="259" draw:name="Shape4_103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Périmètre : </text:span><text:span text:style-name="MT73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0" draw:name="Shape4_7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1" draw:name="Shape4_10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10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47"/>
      </style:header>
      <style:header-left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47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8">Proportionnalité et pourcentages : proportionalité</text:p></draw:text-box></draw:frame><draw:g text:anchor-type="paragraph" draw:z-index="246" draw:name="Shape4_22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1" text:anchor-type="paragraph" svg:y="-0.06cm" draw:z-index="0"><draw:text-box fo:min-height="0.499cm" fo:min-width="3cm"><draw:frame draw:style-name="Mfr2" draw:name="Frame8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: </text:p></draw:text-box></draw:frame><draw:g text:anchor-type="paragraph" draw:z-index="248" draw:name="Shape4_87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5">P</text:span>roportionnalité </text:p>
      </style:header>
      <style:header-left>
        <text:p text:style-name="_5f_Header_20_D_20_page_20_paire_20__28_G_29_"><text:span text:style-name="MT74"><text:tab/>Proportionnalité et pourcentage</text:span><text:span text:style-name="MT41"> </text:span>: <text:span text:style-name="MT74">proportionnalité</text:span> </text:p>
      </style:header-left>
      <style:footer>
        <text:p text:style-name="MP3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<draw:g text:anchor-type="paragraph" draw:z-index="243" draw:name="Shape4_73" draw:style-name="Mgr2"><draw:path draw:style-name="Mgr4" draw:text-style-name="MP38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244" draw:name="Shape4_8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47"/>
      </style:header>
      <style:header-left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47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8">Proportionnalité et pourcentages : proportionalité</text:p></draw:text-box></draw:frame><draw:g text:anchor-type="paragraph" draw:z-index="324" draw:name="Shape4_2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: </text:p></draw:text-box></draw:frame><draw:g text:anchor-type="paragraph" draw:z-index="355" draw:name="Shape4_99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4">Proportionnalité et pourcentage</text:span><text:span text:style-name="MT41"> </text:span>: <text:span text:style-name="MT76">Pourcentages</text:span> </text:p>
      </style:header>
      <style:header-left>
        <text:p text:style-name="_5f_Header_20_D_20_page_20_impaire_20__28_D_29_"><text:span text:style-name="MT74">Proportionnalité et pourcentage</text:span><text:span text:style-name="MT41"> </text:span>: <text:span text:style-name="MT76">Pourcentages</text:span> </text:p>
      </style:header-left>
      <style:footer>
        <text:p text:style-name="MP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200" draw:name="Shape4_9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77">Proportionnalité et pourcentage : </text:span><text:span text:style-name="MT78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3"><text:span text:style-name="MT79">Proportionnalité et pourcentages : </text:span><text:span text:style-name="MT78">pourcentages</text:span></text:p></draw:text-box></draw:frame><draw:g text:anchor-type="paragraph" draw:z-index="311" draw:name="Shape4_112" draw:style-name="Mgr2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89" draw:name="Shape4_9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47" draw:name="Shape4_10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0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0">Périmètre</text:span> : <text:span text:style-name="MT70">Calculs sur une figure</text:span></text:p>
      </style:header>
      <style:header-left>
        <text:p text:style-name="_5f_Header_20_M_20_page_20_paire_20__28_G_29_"><text:span text:style-name="MT70">Périmètre</text:span> : <text:span text:style-name="MT70">Calculs sur une figure</text:span></text:p>
      </style:header-left>
      <style:footer>
        <text:p text:style-name="MP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159" draw:name="Shape4_94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104" draw:name="Shape4_95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03" draw:name="Shape4_96" draw:style-name="Mgr2"><draw:path draw:style-name="Mgr10" draw:text-style-name="MP45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07" draw:name="Shape4_1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06" draw:name="Shape4_11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11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10" draw:name="Shape3_11" draw:style-name="Mgr9" draw:text-style-name="MP2" svg:x1="12.45cm" svg:y1="0.362cm" svg:x2="20.497cm" svg:y2="0.36cm"><text:p/></draw:line><text:span text:style-name="MT70">Périmètre</text:span> : <text:span text:style-name="MT80">Mesurer, reporter</text:span></text:p>
      </style:header>
      <style:header-left>
        <text:p text:style-name="_5f_Header_20_M_20_page_20_impaire_20__28_D_29_"><draw:line text:anchor-type="paragraph" draw:z-index="102" draw:name="Shape3_20" draw:style-name="Mgr9" draw:text-style-name="MP2" svg:x1="12.45cm" svg:y1="0.362cm" svg:x2="20.497cm" svg:y2="0.36cm"><text:p/></draw:line><text:span text:style-name="MT70">Périmètre</text:span> : <text:span text:style-name="MT80">Mesurer, reporter</text:span></text:p>
      </style:header-left>
      <style:footer>
        <text:p text:style-name="MP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draw:g text:anchor-type="paragraph" draw:z-index="149" draw:name="Shape4_113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Périmètre : </text:span><text:span text:style-name="MT81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13" draw:name="Shape4_1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2" draw:name="Shape4_11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11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16" draw:name="Shape3_16" draw:style-name="Mgr9" draw:text-style-name="MP2" svg:x1="12.726cm" svg:y1="0.399cm" svg:x2="20.496cm" svg:y2="0.36cm"><text:p/></draw:line><text:span text:style-name="MT70">Périmètre</text:span> : <text:span text:style-name="MT82">Périmètres et unités</text:span></text:p>
      </style:header>
      <style:header-left>
        <text:p text:style-name="MP54"><draw:line text:anchor-type="paragraph" draw:z-index="115" draw:name="Shape3_17" draw:style-name="Mgr9" draw:text-style-name="MP2" svg:x1="16.083cm" svg:y1="0.383cm" svg:x2="20.496cm" svg:y2="0.36cm"><text:p/></draw:line><text:span text:style-name="MT70">Périmètre</text:span> : <text:span text:style-name="MT82">Périmètres et unités</text:span></text:p>
      </style:header-left>
      <style:footer>
        <text:p text:style-name="MP3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138" draw:name="Shape4_107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2">Périmètre <text:s/>: </text:span><text:span text:style-name="MT83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95" draw:name="Shape4_10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7" draw:name="Shape4_12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34" draw:name="Shape4_12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5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174" draw:name="Shape4_109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Périmètre : </text:span><text:span text:style-name="MT84">Problèmes</text:span></text:p></draw:text-box></draw:frame></text:p>
      </style:footer>
      <style:footer-left>
        <text:p text:style-name="MP55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6"><text:span text:style-name="MT72">Périmètre : </text:span><text:span text:style-name="MT84">Problèmes</text:span></text:p></draw:text-box></draw:frame><draw:g text:anchor-type="paragraph" draw:z-index="96" draw:name="Shape4_122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86">Volume</text:span><text:span text:style-name="MT8"> </text:span></text:p></draw:text-box></draw:frame><draw:g text:anchor-type="paragraph" draw:z-index="269" draw:name="Shape4_145" draw:style-name="Mgr2"><draw:path draw:style-name="Mgr3" draw:text-style-name="MP5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3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8">Conversions d’unités : longueurs</text:p></draw:text-box></draw:frame><draw:g text:anchor-type="paragraph" draw:z-index="264" draw:name="Shape4_1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267" draw:name="Shape4_13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268" draw:name="Shape4_177" draw:style-name="Mgr2"><draw:path draw:style-name="Mgr3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7">Conversions d’unités : longueurs</text:span></text:p>
      </style:header>
      <style:header-left>
        <text:p text:style-name="_5f_Header_20_N_20_page_20_impaire_20__28_D_29_"><text:s/><text:span text:style-name="MT87">Conversions d’unités : longueurs</text:span></text:p>
      </style:header-left>
      <style:footer>
        <text:p text:style-name="MP7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longueurs</text:span><text:span text:style-name="MT8"> </text:span></text:p></draw:text-box></draw:frame><draw:g text:anchor-type="paragraph" draw:z-index="260" draw:name="Shape4_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62" draw:name="Shape4_12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1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88">masses</text:span></text:p>
      </style:header>
      <style:header-left>
        <text:p text:style-name="_5f_Header_20_N_20_page_20_impaire_20__28_D_29_"><text:s/><text:span text:style-name="MT87">Conversions d’unités : </text:span><text:span text:style-name="MT88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89">masses</text:span><text:span text:style-name="MT8"> </text:span></text:p></draw:text-box></draw:frame><draw:g text:anchor-type="paragraph" draw:z-index="98" draw:name="Shape4_12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97" draw:name="Shape4_12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3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8"><text:s/></text:span><text:span text:style-name="MT87">Conversions d’unités : </text:span><text:span text:style-name="MT88">masses</text:span></text:p>
      </style:header>
      <style:header-left>
        <text:p text:style-name="_5f_Header_20_N_20_page_20_impaire_20__28_D_29_"><text:span text:style-name="MT88"><text:s/></text:span><text:span text:style-name="MT87">Conversions d’unités : </text:span><text:span text:style-name="MT88">masses</text:span></text:p>
      </style:header-left>
      <style:footer>
        <text:p text:style-name="MP6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90">Masses</text:span><text:span text:style-name="MT8"> </text:span></text:p></draw:text-box></draw:frame><draw:g text:anchor-type="paragraph" draw:z-index="291" draw:name="Shape4_12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302" draw:name="Shape4_12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3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164" draw:name="Shape4_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1">Conversions d’unités : </text:span><text:span text:style-name="MT92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7">Conversions d’unités : </text:span><text:span text:style-name="MT93">Capacités</text:span></text:p>
      </style:header>
      <style:header-left>
        <text:p text:style-name="Header"><text:s/><text:span text:style-name="MT87">Conversions d’unités : </text:span><text:span text:style-name="MT93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94">capacités</text:span><text:span text:style-name="MT8"> </text:span></text:p></draw:text-box></draw:frame><draw:g text:anchor-type="paragraph" draw:z-index="101" draw:name="Shape4_13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00" draw:name="Shape4_13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9" draw:name="Shape4_1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93">Capacités</text:span></text:p>
      </style:header>
      <style:header-left>
        <text:p text:style-name="_5f_Header_20_N_20_page_20_impaire_20__28_D_29_"><text:span text:style-name="MT95">Conversions d’unités : </text:span><text:span text:style-name="MT93">Capacités</text:span></text:p>
      </style:header-left>
      <style:footer>
        <text:p text:style-name="MP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96">Capacités</text:span><text:span text:style-name="MT8"> </text:span></text:p></draw:text-box></draw:frame><draw:g text:anchor-type="paragraph" draw:z-index="257" draw:name="Shape4_14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7">Conversions d’unités : </text:span><text:span text:style-name="MT97">Temps et d</text:span><text:span text:style-name="MT98">urées</text:span></text:p>
      </style:header>
      <style:header-left>
        <text:p text:style-name="Header"><text:s/><text:span text:style-name="MT87">Conversions d’unités : </text:span><text:span text:style-name="MT97">Temps et d</text:span><text:span text:style-name="MT98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99">temps et </text:span><text:span text:style-name="MT100">durées</text:span><text:span text:style-name="MT8"> </text:span></text:p></draw:text-box></draw:frame><draw:g text:anchor-type="paragraph" draw:z-index="126" draw:name="Shape4_13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24" draw:name="Shape4_13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1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97">Temps et d</text:span><text:span text:style-name="MT98">urées</text:span></text:p>
      </style:header>
      <style:header-left>
        <text:p text:style-name="_5f_Header_20_N_20_page_20_impaire_20__28_D_29_"><text:span text:style-name="MT95">Conversions d’unités : </text:span><text:span text:style-name="MT97">Temps et d</text:span><text:span text:style-name="MT98">urées</text:span></text:p>
      </style:header-left>
      <style:footer>
        <text:p text:style-name="MP3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99">temps et </text:span><text:span text:style-name="MT100">durées</text:span><text:span text:style-name="MT8"> </text:span></text:p></draw:text-box></draw:frame><draw:g text:anchor-type="paragraph" draw:z-index="215" draw:name="Shape4_13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118" draw:name="Shape4_14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1">Conversions d’unités : </text:span><text:span text:style-name="MT99">temps et </text:span><text:span text:style-name="MT100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101">Temps et durées</text:span></text:p>
      </style:header>
      <style:header-left>
        <text:p text:style-name="_5f_Header_20_N_20_page_20_impaire_20__28_D_29_"><text:s/><text:span text:style-name="MT87">Conversions d’unités : </text:span><text:span text:style-name="MT101">Temps et durées</text:span></text:p>
      </style:header-left>
      <style:footer>
        <text:p text:style-name="MP7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102">Temps et </text:span><text:span text:style-name="MT103">Durée</text:span><text:span text:style-name="MT8"> </text:span></text:p></draw:text-box></draw:frame><draw:g text:anchor-type="paragraph" draw:z-index="122" draw:name="Shape4_1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9" draw:name="Shape4_14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4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104">Vitesse</text:span></text:p>
      </style:header>
      <style:header-left>
        <text:p text:style-name="_5f_Header_20_N_20_page_20_impaire_20__28_D_29_"><text:span text:style-name="MT95">Conversions d’unités : </text:span><text:span text:style-name="MT104">Vitesse</text:span></text:p>
      </style:header-left>
      <style:footer>
        <text:p text:style-name="MP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105">vitesse</text:span><text:span text:style-name="MT8"> </text:span></text:p></draw:text-box></draw:frame><draw:g text:anchor-type="paragraph" draw:z-index="301" draw:name="Shape4_14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121" draw:name="Shape4_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1">Conversions d’unités : </text:span><text:span text:style-name="MT105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7">Conversions d’unités : </text:span><text:span text:style-name="MT106">Aires</text:span></text:p>
      </style:header>
      <style:header-left>
        <text:p text:style-name="Header"><text:s/><text:span text:style-name="MT87">Conversions d’unités : </text:span><text:span text:style-name="MT106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107">aires</text:span></text:p></draw:text-box></draw:frame><draw:g text:anchor-type="paragraph" draw:z-index="64" draw:name="Shape4_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25" draw:name="Shape4_15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5">Conversions d’unités : </text:span><text:span text:style-name="MT106">Aires</text:span></text:p>
      </style:header>
      <style:header-left>
        <text:p text:style-name="_5f_Header_20_N_20_page_20_paire_20__28_G_29_"><text:span text:style-name="MT95">Conversions d’unités : </text:span><text:span text:style-name="MT106">Aires</text:span></text:p>
      </style:header-left>
      <style:footer>
        <text:p text:style-name="MP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85">Conversions d’unités : </text:span><text:span text:style-name="MT107">Aires</text:span></text:h></draw:text-box></draw:frame><draw:g text:anchor-type="paragraph" draw:z-index="66" draw:name="Shape4_1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108">Problèmes</text:span></text:p>
      </style:header>
      <style:header-left>
        <text:p text:style-name="_5f_Header_20_N_20_page_20_paire_20__28_G_29_"><text:s/><text:span text:style-name="MT87">Conversions d’unités : </text:span><text:span text:style-name="MT108">Problèmes</text:span></text:p>
      </style:header-left>
      <style:footer>
        <text:p text:style-name="MP7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109">problèmes</text:span></text:p></draw:text-box></draw:frame><draw:g text:anchor-type="paragraph" draw:z-index="69" draw:name="Shape4_14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110">Conversions d’unités </text:span><text:span text:style-name="MT8">: </text:span><text:span text:style-name="MT110">problèmes</text:span></text:p></draw:text-box></draw:frame><draw:g text:anchor-type="paragraph" draw:z-index="68" draw:name="Shape4_63" draw:style-name="Mgr2"><draw:path draw:style-name="Mgr3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2"><text:span text:style-name="MT95">Conversions d’unités : </text:span><text:span text:style-name="MT108">Problèmes</text:span></text:p>
      </style:header>
      <style:header-left>
        <text:p text:style-name="MP62"><text:span text:style-name="MT95">Conversions d’unités : </text:span><text:span text:style-name="MT108">Problèmes</text:span></text:p>
      </style:header-left>
      <style:footer>
        <text:p text:style-name="MP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109">problèmes</text:span></text:p></draw:text-box></draw:frame><draw:g text:anchor-type="paragraph" draw:z-index="139" draw:name="Shape4_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1"><text:span text:style-name="MT91">Conversions d’unités : </text:span><text:span text:style-name="MT109">problèmes</text:span></text:p></draw:text-box></draw:frame><draw:g text:anchor-type="paragraph" draw:z-index="71" draw:name="Shape4_142" draw:style-name="Mgr2"><draw:path draw:style-name="Mgr3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73" draw:name="Shape4_10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2" draw:name="Shape4_15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78" draw:name="Shape4_15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3"><text:span text:style-name="MT111"><text:s text:c="15"/>A</text:span>ires : Aire et unité</text:p>
      </style:header>
      <style:header-left>
        <text:p text:style-name="MP63"><text:span text:style-name="MT111"><text:s text:c="15"/>A</text:span>ires : Aire et unité</text:p>
      </style:header-left>
      <style:footer>
        <text:p text:style-name="MP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354" draw:name="Shape4_157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6">Géométrie plane, </text:span><text:span text:style-name="MT112">partie 1</text:span> : <text:span text:style-name="MT113">Assembler et décomposer</text:span></text:p>
      </style:header>
      <style:footer>
        <text:p text:style-name="MP3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<text:span text:style-name="MT114">Géométrie plane, </text:span><text:span text:style-name="MT115">partie 1</text:span><text:span text:style-name="MT114"> : </text:span><text:span text:style-name="MT116">assembler et décomposer</text:span></text:p></draw:text-box></draw:frame><draw:g text:anchor-type="paragraph" draw:z-index="338" draw:name="Shape4_216" draw:style-name="Mgr2"><draw:path draw:style-name="Mgr7" draw:text-style-name="MP3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4"><draw:g text:anchor-type="paragraph" draw:z-index="339" draw:name="Shape4_217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0">Géométrie plane, </text:span><text:span text:style-name="MT115">partie 1</text:span><text:span text:style-name="MT30"> : </text:span><text:span text:style-name="MT116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7"><text:span text:style-name="MT117">Géométrie plane</text:span><text:span text:style-name="MT118"> : </text:span><text:span text:style-name="MT119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0">Géométrie plane : </text:span><text:span text:style-name="MT120">vocabulaire</text:span></text:p></draw:text-box></draw:frame><draw:g text:anchor-type="paragraph" draw:z-index="336" draw:name="Shape4_21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0">Géométrie plane : </text:span><text:span text:style-name="MT120">vocabulaire</text:span></text:p></draw:text-box></draw:frame><draw:g text:anchor-type="paragraph" draw:z-index="337" draw:name="Shape4_21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6">Géométrie plane, </text:span><text:span text:style-name="MT112">partie 1</text:span> : <text:span text:style-name="MT121">coder</text:span></text:p>
      </style:header>
      <style:footer>
        <text:p text:style-name="MP3"><draw:g text:anchor-type="paragraph" draw:z-index="198" draw:name="Shape4_211" draw:style-name="Mgr2"><draw:path draw:style-name="Mgr7" draw:text-style-name="MP34" svg:width="0.855cm" svg:height="1.172cm" svg:x="18.449cm" svg:y="-0.174cm" svg:viewBox="0 0 856 1173" svg:d="M856 1173h-856v-991c0-100 79-182 175-182h505c97 0 176 82 176 182z"><text:p/></draw:path></draw:g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<text:span text:style-name="MT114">Géométrie plane, </text:span><text:span text:style-name="MT115">partie 1</text:span><text:span text:style-name="MT114"> : </text:span><text:span text:style-name="MT122">coder</text:span></text:p></draw:text-box></draw:frame></text:p>
      </style:footer>
      <style:footer-left>
        <text:p text:style-name="MP7"><draw:g text:anchor-type="paragraph" draw:z-index="161" draw:name="Shape4_212" draw:style-name="Mgr2"><draw:path draw:style-name="Mgr7" draw:text-style-name="MP34" svg:width="0.855cm" svg:height="1.172cm" svg:x="-0.287cm" svg:y="-0.174cm" svg:viewBox="0 0 856 1173" svg:d="M856 1173h-856v-991c0-100 79-182 175-182h505c97 0 176 82 176 182z"><text:p/></draw:path></draw:g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30">Géométrie plane, </text:span><text:span text:style-name="MT115">partie 1</text:span><text:span text:style-name="MT30"> : </text:span><text:span text:style-name="MT122">coder</text:span></text:p></draw:text-box></draw:frame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7"><text:span text:style-name="MT117">Géométrie plane</text:span><text:span text:style-name="MT118"> : </text:span><text:span text:style-name="MT119">Vocabulaire</text:span></text:p>
      </style:header>
      <style:header-left>
        <text:p text:style-name="MP67"><text:span text:style-name="MT117">Géométrie plane</text:span><text:span text:style-name="MT118"> : </text:span><text:span text:style-name="MT119">Vocabulaire</text:span></text:p>
      </style:header-left>
      <style:footer>
        <text:p text:style-name="MP7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0">Géométrie plane : </text:span><text:span text:style-name="MT120">vocabulaire</text:span></text:p></draw:text-box></draw:frame><draw:g text:anchor-type="paragraph" draw:z-index="240" draw:name="Shape4_209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0">Géométrie plane : </text:span><text:span text:style-name="MT120">vocabulaire</text:span></text:p></draw:text-box></draw:frame><draw:g text:anchor-type="paragraph" draw:z-index="222" draw:name="Shape4_210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6">Géométrie plane</text:span> : <text:span text:style-name="MT27">P</text:span><text:span text:style-name="MT28">arallèles, perpendiculaires,<text:line-break/> </text:span><text:span text:style-name="MT29">distances</text:span></text:p>
      </style:header>
      <style:footer>
        <text:p text:style-name="MP3"><draw:frame draw:style-name="Mfr1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4"><draw:g text:anchor-type="paragraph" draw:z-index="187" draw:name="Shape4_204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Géométrie plane : </text:span><text:span text:style-name="MT31">Parallèles, perpendiculaires, </text:span><text:span text:style-name="MT32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30">Géométrie plane : </text:span><text:span text:style-name="MT31">parallèles, perpendiculaires, </text:span><text:span text:style-name="MT32">distances</text:span></text:p></draw:text-box></draw:frame><draw:g text:anchor-type="paragraph" draw:z-index="321" draw:name="Shape4_206" draw:style-name="Mgr2"><draw:path draw:style-name="Mgr7" draw:text-style-name="MP3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223" draw:name="Shape4_205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147" draw:name="Shape4_15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26">Géométrie plane</text:span> : <text:span text:style-name="MT124">Milieu, alignement, </text:span><text:span text:style-name="MT125">appartenance</text:span></text:p>
      </style:header>
      <style:footer>
        <text:p text:style-name="MP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328" draw:name="Shape4_15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4">Géométrie plane : </text:span><text:span text:style-name="MT126">milieu, Alignement, </text:span><text:span text:style-name="MT127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265" draw:name="Shape4_15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0">Géométrie plane : </text:span><text:span text:style-name="MT126">milieu, alignement, </text:span><text:span text:style-name="MT127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9"><text:span text:style-name="MT128">S</text:span><text:span text:style-name="MT129">olides</text:span> : <text:span text:style-name="MT128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85" draw:name="Shape4_149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69" draw:name="Shape4_150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26">Géométrie plane</text:span> : <text:span text:style-name="MT26">Points, droites </text:span><text:span text:style-name="MT130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141" draw:name="Shape4_20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Géométrie plane : points, droites <text:span text:style-name="MT131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202" draw:name="Shape4_203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1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9"><text:span text:style-name="MT128">S</text:span><text:span text:style-name="MT129">olides</text:span> : <text:span text:style-name="MT128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37" draw:name="Shape4_200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03" draw:name="Shape4_201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9"><text:span text:style-name="MT49">Repères du plan : Se repérer</text:span> </text:p>
      </style:header>
      <style:footer>
        <text:p text:style-name="MP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273" draw:name="Shape4_194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0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252" draw:name="Shape4_195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0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2">R</text:span><text:span text:style-name="MT133">epères du plan : Se </text:span><text:span text:style-name="MT134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">Repères du plan : Se </text:span><text:span text:style-name="MT135">déplacer</text:span></text:p></draw:text-box></draw:frame><draw:g text:anchor-type="paragraph" draw:z-index="329" draw:name="Shape4_192" draw:style-name="Mgr2"><draw:path draw:style-name="Mgr7" draw:text-style-name="MP3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3"><text:span text:style-name="MT8">Repères du plan : se </text:span><text:span text:style-name="MT135">déplacer</text:span></text:p></draw:text-box></draw:frame><draw:g text:anchor-type="paragraph" draw:z-index="295" draw:name="Shape4_193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9"><text:span text:style-name="MT49">Repères du plan : Se repérer</text:span> </text:p>
      </style:header>
      <style:footer>
        <text:p text:style-name="MP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131" draw:name="Shape4_19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0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132" draw:name="Shape4_19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0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0">R</text:span>epères du plan : Se repérer</text:p>
      </style:header>
      <style:header-left>
        <text:p text:style-name="_5f_Header_20_G_20_page_20_paire_20__28_G_29_"><text:span text:style-name="MT50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Repères du plan : Se repérer</text:p></draw:text-box></draw:frame><draw:g text:anchor-type="paragraph" draw:z-index="352" draw:name="Shape4_117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Repères du plan : se repérer</text:p></draw:text-box></draw:frame><draw:g text:anchor-type="paragraph" draw:z-index="353" draw:name="Shape4_189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5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331" draw:name="Shape4_179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36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7"><draw:line text:anchor-type="paragraph" draw:z-index="320" draw:name="Shape7_8" draw:style-name="Mgr9" draw:text-style-name="MP2" svg:x1="9.042cm" svg:y1="0.36cm" svg:x2="20.461cm" svg:y2="0.36cm"><text:p/></draw:line><draw:path text:anchor-type="paragraph" draw:z-index="322" draw:name="Shape5_1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323" draw:name="Shape6_2" draw:style-name="Mgr12" draw:text-style-name="MP79" svg:width="2.703cm" svg:height="0.715cm" draw:transform="rotate (0.0872664625997165) translate (-0.172861111111111cm 0.218722222222222cm)"><draw:text-box><text:p text:style-name="MP2"><text:span text:style-name="MT137">Série 1</text:span></text:p></draw:text-box></draw:frame>T<text:span text:style-name="MT138">itre de la série</text:span></text:p>
      </style:header>
      <style:header-left>
        <text:p text:style-name="MP77"><draw:line text:anchor-type="paragraph" draw:z-index="325" draw:name="Shape7_9" draw:style-name="Mgr9" draw:text-style-name="MP2" svg:x1="9.042cm" svg:y1="0.36cm" svg:x2="20.461cm" svg:y2="0.36cm"><text:p/></draw:line><draw:path text:anchor-type="paragraph" draw:z-index="326" draw:name="Shape5_2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327" draw:name="Shape6_5" draw:style-name="Mgr12" draw:text-style-name="MP79" svg:width="2.703cm" svg:height="0.715cm" draw:transform="rotate (0.0872664625997165) translate (-0.172861111111111cm 0.218722222222222cm)"><draw:text-box><text:p text:style-name="MP2"><text:span text:style-name="MT137">Série 1</text:span></text:p></draw:text-box></draw:frame>T<text:span text:style-name="MT138">itre de la série</text:span></text:p>
      </style:header-left>
      <style:footer>
        <text:p text:style-name="MP7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330" draw:name="Shape8_5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39">Angles</text:span> • <text:span text:style-name="MT139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0"><text:span text:style-name="MT111"><text:s text:c="15"/>A</text:span>ires : Aires de triangles</text:p>
      </style:header>
      <style:footer>
        <text:p text:style-name="MP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319" draw:name="Shape4_178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15" draw:name="Shape4_18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16" draw:name="Shape4_18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1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2"><text:span text:style-name="MT70"><text:s text:c="15"/>A</text:span><text:span text:style-name="MT140">ires : Problèmes d’aires</text:span></text:p>
      </style:header>
      <style:footer>
        <text:p text:style-name="MP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313" draw:name="Shape4_169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07" draw:name="Shape4_1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09" draw:name="Shape4_16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16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03" draw:name="Shape4_17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05" draw:name="Shape4_17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17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4"><text:span text:style-name="MT111"><text:s text:c="15"/>A</text:span>ires : Aires de disques</text:p>
      </style:header>
      <style:footer>
        <text:p text:style-name="MP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300" draw:name="Shape4_173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7"><draw:path text:anchor-type="paragraph" draw:z-index="288" draw:name="Shape5_3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290" draw:name="Shape6_3" draw:style-name="Mgr12" draw:text-style-name="MP79" svg:width="2.703cm" svg:height="0.715cm" draw:transform="rotate (0.0872664625997165) translate (-0.172861111111111cm 0.218722222222222cm)"><draw:text-box><text:p text:style-name="MP2"><text:span text:style-name="MT137">Série 1</text:span></text:p></draw:text-box></draw:frame><draw:line text:anchor-type="paragraph" draw:z-index="292" draw:name="Shape7_6" draw:style-name="Mgr9" draw:text-style-name="MP2" svg:x1="9.042cm" svg:y1="0.36cm" svg:x2="20.461cm" svg:y2="0.36cm"><text:p/></draw:line>T<text:span text:style-name="MT138">itre de la série</text:span></text:p>
      </style:header>
      <style:header-left>
        <text:p text:style-name="MP77"><draw:path text:anchor-type="paragraph" draw:z-index="293" draw:name="Shape5_4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294" draw:name="Shape6_4" draw:style-name="Mgr12" draw:text-style-name="MP79" svg:width="2.703cm" svg:height="0.715cm" draw:transform="rotate (0.0872664625997165) translate (-0.172861111111111cm 0.218722222222222cm)"><draw:text-box><text:p text:style-name="MP2"><text:span text:style-name="MT137">Série 1</text:span></text:p></draw:text-box></draw:frame><draw:line text:anchor-type="paragraph" draw:z-index="296" draw:name="Shape7_3" draw:style-name="Mgr9" draw:text-style-name="MP2" svg:x1="9.042cm" svg:y1="0.36cm" svg:x2="20.461cm" svg:y2="0.36cm"><text:p/></draw:line>T<text:span text:style-name="MT138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298" draw:name="Shape8_4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39">Angles</text:span> • <text:span text:style-name="MT139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1">Volumes : </text:span><text:span text:style-name="MT142">Calculs et conversions</text:span></text:p>
      </style:header>
      <style:header-left>
        <text:p text:style-name="_5f_Header_20_M_20_page_20_paire_20__28_G_29_"><text:span text:style-name="MT141">Volumes : </text:span><text:span text:style-name="MT142">Calculs et conversions</text:span></text:p>
      </style:header-left>
      <style:footer>
        <text:list xml:id="list537835294" text:style-name="_5f_Numérotation_20_des_20_exercices">
          <text:list-item>
            <text:list>
              <text:list-item>
                <text:p text:style-name="MP86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36">Volumes : </text:span><text:span text:style-name="MT143">Calculs et conversions</text:span> </text:p></draw:text-box></draw:frame><draw:g text:anchor-type="paragraph" draw:z-index="286" draw:name="Shape4_174" draw:style-name="Mgr2"><draw:path draw:style-name="Mgr10" draw:text-style-name="MP45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0706224658595" text:continue-numbering="true" text:style-name="_5f_Numérotation_20_des_20_exercices">
          <text:list-item>
            <text:list>
              <text:list-item>
                <text:p text:style-name="MP86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36">Volumes : </text:span><text:span text:style-name="MT143">Calculs et conversions</text:span> </text:p></draw:text-box></draw:frame><draw:g text:anchor-type="paragraph" draw:z-index="287" draw:name="Shape4_175" draw:style-name="Mgr2"><draw:path draw:style-name="Mgr10" draw:text-style-name="MP45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9"><text:span text:style-name="MT128">S</text:span><text:span text:style-name="MT129">olides</text:span> : <text:span text:style-name="MT128">Vocabulaire, nature</text:span></text:p>
      </style:header>
      <style:footer>
        <text:p text:style-name="MP7"><draw:frame draw:style-name="Mfr1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83" draw:name="Shape4_196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84" draw:name="Shape4_197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7"><text:span text:style-name="MT26">Géométrie plane</text:span> : <text:span text:style-name="MT144">D</text:span><text:span text:style-name="MT26">roites, </text:span><text:span text:style-name="MT145">demi-droites </text:span><text:span text:style-name="MT146">&amp; </text:span><text:span text:style-name="MT145">segments</text:span></text:p>
      </style:header>
      <style:footer>
        <text:p text:style-name="MP7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4"><draw:g text:anchor-type="paragraph" draw:z-index="280" draw:name="Shape4_198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4">Géométrie plane : </text:span><text:span text:style-name="MT30">droites, </text:span><text:span text:style-name="MT147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281" draw:name="Shape4_199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0">Géométrie plane : droites, </text:span><text:span text:style-name="MT147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8"><text:span text:style-name="MT111"><text:s text:c="15"/>A</text:span>ires : Aire par comptage</text:p>
      </style:header>
      <style:footer>
        <text:p text:style-name="MP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277" draw:name="Shape4_165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148">Aires</text:span><text:span text:style-name="MT72"> <text:s/>: </text:span><text:span text:style-name="MT148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71" draw:name="Shape4_16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72" draw:name="Shape4_16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16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49">Aires </text:span>: <text:span text:style-name="MT149">problèmes <text:s text:c="4"/></text:span></text:h>
      </style:footer>
      <style:footer-left>
        <text:p text:style-name="MP89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45" draw:name="Shape4_15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44" draw:name="Shape4_15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0" draw:name="Shape4_16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0"><text:span text:style-name="MT111"><text:s text:c="15"/>A</text:span>ires : Calculer une aire</text:p>
      </style:header>
      <style:footer>
        <text:p text:style-name="MP3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4"><draw:g text:anchor-type="paragraph" draw:z-index="46" draw:name="Shape4_161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2"><text:span text:style-name="MT150">Constructions géométriques : </text:span><text:span text:style-name="MT151">Reproduire</text:span></text:p>
      </style:header>
      <style:header-left>
        <text:p text:style-name="MP92"><text:span text:style-name="MT150">Constructions géométriques : </text:span><text:span text:style-name="MT151">Reproduire</text:span></text:p>
      </style:header-left>
      <style:footer>
        <text:p text:style-name="MP7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4"><draw:g text:anchor-type="paragraph" draw:z-index="60" draw:name="Shape10_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2">CONSTRUCTIONS Géométriques : <text:s/></text:span><text:span text:style-name="MT153">REPRODUIRE</text:span></text:p></draw:text-box></draw:frame></text:p>
      </style:footer>
      <style:footer-left>
        <text:p text:style-name="MP7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4"><draw:g text:anchor-type="paragraph" draw:z-index="48" draw:name="Shape10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4">Géométrie de base, partie 1: nommer, mesurer</text:p>
      </style:header>
      <style:header-left>
        <text:p text:style-name="_5f_Header_20_G_20_page_20_impaire_20__28_D_29_">Géométrie plane : Vocabulaire</text:p>
        <text:p text:style-name="MP95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84" draw:name="Shape4_207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3">G</text:span><text:span text:style-name="MT154">éométrie </text:span><text:span text:style-name="MT155">plane </text:span><text:span text:style-name="MT154">: </text:span><text:span text:style-name="MT155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63" draw:name="Shape4_208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3">G</text:span><text:span text:style-name="MT154">éométrie </text:span><text:span text:style-name="MT156">plane</text:span><text:span text:style-name="MT154"> : </text:span><text:span text:style-name="MT156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7"><draw:path text:anchor-type="paragraph" draw:z-index="91" draw:name="Shape7" draw:style-name="Mgr13" draw:text-style-name="MP98" svg:width="4.329cm" svg:height="2.24cm" svg:x="-1.499cm" svg:y="-1cm" svg:viewBox="0 0 4330 2241" svg:d="M0 2241l3984-288c209-15 363-168 345-342l-170-1611h-4159z"><text:p/></draw:path><draw:frame text:anchor-type="paragraph" draw:z-index="90" draw:name="Shape8" draw:style-name="Mgr12" draw:text-style-name="MP79" svg:width="2.703cm" svg:height="0.715cm" draw:transform="rotate (0.0872664625997165) translate (-0.172861111111111cm 0.218722222222222cm)"><draw:text-box><text:p text:style-name="MP2"><text:span text:style-name="MT137">Série 1</text:span></text:p></draw:text-box></draw:frame><draw:line text:anchor-type="paragraph" draw:z-index="87" draw:name="Shape9" draw:style-name="Mgr8" draw:text-style-name="MP2" svg:x1="11.559cm" svg:y1="0.36cm" svg:x2="20.5cm" svg:y2="0.36cm"><text:p/></draw:line>T<text:span text:style-name="MT157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133" draw:name="Shape1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Éléments de géométrie</text:span> • <text:span text:style-name="MT158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4"><draw:g text:anchor-type="paragraph" draw:z-index="92" draw:name="Shape4_215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0">Constructions géométriques : </text:span><text:span text:style-name="MT151">Reproduire</text:span></text:p>
      </style:header>
      <style:header-left>
        <text:p text:style-name="MP101"><text:span text:style-name="MT150">Constructions géométriques : </text:span><text:span text:style-name="MT151">Reproduire</text:span></text:p>
      </style:header-left>
      <style:footer>
        <text:p text:style-name="MP7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94" draw:name="Shape4_218" draw:style-name="Mgr2"><draw:path draw:style-name="Mgr7" draw:text-style-name="MP3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3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59">Constructions géométriques : </text:span><text:span text:style-name="MT160">Reproduire</text:span></text:p>
      </style:header>
      <style:header-left>
        <text:p text:style-name="_5f_Header_20_G_20_page_20_paire_20__28_G_29_"><text:span text:style-name="MT159">Constructions géométriques : </text:span><text:span text:style-name="MT160">Reproduire</text:span></text:p>
      </style:header-left>
      <style:footer>
        <text:p text:style-name="MP7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4"><draw:g text:anchor-type="paragraph" draw:z-index="75" draw:name="Shape4_219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2">CONSTRUCTIONS Géométriques : </text:span><text:span text:style-name="MT153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4"><draw:g text:anchor-type="paragraph" draw:z-index="74" draw:name="Shape4_22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2"><text:span text:style-name="MT150">Constructions géométriques : </text:span><text:span text:style-name="MT151">Reproduire</text:span></text:p>
      </style:header>
      <style:footer>
        <text:p text:style-name="MP7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4"><draw:g text:anchor-type="paragraph" draw:z-index="77" draw:name="Shape10_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2">CONSTRUCTIONS Géométriques : <text:s/></text:span><text:span text:style-name="MT153">REPRODUIRE</text:span></text:p></draw:text-box></draw:frame></text:p>
      </style:footer>
      <style:footer-left>
        <text:p text:style-name="MP7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4"><draw:g text:anchor-type="paragraph" draw:z-index="76" draw:name="Shape10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59">Constructions géométriques : </text:span><text:span text:style-name="MT161">Rédiger</text:span></text:p>
      </style:header>
      <style:header-left>
        <text:p text:style-name="_5f_Header_20_G_20_page_20_paire_20__28_G_29_"><text:span text:style-name="MT159">Constructions géométriques : </text:span><text:span text:style-name="MT161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79" draw:name="Shape4_22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2">CONSTRUCTIONS Géométriques : </text:span><text:span text:style-name="MT162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3">S</text:span>olides : <text:span text:style-name="MT163">Vocabulaire, nature</text:span></text:p>
      </style:header>
      <style:header-left>
        <text:p text:style-name="_5f_Header_20_G_20_page_20_impaire_20__28_D_29_"><text:span text:style-name="MT163">S</text:span>olides : <text:span text:style-name="MT163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4"><draw:g text:anchor-type="paragraph" draw:z-index="81" draw:name="Shape4_3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solides : Vocabulaire, NatuRE</text:p></draw:text-box></draw:frame></text:h>
      </style:footer>
      <style:footer-left>
        <text:p text:style-name="MP7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3">solides : Vocabulaire, NatuRE</text:p></draw:text-box></draw:frame><draw:g text:anchor-type="paragraph" draw:z-index="80" draw:name="Shape4_0" draw:style-name="Mgr2"><draw:path draw:style-name="Mgr7" draw:text-style-name="MP3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9"><text:span text:style-name="MT128">S</text:span><text:span text:style-name="MT129">olides</text:span> : <text:span text:style-name="MT128">Vocabulaire, nature</text:span></text:p>
      </style:header>
      <style:header-left>
        <text:p text:style-name="MP69"><text:span text:style-name="MT128">S</text:span><text:span text:style-name="MT129">olides</text:span> : <text:span text:style-name="MT128">Vocabulaire, nature</text:span></text:p>
      </style:header-left>
      <style:footer>
        <text:p text:style-name="MP7"><draw:g text:anchor-type="paragraph" draw:z-index="29" draw:name="Shape4_225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/text:p>
      </style:footer>
      <style:footer-left>
        <text:p text:style-name="MP7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82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3">S</text:span>olides : <text:span text:style-name="MT164">Perspective cavalière</text:span></text:p>
      </style:header>
      <style:header-left>
        <text:p text:style-name="_5f_Header_20_G_20_page_20_impaire_20__28_D_29_"><text:span text:style-name="MT163">S</text:span>olides : <text:span text:style-name="MT164">Perspective cavalière</text:span></text:p>
      </style:header-left>
      <style:footer>
        <text:p text:style-name="MP7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4"><draw:g text:anchor-type="paragraph" draw:z-index="78" draw:name="Shape4_224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66">perspective cavalière</text:span></text:h></draw:text-box></draw:frame></text:p>
      </style:footer>
      <style:footer-left>
        <text:p text:style-name="MP7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4"><draw:g text:anchor-type="paragraph" draw:z-index="83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5">solides : </text:span><text:span text:style-name="MT166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8">Solides : </text:span><text:span text:style-name="MT167">Patrons</text:span></text:p>
      </style:header>
      <style:header-left>
        <text:p text:style-name="_5f_Header_20_G_20_page_20_paire_20__28_G_29_"><text:span text:style-name="MT128">Solides : </text:span><text:span text:style-name="MT167">Patrons</text:span></text:p>
      </style:header-left>
      <style:footer>
        <text:h text:style-name="_5f_Footer_20_page_20_impaire_20__28_D_29_" text:outline-level="1"><draw:g text:anchor-type="paragraph" draw:z-index="28" draw:name="Shape4_22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<text:span text:style-name="MT168">patrons</text:span></text:p></draw:text-box></draw:frame></text:h>
      </style:footer>
      <style:footer-left>
        <text:p text:style-name="MP7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68">patrons</text:span></text:h></draw:text-box></draw:frame><draw:g text:anchor-type="paragraph" draw:z-index="93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3">S</text:span>olides : <text:span text:style-name="MT169">Patrons</text:span></text:p>
      </style:header>
      <style:header-left>
        <text:p text:style-name="_5f_Header_20_G_20_page_20_impaire_20__28_D_29_"><text:span text:style-name="MT163">S</text:span>olides : <text:span text:style-name="MT169">Patrons</text:span></text:p>
      </style:header-left>
      <style:footer>
        <text:p text:style-name="MP7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4"><draw:g text:anchor-type="paragraph" draw:z-index="86" draw:name="Shape4_22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70">Patrons</text:span></text:h></draw:text-box></draw:frame></text:p>
      </style:footer>
      <style:footer-left>
        <text:p text:style-name="MP7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4"><draw:g text:anchor-type="paragraph" draw:z-index="88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5">solides : </text:span><text:span text:style-name="MT170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>
      <style:header-left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-left>
      <style:footer>
        <text:p text:style-name="MP7"><draw:g text:anchor-type="paragraph" draw:z-index="127" draw:name="Shape4_0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/text:p>
      </style:footer>
      <style:footer-left>
        <text:p text:style-name="MP7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85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4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7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61" draw:name="Shape4_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62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29"> : </text:span><text:span text:style-name="MT175">Reconnaissance et axes</text:span></text:p>
      </style:header>
      <style:footer>
        <text:p text:style-name="MP3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4"><draw:g text:anchor-type="paragraph" draw:z-index="43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0">S</text:span>ymétrie axiale : reconnaissance et axes</text:h></draw:text-box></draw:frame></text:p>
      </style:footer>
      <style:footer-left>
        <text:p text:style-name="MP7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4"><draw:g text:anchor-type="paragraph" draw:z-index="59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0">Géométrie plane : </text:span><text:span text:style-name="MT31">parallèles, perpendiculaires, </text:span><text:span text:style-name="MT32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4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7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89" draw:name="Shape4_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70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29"> : </text:span><text:span text:style-name="MT174">Médiatrice d’un segment</text:span></text:p>
      </style:header>
      <style:footer>
        <text:p text:style-name="MP3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65" draw:name="Shape4_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S</text:span><text:span text:style-name="MT176">ymétrie axiale : </text:span><text:span text:style-name="MT177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4"><draw:g text:anchor-type="paragraph" draw:z-index="67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14">S</text:span><text:span text:style-name="MT176">ymétrie axiale : </text:span><text:span text:style-name="MT177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g text:anchor-type="paragraph" draw:z-index="129" draw:name="Shape4_226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/text:p>
      </style:footer>
      <style:footer-left>
        <text:p text:style-name="MP7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6">Symétrie axiale : constructions</text:p></draw:text-box></draw:frame><draw:g text:anchor-type="paragraph" draw:z-index="109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0">S</text:span><text:span text:style-name="MT29">ymétrie axiale : Constructions</text:span></text:p>
      </style:header>
      <style:footer>
        <text:p text:style-name="MP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123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7" text:outline-level="1"><text:span text:style-name="MT50">S</text:span>ymétrie axiale : Constructions</text:h></draw:text-box></draw:frame></text:p>
      </style:footer>
      <style:footer-left>
        <text:p text:style-name="MP7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4"><draw:g text:anchor-type="paragraph" draw:z-index="120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0">Géométrie plane : </text:span><text:span text:style-name="MT31">parallèles, perpendiculaires, </text:span><text:span text:style-name="MT32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4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header-left>
        <text:p text:style-name="MP104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-left>
      <style:footer>
        <text:p text:style-name="MP7"><draw:g text:anchor-type="paragraph" draw:z-index="130" draw:name="Shape4_0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/text:p>
      </style:footer>
      <style:footer-left>
        <text:p text:style-name="MP7"><draw:frame draw:style-name="Mfr1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99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29"> : </text:span><text:span text:style-name="MT179">Axes de symétrie de figures</text:span></text:p>
      </style:header>
      <style:header-left>
        <text:p text:style-name="MP108"><text:span text:style-name="MT178">Symétrie axiale</text:span><text:span text:style-name="MT29"> : </text:span><text:span text:style-name="MT179">Axes de symétrie de figures</text:span></text:p>
      </style:header-left>
      <style:footer>
        <text:p text:style-name="MP3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4"><draw:g text:anchor-type="paragraph" draw:z-index="111" draw:name="Shape4_3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50">S</text:span>ymétrie axiale : axes de symétrie de figures</text:p></draw:text-box></draw:frame></text:p>
      </style:footer>
      <style:footer-left>
        <text:p text:style-name="MP7"><draw:frame draw:style-name="Mfr1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4"><draw:g text:anchor-type="paragraph" draw:z-index="114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0">Géométrie plane : </text:span><text:span text:style-name="MT31">parallèles, perpendiculaires, </text:span><text:span text:style-name="MT32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4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105" draw:name="Shape4_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108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0">S</text:span>ymétrie : Propriétés</text:p>
      </style:header>
      <style:footer>
        <text:p text:style-name="MP3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4"><draw:g text:anchor-type="paragraph" draw:z-index="27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0">S</text:span>ymétrie axiale : propriétés</text:p></draw:text-box></draw:frame></text:p>
      </style:footer>
      <style:footer-left>
        <text:p text:style-name="MP7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128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0">Géométrie plane : </text:span><text:span text:style-name="MT31">parallèles, perpendiculaires, </text:span><text:span text:style-name="MT32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4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7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22" draw:name="Shape4_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23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1"><text:span text:style-name="MT50">S</text:span>ymétrie axiale : pour aller plus loin</text:p>
      </style:header>
      <style:footer>
        <text:p text:style-name="MP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20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0">S</text:span>ymétrie axiale : pour aller plus loin</text:p></draw:text-box></draw:frame></text:p>
      </style:footer>
      <style:footer-left>
        <text:p text:style-name="MP7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21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0">Géométrie plane : </text:span><text:span text:style-name="MT31">parallèles, perpendiculaires, </text:span><text:span text:style-name="MT32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13H18S</meta:editing-duration>
    <meta:editing-cycles>293</meta:editing-cycles>
    <meta:generator>LibreOffice/7.1.1.2$Windows_X86_64 LibreOffice_project/fe0b08f4af1bacafe4c7ecc87ce55bb426164676</meta:generator>
    <dc:date>2021-07-15T23:07:03.459000000</dc:date>
    <meta:document-statistic meta:table-count="0" meta:image-count="0" meta:object-count="10" meta:page-count="1" meta:paragraph-count="743" meta:word-count="2719" meta:character-count="18264" meta:non-whitespace-character-count="15736"/>
    <meta:template xlink:type="simple" xlink:actuate="onRequest" xlink:title="Modele_cahier_numerique" xlink:href="../Modele_cahier_numerique.ott" meta:date="2021-06-26T11:37:57.266475964"/>
  </office:meta>
</office:document-meta>
</file>

<file path=Object 19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20/content.xml><?xml version="1.0" encoding="utf-8"?>
<math xmlns="http://www.w3.org/1998/Math/MathML" display="block">
  <semantics>
    <mstyle mathsize="10pt">
      <mfrac>
        <mstyle color="silver">
          <mn>......</mn>
        </mstyle>
        <mn>100</mn>
      </mfrac>
    </mstyle>
    <annotation encoding="StarMath 5.0"> size 10 {color silver {......}  over {100} }</annotation>
  </semantics>
</math>
</file>

<file path=Object 21/content.xml><?xml version="1.0" encoding="utf-8"?>
<math xmlns="http://www.w3.org/1998/Math/MathML" display="block">
  <semantics>
    <mstyle mathsize="10pt">
      <mfrac>
        <mstyle color="silver">
          <mn>......</mn>
        </mstyle>
        <mn>10</mn>
      </mfrac>
    </mstyle>
    <annotation encoding="StarMath 5.0"> size 10 {color silver {......}  over {10} }</annotation>
  </semantics>
</math>
</file>

<file path=Object 2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6/content.xml><?xml version="1.0" encoding="utf-8"?>
<math xmlns="http://www.w3.org/1998/Math/MathML" display="block">
  <semantics>
    <mfrac>
      <mstyle mathsize="10pt">
        <mstyle color="silver">
          <mn>......</mn>
        </mstyle>
      </mstyle>
      <mstyle color="silver">
        <mn>......</mn>
      </mstyle>
    </mfrac>
    <annotation encoding="StarMath 5.0">size 10 color silver...... over color silver...... </annotation>
  </semantics>
</math>
</file>

<file path=Object 27/content.xml><?xml version="1.0" encoding="utf-8"?>
<math xmlns="http://www.w3.org/1998/Math/MathML" display="block">
  <semantics>
    <mstyle mathsize="9pt">
      <mfrac>
        <mn>8</mn>
        <mn>10</mn>
      </mfrac>
    </mstyle>
    <annotation encoding="StarMath 5.0"> size 9 {{8}  over {10} }</annotation>
  </semantics>
</math>
</file>

<file path=Object 28/content.xml><?xml version="1.0" encoding="utf-8"?>
<math xmlns="http://www.w3.org/1998/Math/MathML" display="block">
  <semantics>
    <mstyle mathsize="9pt">
      <mfrac>
        <mn>63</mn>
        <mn>100</mn>
      </mfrac>
    </mstyle>
    <annotation encoding="StarMath 5.0"> size 9 {{63}  over {100} }</annotation>
  </semantics>
</math>
</file>